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1.11pt double-thin #000000" style:border-line-width-left="0.18mm 0.04mm 0.18mm" fo:border-right="none" fo:border-top="none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1.11pt double-thin #000000" style:border-line-width-left="0.18mm 0.04mm 0.18mm" fo:border-right="none" fo:border-top="none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15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</style:style>
    <style:style style:name="ce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525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2.01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49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6" style:family="table-cell" style:parent-style-name="Default">
      <style:table-cell-properties style:text-align-source="value-type" style:repeat-content="false"/>
      <style:paragraph-properties fo:margin-left="0mm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ce126" style:family="table-cell" style:parent-style-name="Default" style:data-style-name="N11">
      <style:table-cell-properties fo:border-bottom="0.74pt solid #000000" fo:border-left="0.74pt solid #000000" fo:border-right="2.01pt solid #000000" fo:border-top="0.74pt solid #000000"/>
    </style:style>
    <style:style style:name="ce127" style:family="table-cell" style:parent-style-name="Default">
      <style:table-cell-properties fo:border="2.01pt solid #000000"/>
    </style:style>
    <style:style style:name="ce128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19" style:family="table-cell" style:parent-style-name="Default">
      <style:table-cell-properties fo:border="0.99pt solid #000000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237" style:family="table-cell" style:parent-style-name="Default">
      <style:table-cell-properties fo:border-bottom="0.99pt solid #000000" fo:border-left="2.01pt solid #000000" fo:border-right="2.01pt solid #000000" fo:border-top="2.01pt solid #000000"/>
    </style:style>
    <style:style style:name="ce238" style:family="table-cell" style:parent-style-name="Default">
      <style:table-cell-properties fo:border-bottom="0.99pt solid #000000" fo:border-left="2.01pt solid #000000" fo:border-right="2.01pt solid #000000" fo:border-top="0.99pt solid #000000"/>
    </style:style>
    <style:style style:name="ce23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fo:border-left="0.74pt solid #000000" fo:border-right="none" fo:border-top="none"/>
    </style:style>
    <style:style style:name="ce261" style:family="table-cell" style:parent-style-name="Default">
      <style:table-cell-properties fo:border-bottom="none" fo:border-left="0.99pt solid #000000" fo:border-right="none" fo:border-top="none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27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286" style:family="table-cell" style:parent-style-name="Default">
      <style:table-cell-properties fo:border-bottom="none" fo:border-left="none" fo:border-right="1.11pt double-thin #000000" style:border-line-width-right="0.18mm 0.04mm 0.18mm" fo:border-top="none" style:vertical-align="middle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1.11pt double-thin #000000" style:border-line-width-right="0.18mm 0.04mm 0.18mm" fo:border-top="none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</style:style>
    <style:style style:name="ce29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8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90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9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63" style:family="table-cell" style:parent-style-name="Default">
      <style:table-cell-properties fo:border-bottom="none" style:text-align-source="value-type" style:repeat-content="false" fo:border-left="2.01pt solid #000000" fo:border-right="none" fo:border-top="none" style:vertical-align="middle"/>
      <style:paragraph-properties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fo:border-bottom="none" fo:border-left="2.01pt solid #000000" fo:border-right="none" fo:border-top="none"/>
      <style:text-properties fo:font-size="10pt" style:font-size-asian="10pt" style:font-size-complex="10pt"/>
    </style:style>
    <style:style style:name="ce425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7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8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0.99pt solid #000000" fo:border-left="2.01pt solid #000000" fo:border-right="2.01pt solid #000000" fo:border-top="2.01pt solid #000000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2.01pt solid #000000" fo:border-right="2.01pt solid #000000" fo:border-top="0.99pt solid #000000"/>
      <style:text-properties fo:font-size="10pt" style:font-size-asian="10pt" style:font-size-complex="10pt"/>
    </style:style>
    <style:style style:name="ce41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  <style:text-properties fo:font-size="10pt" style:font-size-asian="10pt" style:font-size-complex="10pt"/>
      <style:map style:condition="cell-content()&gt;0.05" style:apply-style-name="Fail" style:base-cell-address="Fluoro.P311"/>
      <style:map style:condition="cell-content()&lt;0.05" style:apply-style-name="Pass" style:base-cell-address="Fluoro.P311"/>
    </style:style>
    <style:style style:name="ce420" style:family="table-cell" style:parent-style-name="Default">
      <style:table-cell-properties fo:border="2.01pt solid #000000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52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23" style:family="table-cell" style:parent-style-name="COMMENT">
      <style:table-cell-properties fo:border-bottom="0.74pt solid #000000" fo:background-color="#99cc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size="10pt" style:font-size-asian="10pt" style:font-size-complex="10pt"/>
    </style:style>
    <style:style style:name="ce52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0.99pt solid #000000" fo:border-right="none" fo:border-top="0.99pt solid #000000"/>
      <style:text-properties fo:font-size="10pt" style:font-size-asian="10pt" style:font-size-complex="10pt"/>
    </style:style>
    <style:style style:name="ce540" style:family="table-cell" style:parent-style-name="Default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546" style:family="table-cell" style:parent-style-name="Default" style:data-style-name="N11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2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83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4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948" style:family="table-cell" style:parent-style-name="Default" style:data-style-name="N11">
      <style:table-cell-properties fo:border-bottom="0.99pt solid #000000" fo:border-left="0.99pt solid #000000" fo:border-right="2.01pt solid #000000" fo:border-top="2.01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49" style:family="table-cell" style:parent-style-name="Default" style:data-style-name="N11">
      <style:table-cell-properties fo:border-bottom="0.99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50" style:family="table-cell" style:parent-style-name="Default" style:data-style-name="N11">
      <style:table-cell-properties fo:border-bottom="2.01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2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102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103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87" style:family="table-cell" style:parent-style-name="Default">
      <style:table-cell-properties fo:border-bottom="none" fo:border-left="none" fo:border-right="2.01pt solid #000000" fo:border-top="none"/>
      <style:text-properties fo:font-size="10pt" style:font-size-asian="10pt" style:font-size-complex="10pt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1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95:Fluoro.M660 Fluoro.B661:Fluoro.M726 Fluoro.B727:Fluoro.M792">
        <office:forms form:automatic-focus="false" form:apply-design-mode="false"/>
        <table:shapes>
          <draw:frame draw:z-index="0" draw:style-name="gr1" draw:text-style-name="P1" svg:width="233.87mm" svg:height="165.63mm" svg:x="16.82mm" svg:y="722.56mm">
            <draw:object draw:notify-on-update-of-ranges="Tables.I77:Tables.I82 Fluoro.C135:Fluoro.C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984.81mm">
            <draw:object draw:notify-on-update-of-ranges="Tables.R3:Tables.R50 Tables.S3:Tables.S50 Tables.R3:Tables.R50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3125.22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3315.27mm">
            <draw:object draw:notify-on-update-of-ranges="Tables.Z3:Tables.Z50 Tables.AA3:Tables.AA50 Tables.Z3:Tables.Z50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459.31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643.96mm">
            <draw:object draw:notify-on-update-of-ranges="Tables.B47:Tables.B58 Fluoro.D414:Fluoro.D414 Fluoro.D415:Fluoro.D426 Tables.B47:Tables.B58 Fluoro.E414:Fluoro.E414 Fluoro.E415:Fluoro.E426 Tables.B47:Tables.B58 Fluoro.F414:Fluoro.F414 Fluoro.F415:Fluoro.F426 Tables.B47:Tables.B58 Fluoro.G414:Fluoro.G414 Fluoro.G415:Fluoro.G426 Tables.B47:Tables.B58 Fluoro.H414:Fluoro.H414 Fluoro.H415:Fluoro.H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793.41mm">
            <draw:object draw:notify-on-update-of-ranges="Tables.C47:Tables.C58 Fluoro.I414:Fluoro.I414 Fluoro.I415:Fluoro.I426 Tables.C47:Tables.C58 Fluoro.J414:Fluoro.J414 Fluoro.J415:Fluoro.J426 Tables.C47:Tables.C58 Fluoro.K414:Fluoro.K414 Fluoro.K415:Fluoro.K426 Tables.C47:Tables.C58 Fluoro.L414:Fluoro.L414 Fluoro.L415:Fluoro.L426 Tables.C47:Tables.C58 Fluoro.M414:Fluoro.M414 Fluoro.M415:Fluoro.M4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27"/>
          <table:table-cell table:style-name="ce533" office:value-type="string" calcext:value-type="string">
            <text:p>Location</text:p>
          </table:table-cell>
          <table:table-cell table:style-name="ce27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9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92" table:formula="of:=IF([.R11]=&quot;&quot;;&quot;&quot;;[.R11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92" table:formula="of:=IF([.V11]=&quot;&quot;;&quot;&quot;;[.V11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92" table:formula="of:=IF([.R12]=&quot;&quot;;&quot;&quot;;[.R12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91" table:formula="of:=IF([.R17]=&quot;&quot;;&quot;&quot;;[.R1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91" table:formula="of:=IF([.R18]=&quot;&quot;;&quot;&quot;;[.R18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525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22]=&quot;&quot;;&quot;&quot;;[.R22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525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23]=&quot;&quot;;&quot;&quot;;[.V23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24]=&quot;&quot;;&quot;&quot;;[.V24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25]=&quot;&quot;;&quot;&quot;;[.V2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91" table:formula="of:=IF([.V28]=&quot;&quot;;&quot;&quot;;[.V2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29]=&quot;&quot;;&quot;&quot;;[.V2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34]=&quot;&quot;;&quot;&quot;;[.R34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35]=&quot;&quot;;&quot;&quot;;[.V3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36]=&quot;&quot;;&quot;&quot;;[.V36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37]=&quot;&quot;;&quot;&quot;;[.V3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91" table:formula="of:=IF([.V40]=&quot;&quot;;&quot;&quot;;[.V4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41]=&quot;&quot;;&quot;&quot;;[.V41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525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Labels, Notices, Postings</text:p>
          </table:table-cell>
          <table:table-cell table:style-name="ce525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525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525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525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525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401]=&quot;&quot;;[.I402]=&quot;&quot;;[.I403]=&quot;&quot;;[.I404]=&quot;&quot;;[.I405]=&quot;&quot;);3;IF(OR([.I401]=&quot;NO&quot;;[.I402]=&quot;NO&quot;;[.I403]=&quot;NO&quot;;[.I404]=&quot;NO&quot;;[.I405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OR([.T324]=&quot;&quot;;[.T324]=&quot;NA&quot;);3;IF([.T324]=&quot;TBD&quot;;&quot;&quot;;IF([.T324]=&quot;YES&quot;;1;2)))" office:value-type="float" office:value="3" calcext:value-type="float">
            <text:p>3</text:p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525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 office:value-type="string" office:string-value="Change" calcext:value-type="string">
            <text:p>Change</text:p>
          </table:table-cell>
          <table:table-cell table:style-name="ce932" table:formula="of:=IF([.O101]=&quot;&quot;;&quot;&quot;;[.O101])" office:value-type="float" office:value="2" calcext:value-type="float">
            <text:p>2.00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932" table:formula="of:=IF([.O102]=&quot;&quot;;&quot;&quot;;[.O102])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525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525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525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525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NA&quot;;IF([.O65]=1;&quot;YES&quot;;IF([.O65]=3;&quot;NA&quot;;&quot;&quot;)))" office:value-type="string" office:string-value="NA" calcext:value-type="string">
            <text:p>NA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525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 office:value-type="float" office:value="2" calcext:value-type="float">
            <text:p>2</text:p>
          </table:table-cell>
          <table:table-cell table:style-name="ce500" office:value-type="float" office:value="2" calcext:value-type="float">
            <text:p>2</text:p>
          </table:table-cell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525"/>
          <table:table-cell table:number-columns-repeated="4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934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4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525"/>
          <table:table-cell table:number-columns-repeated="2"/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40%</text:p>
          </table:table-cell>
          <table:table-cell table:style-name="ce525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40%</text:p>
          </table:table-cell>
          <table:table-cell table:style-name="ce525" table:number-columns-repeated="6"/>
          <table:table-cell table:style-name="ce272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93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p accurate to within 5% of indicated.</text:p>
          </table:table-cell>
          <table:table-cell table:style-name="Default" table:number-columns-repeated="6"/>
          <table:table-cell table:style-name="ce272" table:formula="of:=IF([.T299]=&quot;&quot;;&quot;NA&quot;;IF([.T299]=&quot;YES&quot;;[.T299];IF([.T299]=&quot;NA&quot;;[.T299];&quot;&quot;)))" office:value-type="string" office:string-value="NA" calcext:value-type="string">
            <text:p>NA</text:p>
          </table:table-cell>
          <table:table-cell table:style-name="ce693" table:formula="of:=IF([.T299]=&quot;NO&quot;;[.T299];&quot;&quot;)">
            <text:p/>
          </table:table-cell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*60/1000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*60/1000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*60/1000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 reproducibility coeff. Of var. &lt; 5%.</text:p>
          </table:table-cell>
          <table:table-cell table:style-name="Default" table:number-columns-repeated="6"/>
          <table:table-cell table:style-name="ce272" table:formula="of:=IF([.P312]=&quot;&quot;;&quot;NA&quot;;IF([.P312]=&quot;YES&quot;;[.P312];IF([.P312]=&quot;NA&quot;;[.T300];&quot;&quot;)))" office:value-type="string" office:string-value="NA" calcext:value-type="string">
            <text:p>NA</text:p>
          </table:table-cell>
          <table:table-cell table:style-name="ce693" table:formula="of:=IF([.P312]=&quot;NO&quot;;[.P312]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*60/1000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*60/1000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*60/1000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*60/1000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*60/1000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*60/1000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*60/1000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*60/1000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*60/1000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89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*60/1000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*60/1000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*60/1000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*60/1000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*60/1000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*60/1000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*60/1000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*60/1000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*60/1000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*60/1000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*60/1000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*60/1000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*60/1000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*60/1000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*60/1000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*60/1000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*60/1000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*60/1000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*60/1000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*60/1000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*60/1000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*60/1000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*60/1000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*60/1000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*60/1000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*60/1000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*60/1000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*60/1000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*60/1000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*60/1000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*60/1000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*60/1000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*60/1000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*60/1000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*60/1000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*60/1000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525"/>
          <table:table-cell table:formula="of:=[.$W$107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525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Half Value Layer Measurement</text:p>
          </table:table-cell>
          <table:table-cell table:style-name="ce398" table:number-columns-repeated="9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 office:value-type="float" office:value="80" calcext:value-type="float">
            <text:p>80.00</text:p>
          </table:table-cell>
          <table:table-cell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Default" table:number-columns-repeated="2"/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2" calcext:value-type="float">
            <text:p>2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/>
          <table:table-cell table:style-name="ce525"/>
          <table:table-cell table:style-name="ce675" office:value-type="string" calcext:value-type="string">
            <text:p>ACCEPTABLE RESULTS (mm Al)</text:p>
          </table:table-cell>
          <table:table-cell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 table:style-name="Default"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/>
          <table:table-cell table:style-name="ce97"/>
          <table:table-cell table:style-name="ce564" table:formula="of:=&quot;Min acceptable HVL at &quot;&amp;[.D136]&amp;&quot; kVp:&quot;" office:value-type="string" office:string-value="Min acceptable HVL at 80 kVp:" calcext:value-type="string">
            <text:p>Min acceptable HVL at 80 kVp:</text:p>
          </table:table-cell>
          <table:table-cell table:style-name="ce97" table:formula="of:=[.U182]" office:value-type="float" office:value="2.6" calcext:value-type="float">
            <text:p>2.60</text:p>
          </table:table-cell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 table:style-name="Default"/>
          <table:table-cell table:style-name="ce525" table:number-columns-repeated="2"/>
          <table:table-cell/>
          <table:table-cell table:style-name="ce97"/>
          <table:table-cell table:style-name="ce564" table:formula="of:=&quot;Desired HVL at &quot;&amp;[.D136]&amp;&quot; kVp:&quot;" office:value-type="string" office:string-value="Desired HVL at 80 kVp:" calcext:value-type="string">
            <text:p>Desired HVL at 80 kVp:</text:p>
          </table:table-cell>
          <table:table-cell table:style-name="ce97" table:formula="of:=[.U183]" office:value-type="float" office:value="3.1" calcext:value-type="float">
            <text:p>3.10</text:p>
          </table:table-cell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 table:style-name="Default" table:number-columns-repeated="4"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318]=&quot;&quot;;&quot;&quot;;[.V318])" office:value-type="float" office:value="70" calcext:value-type="float">
            <text:p>7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401]=&quot;&quot;;&quot;&quot;;[.H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8" table:formula="of:=[DataEntry.C41]" office:value-type="float" office:value="0" calcext:value-type="float">
            <text:p>0.00</text:p>
          </table:table-cell>
          <table:table-cell table:style-name="ce503" table:formula="of:=[DataEntry.D41]" office:value-type="float" office:value="0" calcext:value-type="float">
            <text:p>0.00</text:p>
          </table:table-cell>
          <table:table-cell table:style-name="ce507" table:formula="of:=[DataEntry.E41]" office:value-type="float" office:value="0" calcext:value-type="float">
            <text:p>0.00</text:p>
          </table:table-cell>
          <table:table-cell table:style-name="ce498" table:formula="of:=[DataEntry.F41]" office:value-type="float" office:value="0" calcext:value-type="float">
            <text:p>0.00</text:p>
          </table:table-cell>
          <table:table-cell table:style-name="ce503" table:formula="of:=[DataEntry.G41]" office:value-type="float" office:value="0" calcext:value-type="float">
            <text:p>0.00</text:p>
          </table:table-cell>
          <table:table-cell table:style-name="ce507" table:formula="of:=[DataEntry.H41]" office:value-type="float" office:value="0" calcext:value-type="float">
            <text:p>0.00</text:p>
          </table:table-cell>
          <table:table-cell table:style-name="ce498" table:formula="of:=[DataEntry.I41]" office:value-type="float" office:value="0" calcext:value-type="float">
            <text:p>0.00</text:p>
          </table:table-cell>
          <table:table-cell table:style-name="ce503" table:formula="of:=[DataEntry.J41]" office:value-type="float" office:value="0" calcext:value-type="float">
            <text:p>0.00</text:p>
          </table:table-cell>
          <table:table-cell table:style-name="ce507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402]=&quot;&quot;;&quot;&quot;;[.H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403]=&quot;&quot;;&quot;&quot;;[.H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404]=&quot;&quot;;&quot;&quot;;[.H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405]=&quot;&quot;;&quot;&quot;;[.H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401]=&quot;&quot;;&quot;&quot;;[.J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402]=&quot;&quot;;&quot;&quot;;[.J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403]=&quot;&quot;;&quot;&quot;;[.J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404]=&quot;&quot;;&quot;&quot;;[.J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405]=&quot;&quot;;&quot;&quot;;[.J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48]=&quot;&quot;;&quot;&quot;;[.W34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55]=&quot;&quot;;&quot;&quot;;[.O35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58]=&quot;&quot;;&quot;&quot;;[.P35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59]=&quot;&quot;;&quot;&quot;;[.P359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60]=&quot;&quot;;&quot;&quot;;[.P36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61]=&quot;&quot;;&quot;&quot;;[.P36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31]=&quot;&quot;;&quot;&quot;;[.Q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32]=&quot;&quot;;&quot;&quot;;[.Q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 office:value-type="float" office:value="80" calcext:value-type="float">
            <text:p>80</text:p>
          </table:table-cell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33]=&quot;&quot;;&quot;&quot;;[.Q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0"/>
          <table:table-cell table:style-name="ce510" table:number-columns-repeated="10"/>
          <table:table-cell table:style-name="ce2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34]=&quot;&quot;;&quot;&quot;;[.Q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35]=&quot;&quot;;&quot;&quot;;[.Q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36]=&quot;&quot;;&quot;&quot;;[.Q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37]=&quot;&quot;;&quot;&quot;;[.Q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38]=&quot;&quot;;&quot;&quot;;[.Q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39]=&quot;&quot;;&quot;&quot;;[.Q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40]=&quot;&quot;;&quot;&quot;;[.Q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41]=&quot;&quot;;&quot;&quot;;[.Q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42]=&quot;&quot;;&quot;&quot;;[.Q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31]=&quot;&quot;;&quot;&quot;;[.R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525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32]=&quot;&quot;;&quot;&quot;;[.R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33]=&quot;&quot;;&quot;&quot;;[.R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34]=&quot;&quot;;&quot;&quot;;[.R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35]=&quot;&quot;;&quot;&quot;;[.R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36]=&quot;&quot;;&quot;&quot;;[.R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37]=&quot;&quot;;&quot;&quot;;[.R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38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38]=&quot;&quot;;&quot;&quot;;[.R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39]=&quot;&quot;;&quot;&quot;;[.R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40]=&quot;&quot;;&quot;&quot;;[.R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41]=&quot;&quot;;&quot;&quot;;[.R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42]=&quot;&quot;;&quot;&quot;;[.R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386" table:formula="of:=[.$T$107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31]=&quot;&quot;;&quot;&quot;;[.S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32]=&quot;&quot;;&quot;&quot;;[.S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33]=&quot;&quot;;&quot;&quot;;[.S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34]=&quot;&quot;;&quot;&quot;;[.S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35]=&quot;&quot;;&quot;&quot;;[.S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Default"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style-name="Default"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87" table:formula="of:=[.$W$107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36]=&quot;&quot;;&quot;&quot;;[.S3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ce72" table:number-columns-repeated="7"/>
          <table:table-cell table:style-name="ce398" table:number-columns-repeated="2"/>
          <table:table-cell table:style-name="ce331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37]=&quot;&quot;;&quot;&quot;;[.S3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table:formula="of:=[.R276]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647" table:formula="of:=[.S276]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38]=&quot;&quot;;&quot;&quot;;[.S3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formula="of:=[.U277]" office:value-type="string" office:string-value="mGy/min" calcext:value-type="string">
            <text:p>mGy/min</text:p>
          </table:table-cell>
          <table:table-cell table:formula="of:=[.V277]" office:value-type="string" office:string-value="mGy/min" calcext:value-type="string">
            <text:p>mGy/min</text:p>
          </table:table-cell>
          <table:covered-table-cell table:style-name="ce686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39]=&quot;&quot;;&quot;&quot;;[.S3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40]=&quot;&quot;;&quot;&quot;;[.S3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41]=&quot;&quot;;&quot;&quot;;[.S3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42]=&quot;&quot;;&quot;&quot;;[.S3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/>
          <table:table-cell table:style-name="ce413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31]=&quot;&quot;;&quot;&quot;;[.T3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32]=&quot;&quot;;&quot;&quot;;[.T33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33]=&quot;&quot;;&quot;&quot;;[.T3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34]=&quot;&quot;;&quot;&quot;;[.T3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35]=&quot;&quot;;&quot;&quot;;[.T3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36]=&quot;&quot;;&quot;&quot;;[.T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is within 40% of the displayed values" calcext:value-type="string">
            <text:p>Measured KAP/AK/AKR is within 40% of the displayed values</text:p>
          </table:table-cell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37]=&quot;&quot;;&quot;&quot;;[.T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table-cell table:style-name="ce38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38]=&quot;&quot;;&quot;&quot;;[.T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375"/>
          <table:table-cell table:style-name="ce45" table:number-columns-repeated="10"/>
          <table:table-cell table:style-name="ce703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39]=&quot;&quot;;&quot;&quot;;[.T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" office:value-type="string" calcext:value-type="string">
            <text:p>kV Accuracy</text:p>
          </table:table-cell>
          <table:table-cell table:style-name="Default" table:number-columns-repeated="4"/>
          <table:table-cell table:style-name="ce46" office:value-type="string" calcext:value-type="string">
            <text:p>kV Reproducibility</text:p>
          </table:table-cell>
          <table:table-cell table:style-name="Default" table:number-columns-repeated="4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40]=&quot;&quot;;&quot;&quot;;[.T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41]=&quot;&quot;;&quot;&quot;;[.T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4"/>
          <table:table-cell table:style-name="Default"/>
          <table:table-cell table:style-name="ce81" office:value-type="string" calcext:value-type="string">
            <text:p>Test Equipment Used:</text:p>
          </table:table-cell>
          <table:table-cell table:style-name="ce116" table:formula="of:=[.Q291]" office:value-type="string" office:string-value="Piranha CB2-17090320" calcext:value-type="string">
            <text:p>Piranha CB2-17090320</text:p>
          </table:table-cell>
          <table:table-cell table:style-name="Default" table:number-columns-repeated="7"/>
          <table:table-cell table:style-name="ce295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42]=&quot;&quot;;&quot;&quot;;[.T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86" table:formula="of:=[.$T$139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31]=&quot;&quot;;&quot;&quot;;[.U33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4"/>
          <table:table-cell table:style-name="Default"/>
          <table:table-cell table:style-name="ce82" office:value-type="string" calcext:value-type="string">
            <text:p>Measured</text:p>
          </table:table-cell>
          <table:table-cell table:style-name="Default" table:number-columns-repeated="4"/>
          <table:table-cell table:style-name="ce82" office:value-type="string" calcext:value-type="string">
            <text:p>Measured</text:p>
          </table:table-cell>
          <table:table-cell table:style-name="Default" table:number-columns-repeated="3"/>
          <table:table-cell table:style-name="ce295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32]=&quot;&quot;;&quot;&quot;;[.U33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4"/>
          <table:table-cell table:style-name="ce47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125" office:value-type="string" calcext:value-type="string">
            <text:p>% error</text:p>
          </table:table-cell>
          <table:table-cell table:style-name="Default" table:number-columns-repeated="2"/>
          <table:table-cell table:style-name="ce83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260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33]=&quot;&quot;;&quot;&quot;;[.U3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4"/>
          <table:table-cell table:style-name="ce48" table:formula="of:=IF([.O295]=&quot;&quot;;&quot;&quot;;[.O295])" office:value-type="float" office:value="60" calcext:value-type="float">
            <text:p>60.00</text:p>
          </table:table-cell>
          <table:table-cell table:style-name="ce84" table:formula="of:=IF([.P295]=&quot;&quot;;&quot;&quot;;[.P295])">
            <text:p/>
          </table:table-cell>
          <table:table-cell table:style-name="ce126" table:formula="of:=IF([.T295]=&quot;&quot;;&quot;&quot;;[.T295])">
            <text:p/>
          </table:table-cell>
          <table:table-cell table:style-name="Default" table:number-columns-repeated="2"/>
          <table:table-cell table:style-name="ce219" table:formula="of:=IF([.O304]=&quot;&quot;;&quot;&quot;;[.O304])" office:value-type="float" office:value="80" calcext:value-type="float">
            <text:p>80.00</text:p>
          </table:table-cell>
          <table:table-cell table:style-name="ce219" table:formula="of:=IF([.P304]=&quot;&quot;;&quot;&quot;;[.P304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34]=&quot;&quot;;&quot;&quot;;[.U334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4"/>
          <table:table-cell table:style-name="ce48" table:formula="of:=IF([.O296]=&quot;&quot;;&quot;&quot;;[.O296])" office:value-type="float" office:value="80" calcext:value-type="float">
            <text:p>80.00</text:p>
          </table:table-cell>
          <table:table-cell table:style-name="ce84" table:formula="of:=IF([.P296]=&quot;&quot;;&quot;&quot;;[.P296])">
            <text:p/>
          </table:table-cell>
          <table:table-cell table:style-name="ce126" table:formula="of:=IF([.T296]=&quot;&quot;;&quot;&quot;;[.T296])">
            <text:p/>
          </table:table-cell>
          <table:table-cell table:style-name="Default" table:number-columns-repeated="3"/>
          <table:table-cell table:style-name="ce219" table:formula="of:=IF([.P305]=&quot;&quot;;&quot;&quot;;[.P305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35]=&quot;&quot;;&quot;&quot;;[.U33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4"/>
          <table:table-cell table:style-name="ce48" table:formula="of:=IF([.O297]=&quot;&quot;;&quot;&quot;;[.O297])" office:value-type="float" office:value="100" calcext:value-type="float">
            <text:p>100.00</text:p>
          </table:table-cell>
          <table:table-cell table:style-name="ce84" table:formula="of:=IF([.P297]=&quot;&quot;;&quot;&quot;;[.P297])">
            <text:p/>
          </table:table-cell>
          <table:table-cell table:style-name="ce126" table:formula="of:=IF([.T297]=&quot;&quot;;&quot;&quot;;[.T297])">
            <text:p/>
          </table:table-cell>
          <table:table-cell table:style-name="Default" table:number-columns-repeated="3"/>
          <table:table-cell table:style-name="ce219" table:formula="of:=IF([.P306]=&quot;&quot;;&quot;&quot;;[.P306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table-cell table:style-name="ce387" table:formula="of:=[.$W$139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36]=&quot;&quot;;&quot;&quot;;[.U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4"/>
          <table:table-cell table:style-name="ce49" table:formula="of:=IF([.O298]=&quot;&quot;;&quot;&quot;;[.O298])" office:value-type="float" office:value="120" calcext:value-type="float">
            <text:p>120.00</text:p>
          </table:table-cell>
          <table:table-cell table:style-name="ce85" table:formula="of:=IF([.P298]=&quot;&quot;;&quot;&quot;;[.P298])">
            <text:p/>
          </table:table-cell>
          <table:table-cell table:style-name="ce126" table:formula="of:=IF([.T298]=&quot;&quot;;&quot;&quot;;[.T298])">
            <text:p/>
          </table:table-cell>
          <table:table-cell table:style-name="Default" table:number-columns-repeated="3"/>
          <table:table-cell table:style-name="ce219" table:formula="of:=IF([.P307]=&quot;&quot;;&quot;&quot;;[.P307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37]=&quot;&quot;;&quot;&quot;;[.U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4"/>
          <table:table-cell table:style-name="Default"/>
          <table:table-cell table:style-name="ce86" office:value-type="string" calcext:value-type="string">
            <text:p>Acceptable:</text:p>
          </table:table-cell>
          <table:table-cell table:style-name="ce127" table:formula="of:=[.T299]">
            <text:p/>
          </table:table-cell>
          <table:table-cell table:style-name="Default" table:number-columns-repeated="3"/>
          <table:table-cell table:style-name="ce219" table:formula="of:=IF([.P308]=&quot;&quot;;&quot;&quot;;[.P308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38]=&quot;&quot;;&quot;&quot;;[.U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4"/>
          <table:table-cell table:style-name="Default"/>
          <table:table-cell table:style-name="ce87" table:formula="of:=[.P300]" office:value-type="string" office:string-value="Criteria:" calcext:value-type="string">
            <text:p>Criteria:</text:p>
          </table:table-cell>
          <table:table-cell table:style-name="ce128" table:formula="of:=[.Q300]" office:value-type="string" office:string-value="kVp accurate to within 5% of indicated." calcext:value-type="string">
            <text:p>kVp accurate to within 5% of indicated.</text:p>
          </table:table-cell>
          <table:table-cell table:style-name="Default" table:number-columns-repeated="2"/>
          <table:table-cell table:style-name="ce220" office:value-type="string" calcext:value-type="string">
            <text:p>Mean:</text:p>
          </table:table-cell>
          <table:table-cell table:style-name="ce237" table:formula="of:=IF([.P309]=&quot;&quot;;&quot;&quot;;[.P309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39]=&quot;&quot;;&quot;&quot;;[.U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Std Dev:</text:p>
          </table:table-cell>
          <table:table-cell table:style-name="ce238" table:formula="of:=IF([.P310]=&quot;&quot;;&quot;&quot;;[.P310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40]=&quot;&quot;;&quot;&quot;;[.U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Coeff of Var</text:p>
          </table:table-cell>
          <table:table-cell table:style-name="ce239" table:formula="of:=IF([.P311]=&quot;&quot;;&quot;&quot;;[.P311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41]=&quot;&quot;;&quot;&quot;;[.U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Acceptable:</text:p>
          </table:table-cell>
          <table:table-cell table:style-name="ce127" table:formula="of:=IF([.P312]=&quot;&quot;;&quot;&quot;;[.P312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42]=&quot;&quot;;&quot;&quot;;[.U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4"/>
          <table:table-cell table:style-name="Default" table:number-columns-repeated="6"/>
          <table:table-cell table:style-name="ce87" table:formula="of:=[.P313]" office:value-type="string" office:string-value="Criteria:" calcext:value-type="string">
            <text:p>Criteria:</text:p>
          </table:table-cell>
          <table:table-cell table:style-name="ce128" table:formula="of:=[.Q313]" office:value-type="string" office:string-value="kVp coefficient of variation (std dev./mean) &lt;= 5%." calcext:value-type="string">
            <text:p>kVp coefficient of variation (std dev./mean) &lt;= 5%.</text:p>
          </table:table-cell>
          <table:table-cell table:style-name="Default" table:number-columns-repeated="2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525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/>
          <table:table-cell table:style-name="ce73" table:number-columns-repeated="10"/>
          <table:table-cell table:style-name="ce29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1031"/>
          <table:table-cell table:style-name="ce903" office:value-type="string" calcext:value-type="string">
            <text:p>Acceptable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5" table:number-columns-repeated="3"/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29"/>
          <table:table-cell table:style-name="ce525" table:number-columns-repeated="3"/>
          <table:table-cell table:number-columns-repeated="2" table:style-name="ce525" office:value-type="string" calcext:value-type="string">
            <text:p>uGy/min</text:p>
          </table:table-cell>
          <table:table-cell table:number-columns-repeated="4" table:style-name="ce525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71]=&quot;&quot;;&quot;&quot;;[.Q37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73]=&quot;&quot;;&quot;&quot;;[.Q37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90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75]=&quot;&quot;;&quot;&quot;;[.Q37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77]=&quot;&quot;;&quot;&quot;;[.Q37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79]=&quot;&quot;;&quot;&quot;;[.Q37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81]=&quot;&quot;;&quot;&quot;;[.Q38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544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83]=&quot;&quot;;&quot;&quot;;[.Q38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6" table:formula="of:=IF(OR([.O252]=0;[.O253]=0);&quot;&quot;;SQRT(([.O252]^2)/([.O253]^2)))" office:value-type="float" office:value="1" calcext:value-type="float">
            <text:p>1.00</text:p>
          </table:table-cell>
          <table:table-cell table:style-name="ce544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85]=&quot;&quot;;&quot;&quot;;[.Q38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525" table:number-columns-repeated="6"/>
          <table:table-cell table:style-name="ce321"/>
          <table:table-cell table:style-name="ce525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87]=&quot;&quot;;&quot;&quot;;[.Q38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µGy·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89]=&quot;&quot;;&quot;&quot;;[.Q38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91]=&quot;&quot;;&quot;&quot;;[.Q39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6"/>
          <table:table-cell table:style-name="ce51" table:number-columns-repeated="10"/>
          <table:table-cell table:style-name="ce29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93]=&quot;&quot;;&quot;&quot;;[.Q39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Default"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Default"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95]=&quot;&quot;;&quot;&quot;;[.Q39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525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97]=&quot;&quot;;&quot;&quot;;[.Q39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99]=&quot;&quot;;&quot;&quot;;[.Q39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401]=&quot;&quot;;&quot;&quot;;[.Q40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403]=&quot;&quot;;&quot;&quot;;[.Q40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405]=&quot;&quot;;&quot;&quot;;[.Q4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390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table:formula="of:=&quot;Ind AK @ Ref Pt (&quot;&amp;[.T257]&amp;&quot;)&quot;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391" table:formula="of:=&quot;Meas AK @ Ref Pt (&quot;&amp;[.T257]&amp;&quot;)&quot;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525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407]=&quot;&quot;;&quot;&quot;;[.Q4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covered-table-cell table:style-name="ce394"/>
          <table:covered-table-cell table:style-name="ce525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525"/>
          <table:table-cell table:style-name="ce321" office:value-type="string" calcext:value-type="string">
            <text:p>CAK Deviation</text:p>
          </table:table-cell>
          <table:table-cell table:formula="of:=[.W257]" office:value-type="string" office:string-value="mGy/min" calcext:value-type="string">
            <text:p>mGy/min</text:p>
          </table:table-cell>
          <table:table-cell table:formula="of:=[.X257]" office:value-type="string" office:string-value="mGy/min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413]=&quot;&quot;;&quot;&quot;;[.Q4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415]=&quot;&quot;;&quot;&quot;;[.Q4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417]=&quot;&quot;;&quot;&quot;;[.Q4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419]=&quot;&quot;;&quot;&quot;;[.Q4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90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421]=&quot;&quot;;&quot;&quot;;[.Q42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423]=&quot;&quot;;&quot;&quot;;[.Q4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YES" calcext:value-type="string">
            <text:p>YES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YES" calcext:value-type="string">
            <text:p>YES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table-cell table:style-name="ce747"/>
          <table:table-cell table:style-name="ce410" office:value-type="string" calcext:value-type="string">
            <text:p>Criteria:</text:p>
          </table:table-cell>
          <table:table-cell table:style-name="ce521" office:value-type="string" calcext:value-type="string">
            <text:p>Measured KAP/AK/AKR is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table-cell table:style-name="ce363" office:value-type="string" calcext:value-type="string">
            <text:p>kV Accuracy and Reproducibility</text:p>
          </table:table-cell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425]=&quot;&quot;;&quot;&quot;;[.Q4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2" office:value-type="string" calcext:value-type="string">
            <text:p>Test Equipment Used:</text:p>
          </table:table-cell>
          <table:table-cell table:style-name="ce523" office:value-type="string" calcext:value-type="string">
            <text:p>Piranha CB2-17090320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27]=&quot;&quot;;&quot;&quot;;[.Q4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4"/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29]=&quot;&quot;;&quot;&quot;;[.Q4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table-cell table:style-name="ce394" office:value-type="string" calcext:value-type="string">
            <text:p>kV set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office:value-type="string" calcext:value-type="string">
            <text:p>kV % error</text:p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25" office:value-type="float" office:value="60" calcext:value-type="float">
            <text:p>60.0</text:p>
          </table:table-cell>
          <table:table-cell table:style-name="ce773" table:number-columns-repeated="4"/>
          <table:table-cell table:style-name="ce948" table:formula="of:=IF(OR([.O295]=&quot;&quot;;[.P295]=&quot;&quot;);&quot;&quot;;IF(AND([.O295]&gt;0;[.P295]&gt;0);([.P295]-[.O295])/[.O295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31]=&quot;&quot;;&quot;&quot;;[.Q4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80" calcext:value-type="float">
            <text:p>80.0</text:p>
          </table:table-cell>
          <table:table-cell table:style-name="ce774" table:number-columns-repeated="4"/>
          <table:table-cell table:style-name="ce949" table:formula="of:=IF(OR([.O296]=&quot;&quot;;[.P296]=&quot;&quot;);&quot;&quot;;IF(AND([.O296]&gt;0;[.P296]&gt;0);([.P296]-[.O296])/[.O296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100" calcext:value-type="float">
            <text:p>100.0</text:p>
          </table:table-cell>
          <table:table-cell table:style-name="ce774" table:number-columns-repeated="4"/>
          <table:table-cell table:style-name="ce949" table:formula="of:=IF(OR([.O297]=&quot;&quot;;[.P297]=&quot;&quot;);&quot;&quot;;IF(AND([.O297]&gt;0;[.P297]&gt;0);([.P297]-[.O297])/[.O297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33]=&quot;&quot;;&quot;&quot;;[.Q4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28" office:value-type="float" office:value="120" calcext:value-type="float">
            <text:p>120.0</text:p>
          </table:table-cell>
          <table:table-cell table:style-name="ce775" table:number-columns-repeated="4"/>
          <table:table-cell table:style-name="ce950" table:formula="of:=IF(OR([.O298]=&quot;&quot;;[.P298]=&quot;&quot;);&quot;&quot;;IF(AND([.O298]&gt;0;[.P298]&gt;0);([.P298]-[.O298])/[.O298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364"/>
          <table:table-cell table:style-name="ce37" table:number-columns-repeated="3"/>
          <table:table-cell office:value-type="string" calcext:value-type="string">
            <text:p>Acceptable:</text:p>
          </table:table-cell>
          <table:table-cell table:style-name="ce420" table:formula="of:=IF([.T295]=&quot;&quot;;&quot;&quot;;IF(AND(ABS(MAX([.T295:.T298]))&lt;=0.05;ABS(MIN([.T295:.T298]))&lt;=0.05);&quot;YES&quot;;&quot;NO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35]=&quot;&quot;;&quot;&quot;;[.Q4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364"/>
          <table:table-cell table:style-name="ce528" office:value-type="string" calcext:value-type="string">
            <text:p>Criteria:</text:p>
          </table:table-cell>
          <table:table-cell table:style-name="ce524" office:value-type="string" calcext:value-type="string">
            <text:p>kVp accurate to within 5% of indicated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37]=&quot;&quot;;&quot;&quot;;[.Q4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368" office:value-type="string" calcext:value-type="string">
            <text:p>kV Set: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39]=&quot;&quot;;&quot;&quot;;[.Q4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369" table:formula="of:=[.O296]" office:value-type="float" office:value="80" calcext:value-type="float">
            <text:p>80.00</text:p>
          </table:table-cell>
          <table:table-cell table:style-name="ce416" table:formula="of:=IF([.P296]=&quot;&quot;;&quot;&quot;;[.P296])">
            <text:p/>
          </table:table-cell>
          <table:table-cell table:style-name="ce526" table:formula="of:=IF([.Q296]=&quot;&quot;;&quot;&quot;;[.Q296])">
            <text:p/>
          </table:table-cell>
          <table:table-cell table:style-name="ce526" table:formula="of:=IF([.R296]=&quot;&quot;;&quot;&quot;;[.R296])">
            <text:p/>
          </table:table-cell>
          <table:table-cell table:style-name="ce888" table:formula="of:=IF([.S296]=&quot;&quot;;&quot;&quot;;[.S296])">
            <text:p/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41]=&quot;&quot;;&quot;&quot;;[.Q4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43]=&quot;&quot;;&quot;&quot;;[.Q4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40"/>
          <table:table-cell table:style-name="ce775" table:number-columns-repeated="2"/>
          <table:table-cell table:style-name="ce895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Mean:</text:p>
          </table:table-cell>
          <table:table-cell table:style-name="ce417" table:formula="of:=IF([.P304]=&quot;&quot;;&quot;&quot;;AVERAGE([.P304:.P308]))">
            <text:p/>
          </table:table-cell>
          <table:table-cell table:style-name="ce532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45]=&quot;&quot;;&quot;&quot;;[.Q44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Std Dev:</text:p>
          </table:table-cell>
          <table:table-cell table:style-name="ce418" table:formula="of:=IF([.P304]=&quot;&quot;;&quot;&quot;;STDEV([.P304:.P308]))">
            <text:p/>
          </table:table-cell>
          <table:table-cell table:style-name="ce540"/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Coeff of Var</text:p>
          </table:table-cell>
          <table:table-cell table:style-name="ce419" table:formula="of:=IF([.P309]=&quot;&quot;;&quot;&quot;;IF([.P309]&gt;0;[.P310]/[.P309];&quot;&quot;))">
            <text:p/>
          </table:table-cell>
          <table:table-cell table:style-name="ce546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47]=&quot;&quot;;&quot;&quot;;[.Q44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 office:value-type="string" calcext:value-type="string">
            <text:p>Acceptable:</text:p>
          </table:table-cell>
          <table:table-cell table:style-name="ce420" table:formula="of:=IF([.P311]=&quot;&quot;;&quot;&quot;;IF([.P311]&lt;0.05;&quot;YES&quot;;&quot;NO&quot;))">
            <text:p/>
          </table:table-cell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21" office:value-type="string" calcext:value-type="string">
            <text:p>Criteria:</text:p>
          </table:table-cell>
          <table:table-cell table:style-name="ce128" office:value-type="string" calcext:value-type="string">
            <text:p>kVp coefficient of variation (std dev./mean) &lt;= 5%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49]=&quot;&quot;;&quot;&quot;;[.Q44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525"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318]&lt;&gt;&quot;&quot;;[.W318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41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413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525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525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401]=&quot;&quot;;[.H402]=&quot;&quot;;[.H403]=&quot;&quot;;[.H404]=&quot;&quot;;[.H405]=&quot;&quot;);&quot;NA&quot;;IF(OR([.I401]=&quot;NO&quot;;[.I402]=&quot;NO&quot;;[.I403]=&quot;NO&quot;;[.I404]=&quot;NO&quot;;[.I405]=&quot;NO&quot;);&quot;NO&quot;;&quot;YES&quot;))" office:value-type="string" office:string-value="NA" calcext:value-type="string">
            <text:p>NA</text:p>
          </table:table-cell>
          <table:table-cell table:style-name="ce881" table:formula="of:=IF(AND([.K401]=&quot;&quot;;[.K402]=&quot;&quot;;[.K403]=&quot;&quot;;[.K404]=&quot;&quot;;[.K405]=&quot;&quot;);&quot;NA&quot;;IF(OR([.K401]=&quot;NO&quot;;[.K402]=&quot;NO&quot;;[.K403]=&quot;NO&quot;;[.K404]=&quot;NO&quot;;[.K405]=&quot;NO&quot;);&quot;NO&quot;;&quot;YES&quot;))" office:value-type="string" office:string-value="NA" calcext:value-type="string">
            <text:p>NA</text:p>
          </table:table-cell>
          <table:table-cell/>
          <table:table-cell table:style-name="ce525"/>
          <table:table-cell/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27]&lt;&gt;&quot;&quot;;[.Q327];IF([.AB237]=&quot;&quot;;&quot;&quot;;[.AB237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2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3" office:value-type="string" calcext:value-type="string">
            <text:p>TO.10</text:p>
          </table:table-cell>
          <table:table-cell table:style-name="ce525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46]&lt;&gt;&quot;&quot;;[.Q346];IF([.AB238]=&quot;&quot;;&quot;&quot;;[.AB238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4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48]&lt;&gt;&quot;&quot;;[.X348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49]=&quot;&quot;;[.Q350]=&quot;&quot;);&quot;&quot;;SQRT([.Q349]^2+[.Q350]^2))">
            <text:p/>
          </table:table-cell>
          <table:table-cell table:style-name="ce824" table:formula="of:=IF(OR([.R349]=&quot;&quot;;[.R350]=&quot;&quot;);&quot;&quot;;SQRT([.R349]^2+[.R350]^2))">
            <text:p/>
          </table:table-cell>
          <table:table-cell table:style-name="ce824" table:formula="of:=IF(OR([.S349]=&quot;&quot;;[.S350]=&quot;&quot;);&quot;&quot;;SQRT([.S349]^2+[.S350]^2))">
            <text:p/>
          </table:table-cell>
          <table:table-cell table:style-name="ce824" table:formula="of:=IF(OR([.T349]=&quot;&quot;;[.T350]=&quot;&quot;);&quot;&quot;;SQRT([.T349]^2+[.T350]^2))">
            <text:p/>
          </table:table-cell>
          <table:table-cell table:style-name="ce824" table:formula="of:=IF(OR([.U349]=&quot;&quot;;[.U350]=&quot;&quot;);&quot;&quot;;SQRT([.U349]^2+[.U350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48]=&quot;&quot;;&quot;NA&quot;;IF(OR([.Q349]=0;[.Q350]=&quot;&quot;;[.Q351]=&quot;&quot;);&quot;&quot;;IF([.$W$348]=1;IF(AND([.Q349]&gt;[.Q348]*0.85;[.Q350]&gt;[.Q348]*0.85);&quot;YES&quot;;&quot;NO&quot;);IF([.Q351]&gt;[.Q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R349]=0;[.R350]=&quot;&quot;;[.R351]=&quot;&quot;);&quot;&quot;;IF([.$W$348]=1;IF(AND([.R349]&gt;[.R348]*0.85;[.R350]&gt;[.R348]*0.85);&quot;YES&quot;;&quot;NO&quot;);IF([.R351]&gt;[.R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S349]=0;[.S350]=&quot;&quot;;[.S351]=&quot;&quot;);&quot;&quot;;IF([.$W$348]=1;IF(AND([.S349]&gt;[.S348]*0.85;[.S350]&gt;[.S348]*0.85);&quot;YES&quot;;&quot;NO&quot;);IF([.S351]&gt;[.S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T349]=0;[.T350]=&quot;&quot;;[.T351]=&quot;&quot;);&quot;&quot;;IF([.$W$348]=1;IF(AND([.T349]&gt;[.T348]*0.85;[.T350]&gt;[.T348]*0.85);&quot;YES&quot;;&quot;NO&quot;);IF([.T351]&gt;[.T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U349]=0;[.U350]=&quot;&quot;;[.U351]=&quot;&quot;);&quot;&quot;;IF([.$W$348]=1;IF(AND([.U349]&gt;[.U348]*0.85;[.U350]&gt;[.U348]*0.85);&quot;YES&quot;;&quot;NO&quot;);IF([.U351]&gt;[.U348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41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7" table:formula="of:=IF([.P355]&lt;&gt;&quot;&quot;;[.P355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525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413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58]=&quot;&quot;;[.V359]=&quot;&quot;;[.V362]=&quot;&quot;);&quot;&quot;;([.V358]-[.V359])*[.V362])">
            <text:p/>
          </table:table-cell>
          <table:table-cell table:style-name="ce337" table:formula="of:=IF(OR([.P358]=&quot;&quot;;[.P359]=&quot;&quot;);&quot;&quot;;(ABS([.P358])+ABS([.P359]))/[.$O$355])" table:number-columns-spanned="1" table:number-rows-spanned="2">
            <text:p/>
          </table:table-cell>
          <table:table-cell table:style-name="ce942" table:formula="of:=IF(OR([.Q358]=&quot;&quot;;[.Q360]=&quot;&quot;);&quot;&quot;;[.Q358]+[.Q360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58]=&quot;&quot;;[.W359]=&quot;&quot;;[.V362]=&quot;&quot;);&quot;&quot;;([.W358]-[.W359])*[.V362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58]=&quot;&quot;;[.X359]=&quot;&quot;;[.V362]=&quot;&quot;);&quot;&quot;;([.X358]-[.X359])*[.V362])">
            <text:p/>
          </table:table-cell>
          <table:table-cell table:style-name="ce942" table:formula="of:=IF(OR([.P360]=&quot;&quot;;[.P361]=&quot;&quot;);&quot;&quot;;(ABS([.P360])+ABS([.P361]))/[.$O$355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55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525" table:number-columns-repeated="9"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58]=&quot;&quot;;[.Y359]=&quot;&quot;;[.V362]=&quot;&quot;);&quot;&quot;;([.Y358]-[.Y359])*[.V362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58]=&quot;&quot;;[.Q360]=&quot;&quot;;[.R358]=&quot;&quot;);&quot;&quot;;IF(OR([.Q358]&gt;0.02;[.Q360]&gt;0.02;[.R358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60]=&quot;&quot;;[.V361]=&quot;&quot;);&quot;&quot;;[.V360]/[.V361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525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66]&lt;&gt;&quot;&quot;;[.Q366];IF([.AB239]=&quot;&quot;;&quot;&quot;;[.AB239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1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3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5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7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9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13" table:formula="of:=IF(LEN([.Q230])&lt;=135;&quot;&quot;;IF(LEN([.Q230])&lt;=260;RIGHT([.Q230];LEN([.Q230])-SEARCH(&quot; &quot;;[.Q230];125));MID([.Q337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25" table:number-columns-repeated="3"/>
          <table:table-cell table:style-name="ce525" table:formula="of:=[.U238]" office:value-type="string" office:string-value="Unshielded" calcext:value-type="string">
            <text:p>Unshielded</text:p>
          </table:table-cell>
          <table:table-cell table:style-name="ce525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25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525" table:formula="of:=[.U239]" office:value-type="string" office:string-value="uGy/hr" calcext:value-type="string">
            <text:p>uGy/hr</text:p>
          </table:table-cell>
          <table:table-cell table:style-name="ce525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940" table:formula="of:=IF([.AB258]=&quot;&quot;;&quot;&quot;;[.AB258])">
            <text:p/>
          </table:table-cell>
          <table:table-cell table:style-name="ce1024"/>
          <table:table-cell table:style-name="ce57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25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326]" office:value-type="string" office:string-value="Comments:" calcext:value-type="string">
            <text:p>Comments:</text:p>
          </table:table-cell>
          <table:table-cell table:style-name="ce536" table:formula="of:=[.D326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[.D327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328]">
            <text:p/>
          </table:table-cell>
          <table:table-cell table:style-name="ce612" table:number-columns-repeated="7"/>
          <table:table-cell table:style-name="ce70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27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27"/>
          <table:table-cell table:style-name="ce398"/>
          <table:table-cell table:style-name="ce33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318]" office:value-type="string" office:string-value="Receptor Size" calcext:value-type="string">
            <text:p>Receptor Size</text:p>
          </table:table-cell>
          <table:table-cell table:style-name="ce557" table:formula="of:=[.P318]" office:value-type="string" office:string-value="MS1" calcext:value-type="string">
            <text:p>MS1</text:p>
          </table:table-cell>
          <table:table-cell table:style-name="ce590" table:formula="of:=[.Q318]" office:value-type="string" office:string-value="MS3" calcext:value-type="string">
            <text:p>MS3</text:p>
          </table:table-cell>
          <table:table-cell table:style-name="ce638" table:formula="of:=[.R318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318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319]">
            <text:p/>
          </table:table-cell>
          <table:table-cell table:style-name="ce588" table:formula="of:=IF([.P319]=&quot;&quot;;&quot;&quot;;VLOOKUP([.P319];LeedsMS;2))">
            <text:p/>
          </table:table-cell>
          <table:table-cell table:style-name="ce613" table:formula="of:=IF([.Q319]=&quot;&quot;;&quot;&quot;;VLOOKUP([.Q319];LeedsMS;2))">
            <text:p/>
          </table:table-cell>
          <table:table-cell table:style-name="ce639" table:formula="of:=IF([.R319]=&quot;&quot;;&quot;&quot;;VLOOKUP([.R319];LeedsMS;2))">
            <text:p/>
          </table:table-cell>
          <table:table-cell table:style-name="ce514" table:formula="of:=IF([.S319]=&quot;&quot;;&quot;&quot;;VLOOKUP([.S319];Huttner;2))">
            <text:p/>
          </table:table-cell>
          <table:table-cell table:style-name="ce664" table:formula="of:=IF([.H401]=&quot;&quot;;&quot;&quot;;IF([.H401]&lt;1;&quot;NO&quot;;&quot;YES&quot;))">
            <text:p/>
          </table:table-cell>
          <table:table-cell table:style-name="ce668" table:formula="of:=IF([.T319]=&quot;&quot;;&quot;&quot;;VLOOKUP([.T319];LeedsN3;2))">
            <text:p/>
          </table:table-cell>
          <table:table-cell table:style-name="ce664" table:formula="of:=IF([.J401]=&quot;&quot;;&quot;&quot;;IF([.J401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320]">
            <text:p/>
          </table:table-cell>
          <table:table-cell table:style-name="ce588" table:formula="of:=IF([.P320]=&quot;&quot;;&quot;&quot;;VLOOKUP([.P320];LeedsMS;2))">
            <text:p/>
          </table:table-cell>
          <table:table-cell table:style-name="ce613" table:formula="of:=IF([.Q320]=&quot;&quot;;&quot;&quot;;VLOOKUP([.Q320];LeedsMS;2))">
            <text:p/>
          </table:table-cell>
          <table:table-cell table:style-name="ce639" table:formula="of:=IF([.R320]=&quot;&quot;;&quot;&quot;;VLOOKUP([.R320];LeedsMS;2))">
            <text:p/>
          </table:table-cell>
          <table:table-cell table:style-name="ce514" table:formula="of:=IF([.S320]=&quot;&quot;;&quot;&quot;;VLOOKUP([.S320];Huttner;2))">
            <text:p/>
          </table:table-cell>
          <table:table-cell table:style-name="ce664" table:formula="of:=IF([.H402]=&quot;&quot;;&quot;&quot;;IF([.H402]&lt;1.25;&quot;NO&quot;;&quot;YES&quot;))">
            <text:p/>
          </table:table-cell>
          <table:table-cell table:style-name="ce668" table:formula="of:=IF([.T320]=&quot;&quot;;&quot;&quot;;VLOOKUP([.T320];LeedsN3;2))">
            <text:p/>
          </table:table-cell>
          <table:table-cell table:style-name="ce664" table:formula="of:=IF([.J402]=&quot;&quot;;&quot;&quot;;IF([.J402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321]">
            <text:p/>
          </table:table-cell>
          <table:table-cell table:style-name="ce588" table:formula="of:=IF([.P321]=&quot;&quot;;&quot;&quot;;VLOOKUP([.P321];LeedsMS;2))">
            <text:p/>
          </table:table-cell>
          <table:table-cell table:style-name="ce613" table:formula="of:=IF([.Q321]=&quot;&quot;;&quot;&quot;;VLOOKUP([.Q321];LeedsMS;2))">
            <text:p/>
          </table:table-cell>
          <table:table-cell table:style-name="ce639" table:formula="of:=IF([.R321]=&quot;&quot;;&quot;&quot;;VLOOKUP([.R321];LeedsMS;2))">
            <text:p/>
          </table:table-cell>
          <table:table-cell table:style-name="ce514" table:formula="of:=IF([.S321]=&quot;&quot;;&quot;&quot;;VLOOKUP([.S321];Huttner;2))">
            <text:p/>
          </table:table-cell>
          <table:table-cell table:style-name="ce664" table:formula="of:=IF([.H403]=&quot;&quot;;&quot;&quot;;IF([.H403]&lt;1.4;&quot;NO&quot;;&quot;YES&quot;))">
            <text:p/>
          </table:table-cell>
          <table:table-cell table:style-name="ce668" table:formula="of:=IF([.T321]=&quot;&quot;;&quot;&quot;;VLOOKUP([.T321];LeedsN3;2))">
            <text:p/>
          </table:table-cell>
          <table:table-cell table:style-name="ce664" table:formula="of:=IF([.J403]=&quot;&quot;;&quot;&quot;;IF([.J403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322]">
            <text:p/>
          </table:table-cell>
          <table:table-cell table:style-name="ce588" table:formula="of:=IF([.P322]=&quot;&quot;;&quot;&quot;;VLOOKUP([.P322];LeedsMS;2))">
            <text:p/>
          </table:table-cell>
          <table:table-cell table:style-name="ce613" table:formula="of:=IF([.Q322]=&quot;&quot;;&quot;&quot;;VLOOKUP([.Q322];LeedsMS;2))">
            <text:p/>
          </table:table-cell>
          <table:table-cell table:style-name="ce639" table:formula="of:=IF([.R322]=&quot;&quot;;&quot;&quot;;VLOOKUP([.R322];LeedsMS;2))">
            <text:p/>
          </table:table-cell>
          <table:table-cell table:style-name="ce514" table:formula="of:=IF([.S322]=&quot;&quot;;&quot;&quot;;VLOOKUP([.S322];Huttner;2))">
            <text:p/>
          </table:table-cell>
          <table:table-cell table:style-name="ce664" table:formula="of:=IF([.H404]=&quot;&quot;;&quot;&quot;;IF([.H404]&lt;2;&quot;NO&quot;;&quot;YES&quot;))">
            <text:p/>
          </table:table-cell>
          <table:table-cell table:style-name="ce668" table:formula="of:=IF([.T322]=&quot;&quot;;&quot;&quot;;VLOOKUP([.T322];LeedsN3;2))">
            <text:p/>
          </table:table-cell>
          <table:table-cell table:style-name="ce664" table:formula="of:=IF([.J404]=&quot;&quot;;&quot;&quot;;IF([.J404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323]">
            <text:p/>
          </table:table-cell>
          <table:table-cell table:style-name="ce589" table:formula="of:=IF([.P323]=&quot;&quot;;&quot;&quot;;VLOOKUP([.P323];LeedsMS;2))">
            <text:p/>
          </table:table-cell>
          <table:table-cell table:style-name="ce614" table:formula="of:=IF([.Q323]=&quot;&quot;;&quot;&quot;;VLOOKUP([.Q323];LeedsMS;2))">
            <text:p/>
          </table:table-cell>
          <table:table-cell table:style-name="ce640" table:formula="of:=IF([.R323]=&quot;&quot;;&quot;&quot;;VLOOKUP([.R323];LeedsMS;2))">
            <text:p/>
          </table:table-cell>
          <table:table-cell table:style-name="ce515" table:formula="of:=IF([.S323]=&quot;&quot;;&quot;&quot;;VLOOKUP([.S323];Huttner;2))">
            <text:p/>
          </table:table-cell>
          <table:table-cell table:style-name="ce665" table:formula="of:=IF([.H405]=&quot;&quot;;&quot;&quot;;IF([.H405]&lt;1;&quot;NO&quot;;&quot;YES&quot;))">
            <text:p/>
          </table:table-cell>
          <table:table-cell table:style-name="ce669" table:formula="of:=IF([.T323]=&quot;&quot;;&quot;&quot;;VLOOKUP([.T323];LeedsN3;2))">
            <text:p/>
          </table:table-cell>
          <table:table-cell table:style-name="ce665" table:formula="of:=IF([.J405]=&quot;&quot;;&quot;&quot;;IF([.J405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325]" office:value-type="string" office:string-value="Comments:" calcext:value-type="string">
            <text:p>Comments:</text:p>
          </table:table-cell>
          <table:table-cell table:style-name="ce536" table:formula="of:=IF([.Q325]=&quot;&quot;;&quot;&quot;;IF(LEN([.Q325])&lt;=135;[.Q325];IF(LEN([.Q325])&lt;=260;LEFT([.Q325];SEARCH(&quot; &quot;;[.Q325];125));LEFT([.Q325];SEARCH(&quot; &quot;;[.Q32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0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413" table:formula="of:=IF(LEN([.Q325])&lt;=135;&quot;&quot;;IF(LEN([.Q325])&lt;=260;RIGHT([.Q325];LEN([.Q325])-SEARCH(&quot; &quot;;[.Q325];125));MID([.Q325];SEARCH(&quot; &quot;;[.Q325];130);IF(LEN([.Q325])&lt;=265;LEN([.Q325]);SEARCH(&quot; &quot;;[.Q325];255)-SEARCH(&quot; &quot;;[.Q32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413" table:formula="of:=IF(LEN([.Q325])&lt;=265;&quot;&quot;;RIGHT([.Q325];LEN([.Q325])-SEARCH(&quot; &quot;;[.Q325];255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638" table:formula="of:=[.U330]">
            <text:p/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706" table:formula="of:=[.U330]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3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31]=&quot;&quot;;&quot;&quot;;HLOOKUP([.Q331];TO10Values;MATCH([.$P331];TO10Group;0)))">
            <text:p/>
          </table:table-cell>
          <table:table-cell table:style-name="ce591" table:formula="of:=IF([.R331]=&quot;&quot;;&quot;&quot;;HLOOKUP([.R331];TO10Values;MATCH([.$P331];TO10Group;0)))">
            <text:p/>
          </table:table-cell>
          <table:table-cell table:style-name="ce591" table:formula="of:=IF([.S331]=&quot;&quot;;&quot;&quot;;HLOOKUP([.S331];TO10Values;MATCH([.$P331];TO10Group;0)))">
            <text:p/>
          </table:table-cell>
          <table:table-cell table:style-name="ce591" table:formula="of:=IF([.T331]=&quot;&quot;;&quot;&quot;;HLOOKUP([.T331];TO10Values;MATCH([.$P331];TO10Group;0)))">
            <text:p/>
          </table:table-cell>
          <table:table-cell table:style-name="ce658" table:formula="of:=IF([.U331]=&quot;&quot;;&quot;&quot;;HLOOKUP([.U331];TO10Values;MATCH([.$P331];TO10Group;0)))">
            <text:p/>
          </table:table-cell>
          <table:table-cell table:style-name="ce668" table:formula="of:=IF([.D415]=&quot;&quot;;&quot;&quot;;IF(ISNA([.D415]);NA();1/([.D415]*[Tables.$C47])))">
            <text:p/>
          </table:table-cell>
          <table:table-cell table:style-name="ce678" table:formula="of:=IF([.E415]=&quot;&quot;;&quot;&quot;;IF(ISNA([.E415]);NA();1/([.E415]*[Tables.$C47])))">
            <text:p/>
          </table:table-cell>
          <table:table-cell table:style-name="ce678" table:formula="of:=IF([.F415]=&quot;&quot;;&quot;&quot;;IF(ISNA([.F415]);NA();1/([.F415]*[Tables.$C47])))">
            <text:p/>
          </table:table-cell>
          <table:table-cell table:style-name="ce678" table:formula="of:=IF([.G415]=&quot;&quot;;&quot;&quot;;IF(ISNA([.G415]);NA();1/([.G415]*[Tables.$C47])))">
            <text:p/>
          </table:table-cell>
          <table:table-cell table:style-name="ce707" table:formula="of:=IF([.H415]=&quot;&quot;;&quot;&quot;;IF(ISNA([.H415]);NA();1/([.H415]*[Tables.$C4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32]=&quot;&quot;;&quot;&quot;;HLOOKUP([.Q332];TO10Values;MATCH([.$P332];TO10Group;0)))">
            <text:p/>
          </table:table-cell>
          <table:table-cell table:style-name="ce591" table:formula="of:=IF([.R332]=&quot;&quot;;&quot;&quot;;HLOOKUP([.R332];TO10Values;MATCH([.$P332];TO10Group;0)))">
            <text:p/>
          </table:table-cell>
          <table:table-cell table:style-name="ce591" table:formula="of:=IF([.S332]=&quot;&quot;;&quot;&quot;;HLOOKUP([.S332];TO10Values;MATCH([.$P332];TO10Group;0)))">
            <text:p/>
          </table:table-cell>
          <table:table-cell table:style-name="ce591" table:formula="of:=IF([.T332]=&quot;&quot;;&quot;&quot;;HLOOKUP([.T332];TO10Values;MATCH([.$P332];TO10Group;0)))">
            <text:p/>
          </table:table-cell>
          <table:table-cell table:style-name="ce658" table:formula="of:=IF([.U332]=&quot;&quot;;&quot;&quot;;HLOOKUP([.U332];TO10Values;MATCH([.$P332];TO10Group;0)))">
            <text:p/>
          </table:table-cell>
          <table:table-cell table:style-name="ce668" table:formula="of:=IF([.D416]=&quot;&quot;;&quot;&quot;;IF(ISNA([.D416]);NA();1/([.D416]*[Tables.$C48])))">
            <text:p/>
          </table:table-cell>
          <table:table-cell table:style-name="ce678" table:formula="of:=IF([.E416]=&quot;&quot;;&quot;&quot;;IF(ISNA([.E416]);NA();1/([.E416]*[Tables.$C48])))">
            <text:p/>
          </table:table-cell>
          <table:table-cell table:style-name="ce678" table:formula="of:=IF([.F416]=&quot;&quot;;&quot;&quot;;IF(ISNA([.F416]);NA();1/([.F416]*[Tables.$C48])))">
            <text:p/>
          </table:table-cell>
          <table:table-cell table:style-name="ce678" table:formula="of:=IF([.G416]=&quot;&quot;;&quot;&quot;;IF(ISNA([.G416]);NA();1/([.G416]*[Tables.$C48])))">
            <text:p/>
          </table:table-cell>
          <table:table-cell table:style-name="ce707" table:formula="of:=IF([.H416]=&quot;&quot;;&quot;&quot;;IF(ISNA([.H416]);NA();1/([.H416]*[Tables.$C4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5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33]=&quot;&quot;;&quot;&quot;;HLOOKUP([.Q333];TO10Values;MATCH([.$P333];TO10Group;0)))">
            <text:p/>
          </table:table-cell>
          <table:table-cell table:style-name="ce591" table:formula="of:=IF([.R333]=&quot;&quot;;&quot;&quot;;HLOOKUP([.R333];TO10Values;MATCH([.$P333];TO10Group;0)))">
            <text:p/>
          </table:table-cell>
          <table:table-cell table:style-name="ce591" table:formula="of:=IF([.S333]=&quot;&quot;;&quot;&quot;;HLOOKUP([.S333];TO10Values;MATCH([.$P333];TO10Group;0)))">
            <text:p/>
          </table:table-cell>
          <table:table-cell table:style-name="ce591" table:formula="of:=IF([.T333]=&quot;&quot;;&quot;&quot;;HLOOKUP([.T333];TO10Values;MATCH([.$P333];TO10Group;0)))">
            <text:p/>
          </table:table-cell>
          <table:table-cell table:style-name="ce658" table:formula="of:=IF([.U333]=&quot;&quot;;&quot;&quot;;HLOOKUP([.U333];TO10Values;MATCH([.$P333];TO10Group;0)))">
            <text:p/>
          </table:table-cell>
          <table:table-cell table:style-name="ce668" table:formula="of:=IF([.D417]=&quot;&quot;;&quot;&quot;;IF(ISNA([.D417]);NA();1/([.D417]*[Tables.$C49])))">
            <text:p/>
          </table:table-cell>
          <table:table-cell table:style-name="ce678" table:formula="of:=IF([.E417]=&quot;&quot;;&quot;&quot;;IF(ISNA([.E417]);NA();1/([.E417]*[Tables.$C49])))">
            <text:p/>
          </table:table-cell>
          <table:table-cell table:style-name="ce678" table:formula="of:=IF([.F417]=&quot;&quot;;&quot;&quot;;IF(ISNA([.F417]);NA();1/([.F417]*[Tables.$C49])))">
            <text:p/>
          </table:table-cell>
          <table:table-cell table:style-name="ce678" table:formula="of:=IF([.G417]=&quot;&quot;;&quot;&quot;;IF(ISNA([.G417]);NA();1/([.G417]*[Tables.$C49])))">
            <text:p/>
          </table:table-cell>
          <table:table-cell table:style-name="ce707" table:formula="of:=IF([.H417]=&quot;&quot;;&quot;&quot;;IF(ISNA([.H417]);NA();1/([.H417]*[Tables.$C49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720"/>
          <table:table-cell table:style-name="ce835"/>
          <table:table-cell table:style-name="ce940" table:formula="of:=IF([.AB281]=&quot;&quot;;&quot;&quot;;[.AB281])">
            <text:p/>
          </table:table-cell>
          <table:table-cell table:style-name="ce102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34]=&quot;&quot;;&quot;&quot;;HLOOKUP([.Q334];TO10Values;MATCH([.$P334];TO10Group;0)))">
            <text:p/>
          </table:table-cell>
          <table:table-cell table:style-name="ce591" table:formula="of:=IF([.R334]=&quot;&quot;;&quot;&quot;;HLOOKUP([.R334];TO10Values;MATCH([.$P334];TO10Group;0)))">
            <text:p/>
          </table:table-cell>
          <table:table-cell table:style-name="ce591" table:formula="of:=IF([.S334]=&quot;&quot;;&quot;&quot;;HLOOKUP([.S334];TO10Values;MATCH([.$P334];TO10Group;0)))">
            <text:p/>
          </table:table-cell>
          <table:table-cell table:style-name="ce591" table:formula="of:=IF([.T334]=&quot;&quot;;&quot;&quot;;HLOOKUP([.T334];TO10Values;MATCH([.$P334];TO10Group;0)))">
            <text:p/>
          </table:table-cell>
          <table:table-cell table:style-name="ce658" table:formula="of:=IF([.U334]=&quot;&quot;;&quot;&quot;;HLOOKUP([.U334];TO10Values;MATCH([.$P334];TO10Group;0)))">
            <text:p/>
          </table:table-cell>
          <table:table-cell table:style-name="ce668" table:formula="of:=IF([.D418]=&quot;&quot;;&quot;&quot;;IF(ISNA([.D418]);NA();1/([.D418]*[Tables.$C50])))">
            <text:p/>
          </table:table-cell>
          <table:table-cell table:style-name="ce678" table:formula="of:=IF([.E418]=&quot;&quot;;&quot;&quot;;IF(ISNA([.E418]);NA();1/([.E418]*[Tables.$C50])))">
            <text:p/>
          </table:table-cell>
          <table:table-cell table:style-name="ce678" table:formula="of:=IF([.F418]=&quot;&quot;;&quot;&quot;;IF(ISNA([.F418]);NA();1/([.F418]*[Tables.$C50])))">
            <text:p/>
          </table:table-cell>
          <table:table-cell table:style-name="ce678" table:formula="of:=IF([.G418]=&quot;&quot;;&quot;&quot;;IF(ISNA([.G418]);NA();1/([.G418]*[Tables.$C50])))">
            <text:p/>
          </table:table-cell>
          <table:table-cell table:style-name="ce707" table:formula="of:=IF([.H418]=&quot;&quot;;&quot;&quot;;IF(ISNA([.H418]);NA();1/([.H418]*[Tables.$C50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7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35]=&quot;&quot;;&quot;&quot;;HLOOKUP([.Q335];TO10Values;MATCH([.$P335];TO10Group;0)))">
            <text:p/>
          </table:table-cell>
          <table:table-cell table:style-name="ce591" table:formula="of:=IF([.R335]=&quot;&quot;;&quot;&quot;;HLOOKUP([.R335];TO10Values;MATCH([.$P335];TO10Group;0)))">
            <text:p/>
          </table:table-cell>
          <table:table-cell table:style-name="ce591" table:formula="of:=IF([.S335]=&quot;&quot;;&quot;&quot;;HLOOKUP([.S335];TO10Values;MATCH([.$P335];TO10Group;0)))">
            <text:p/>
          </table:table-cell>
          <table:table-cell table:style-name="ce591" table:formula="of:=IF([.T335]=&quot;&quot;;&quot;&quot;;HLOOKUP([.T335];TO10Values;MATCH([.$P335];TO10Group;0)))">
            <text:p/>
          </table:table-cell>
          <table:table-cell table:style-name="ce658" table:formula="of:=IF([.U335]=&quot;&quot;;&quot;&quot;;HLOOKUP([.U335];TO10Values;MATCH([.$P335];TO10Group;0)))">
            <text:p/>
          </table:table-cell>
          <table:table-cell table:style-name="ce668" table:formula="of:=IF([.D419]=&quot;&quot;;&quot;&quot;;IF(ISNA([.D419]);NA();1/([.D419]*[Tables.$C51])))">
            <text:p/>
          </table:table-cell>
          <table:table-cell table:style-name="ce678" table:formula="of:=IF([.E419]=&quot;&quot;;&quot;&quot;;IF(ISNA([.E419]);NA();1/([.E419]*[Tables.$C51])))">
            <text:p/>
          </table:table-cell>
          <table:table-cell table:style-name="ce678" table:formula="of:=IF([.F419]=&quot;&quot;;&quot;&quot;;IF(ISNA([.F419]);NA();1/([.F419]*[Tables.$C51])))">
            <text:p/>
          </table:table-cell>
          <table:table-cell table:style-name="ce678" table:formula="of:=IF([.G419]=&quot;&quot;;&quot;&quot;;IF(ISNA([.G419]);NA();1/([.G419]*[Tables.$C51])))">
            <text:p/>
          </table:table-cell>
          <table:table-cell table:style-name="ce707" table:formula="of:=IF([.H419]=&quot;&quot;;&quot;&quot;;IF(ISNA([.H419]);NA();1/([.H419]*[Tables.$C51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36]=&quot;&quot;;&quot;&quot;;HLOOKUP([.Q336];TO10Values;MATCH([.$P336];TO10Group;0)))">
            <text:p/>
          </table:table-cell>
          <table:table-cell table:style-name="ce591" table:formula="of:=IF([.R336]=&quot;&quot;;&quot;&quot;;HLOOKUP([.R336];TO10Values;MATCH([.$P336];TO10Group;0)))">
            <text:p/>
          </table:table-cell>
          <table:table-cell table:style-name="ce591" table:formula="of:=IF([.S336]=&quot;&quot;;&quot;&quot;;HLOOKUP([.S336];TO10Values;MATCH([.$P336];TO10Group;0)))">
            <text:p/>
          </table:table-cell>
          <table:table-cell table:style-name="ce591" table:formula="of:=IF([.T336]=&quot;&quot;;&quot;&quot;;HLOOKUP([.T336];TO10Values;MATCH([.$P336];TO10Group;0)))">
            <text:p/>
          </table:table-cell>
          <table:table-cell table:style-name="ce658" table:formula="of:=IF([.U336]=&quot;&quot;;&quot;&quot;;HLOOKUP([.U336];TO10Values;MATCH([.$P336];TO10Group;0)))">
            <text:p/>
          </table:table-cell>
          <table:table-cell table:style-name="ce668" table:formula="of:=IF([.D420]=&quot;&quot;;&quot;&quot;;IF(ISNA([.D420]);NA();1/([.D420]*[Tables.$C52])))">
            <text:p/>
          </table:table-cell>
          <table:table-cell table:style-name="ce678" table:formula="of:=IF([.E420]=&quot;&quot;;&quot;&quot;;IF(ISNA([.E420]);NA();1/([.E420]*[Tables.$C52])))">
            <text:p/>
          </table:table-cell>
          <table:table-cell table:style-name="ce678" table:formula="of:=IF([.F420]=&quot;&quot;;&quot;&quot;;IF(ISNA([.F420]);NA();1/([.F420]*[Tables.$C52])))">
            <text:p/>
          </table:table-cell>
          <table:table-cell table:style-name="ce678" table:formula="of:=IF([.G420]=&quot;&quot;;&quot;&quot;;IF(ISNA([.G420]);NA();1/([.G420]*[Tables.$C52])))">
            <text:p/>
          </table:table-cell>
          <table:table-cell table:style-name="ce707" table:formula="of:=IF([.H420]=&quot;&quot;;&quot;&quot;;IF(ISNA([.H420]);NA();1/([.H420]*[Tables.$C52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9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37]=&quot;&quot;;&quot;&quot;;HLOOKUP([.Q337];TO10Values;MATCH([.$P337];TO10Group;0)))">
            <text:p/>
          </table:table-cell>
          <table:table-cell table:style-name="ce591" table:formula="of:=IF([.R337]=&quot;&quot;;&quot;&quot;;HLOOKUP([.R337];TO10Values;MATCH([.$P337];TO10Group;0)))">
            <text:p/>
          </table:table-cell>
          <table:table-cell table:style-name="ce591" table:formula="of:=IF([.S337]=&quot;&quot;;&quot;&quot;;HLOOKUP([.S337];TO10Values;MATCH([.$P337];TO10Group;0)))">
            <text:p/>
          </table:table-cell>
          <table:table-cell table:style-name="ce591" table:formula="of:=IF([.T337]=&quot;&quot;;&quot;&quot;;HLOOKUP([.T337];TO10Values;MATCH([.$P337];TO10Group;0)))">
            <text:p/>
          </table:table-cell>
          <table:table-cell table:style-name="ce658" table:formula="of:=IF([.U337]=&quot;&quot;;&quot;&quot;;HLOOKUP([.U337];TO10Values;MATCH([.$P337];TO10Group;0)))">
            <text:p/>
          </table:table-cell>
          <table:table-cell table:style-name="ce668" table:formula="of:=IF([.D421]=&quot;&quot;;&quot;&quot;;IF(ISNA([.D421]);NA();1/([.D421]*[Tables.$C53])))">
            <text:p/>
          </table:table-cell>
          <table:table-cell table:style-name="ce678" table:formula="of:=IF([.E421]=&quot;&quot;;&quot;&quot;;IF(ISNA([.E421]);NA();1/([.E421]*[Tables.$C53])))">
            <text:p/>
          </table:table-cell>
          <table:table-cell table:style-name="ce678" table:formula="of:=IF([.F421]=&quot;&quot;;&quot;&quot;;IF(ISNA([.F421]);NA();1/([.F421]*[Tables.$C53])))">
            <text:p/>
          </table:table-cell>
          <table:table-cell table:style-name="ce678" table:formula="of:=IF([.G421]=&quot;&quot;;&quot;&quot;;IF(ISNA([.G421]);NA();1/([.G421]*[Tables.$C53])))">
            <text:p/>
          </table:table-cell>
          <table:table-cell table:style-name="ce707" table:formula="of:=IF([.H421]=&quot;&quot;;&quot;&quot;;IF(ISNA([.H421]);NA();1/([.H421]*[Tables.$C53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38]=&quot;&quot;;&quot;&quot;;HLOOKUP([.Q338];TO10Values;MATCH([.$P338];TO10Group;0)))">
            <text:p/>
          </table:table-cell>
          <table:table-cell table:style-name="ce591" table:formula="of:=IF([.R338]=&quot;&quot;;&quot;&quot;;HLOOKUP([.R338];TO10Values;MATCH([.$P338];TO10Group;0)))">
            <text:p/>
          </table:table-cell>
          <table:table-cell table:style-name="ce591" table:formula="of:=IF([.S338]=&quot;&quot;;&quot;&quot;;HLOOKUP([.S338];TO10Values;MATCH([.$P338];TO10Group;0)))">
            <text:p/>
          </table:table-cell>
          <table:table-cell table:style-name="ce591" table:formula="of:=IF([.T338]=&quot;&quot;;&quot;&quot;;HLOOKUP([.T338];TO10Values;MATCH([.$P338];TO10Group;0)))">
            <text:p/>
          </table:table-cell>
          <table:table-cell table:style-name="ce658" table:formula="of:=IF([.U338]=&quot;&quot;;&quot;&quot;;HLOOKUP([.U338];TO10Values;MATCH([.$P338];TO10Group;0)))">
            <text:p/>
          </table:table-cell>
          <table:table-cell table:style-name="ce668" table:formula="of:=IF([.D422]=&quot;&quot;;&quot;&quot;;IF(ISNA([.D422]);NA();1/([.D422]*[Tables.$C54])))">
            <text:p/>
          </table:table-cell>
          <table:table-cell table:style-name="ce678" table:formula="of:=IF([.E422]=&quot;&quot;;&quot;&quot;;IF(ISNA([.E422]);NA();1/([.E422]*[Tables.$C54])))">
            <text:p/>
          </table:table-cell>
          <table:table-cell table:style-name="ce678" table:formula="of:=IF([.F422]=&quot;&quot;;&quot;&quot;;IF(ISNA([.F422]);NA();1/([.F422]*[Tables.$C54])))">
            <text:p/>
          </table:table-cell>
          <table:table-cell table:style-name="ce678" table:formula="of:=IF([.G422]=&quot;&quot;;&quot;&quot;;IF(ISNA([.G422]);NA();1/([.G422]*[Tables.$C54])))">
            <text:p/>
          </table:table-cell>
          <table:table-cell table:style-name="ce707" table:formula="of:=IF([.H422]=&quot;&quot;;&quot;&quot;;IF(ISNA([.H422]);NA();1/([.H422]*[Tables.$C54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1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39]=&quot;&quot;;&quot;&quot;;HLOOKUP([.Q339];TO10Values;MATCH([.$P339];TO10Group;0)))">
            <text:p/>
          </table:table-cell>
          <table:table-cell table:style-name="ce591" table:formula="of:=IF([.R339]=&quot;&quot;;&quot;&quot;;HLOOKUP([.R339];TO10Values;MATCH([.$P339];TO10Group;0)))">
            <text:p/>
          </table:table-cell>
          <table:table-cell table:style-name="ce591" table:formula="of:=IF([.S339]=&quot;&quot;;&quot;&quot;;HLOOKUP([.S339];TO10Values;MATCH([.$P339];TO10Group;0)))">
            <text:p/>
          </table:table-cell>
          <table:table-cell table:style-name="ce591" table:formula="of:=IF([.T339]=&quot;&quot;;&quot;&quot;;HLOOKUP([.T339];TO10Values;MATCH([.$P339];TO10Group;0)))">
            <text:p/>
          </table:table-cell>
          <table:table-cell table:style-name="ce658" table:formula="of:=IF([.U339]=&quot;&quot;;&quot;&quot;;HLOOKUP([.U339];TO10Values;MATCH([.$P339];TO10Group;0)))">
            <text:p/>
          </table:table-cell>
          <table:table-cell table:style-name="ce668" table:formula="of:=IF([.D423]=&quot;&quot;;&quot;&quot;;IF(ISNA([.D423]);NA();1/([.D423]*[Tables.$C55])))">
            <text:p/>
          </table:table-cell>
          <table:table-cell table:style-name="ce678" table:formula="of:=IF([.E423]=&quot;&quot;;&quot;&quot;;IF(ISNA([.E423]);NA();1/([.E423]*[Tables.$C55])))">
            <text:p/>
          </table:table-cell>
          <table:table-cell table:style-name="ce678" table:formula="of:=IF([.F423]=&quot;&quot;;&quot;&quot;;IF(ISNA([.F423]);NA();1/([.F423]*[Tables.$C55])))">
            <text:p/>
          </table:table-cell>
          <table:table-cell table:style-name="ce678" table:formula="of:=IF([.G423]=&quot;&quot;;&quot;&quot;;IF(ISNA([.G423]);NA();1/([.G423]*[Tables.$C55])))">
            <text:p/>
          </table:table-cell>
          <table:table-cell table:style-name="ce707" table:formula="of:=IF([.H423]=&quot;&quot;;&quot;&quot;;IF(ISNA([.H423]);NA();1/([.H423]*[Tables.$C55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40]=&quot;&quot;;&quot;&quot;;HLOOKUP([.Q340];TO10Values;MATCH([.$P340];TO10Group;0)))">
            <text:p/>
          </table:table-cell>
          <table:table-cell table:style-name="ce591" table:formula="of:=IF([.R340]=&quot;&quot;;&quot;&quot;;HLOOKUP([.R340];TO10Values;MATCH([.$P340];TO10Group;0)))">
            <text:p/>
          </table:table-cell>
          <table:table-cell table:style-name="ce591" table:formula="of:=IF([.S340]=&quot;&quot;;&quot;&quot;;HLOOKUP([.S340];TO10Values;MATCH([.$P340];TO10Group;0)))">
            <text:p/>
          </table:table-cell>
          <table:table-cell table:style-name="ce591" table:formula="of:=IF([.T340]=&quot;&quot;;&quot;&quot;;HLOOKUP([.T340];TO10Values;MATCH([.$P340];TO10Group;0)))">
            <text:p/>
          </table:table-cell>
          <table:table-cell table:style-name="ce658" table:formula="of:=IF([.U340]=&quot;&quot;;&quot;&quot;;HLOOKUP([.U340];TO10Values;MATCH([.$P340];TO10Group;0)))">
            <text:p/>
          </table:table-cell>
          <table:table-cell table:style-name="ce668" table:formula="of:=IF([.D424]=&quot;&quot;;&quot;&quot;;IF(ISNA([.D424]);NA();1/([.D424]*[Tables.$C56])))">
            <text:p/>
          </table:table-cell>
          <table:table-cell table:style-name="ce678" table:formula="of:=IF([.E424]=&quot;&quot;;&quot;&quot;;IF(ISNA([.E424]);NA();1/([.E424]*[Tables.$C56])))">
            <text:p/>
          </table:table-cell>
          <table:table-cell table:style-name="ce678" table:formula="of:=IF([.F424]=&quot;&quot;;&quot;&quot;;IF(ISNA([.F424]);NA();1/([.F424]*[Tables.$C56])))">
            <text:p/>
          </table:table-cell>
          <table:table-cell table:style-name="ce678" table:formula="of:=IF([.G424]=&quot;&quot;;&quot;&quot;;IF(ISNA([.G424]);NA();1/([.G424]*[Tables.$C56])))">
            <text:p/>
          </table:table-cell>
          <table:table-cell table:style-name="ce707" table:formula="of:=IF([.H424]=&quot;&quot;;&quot;&quot;;IF(ISNA([.H424]);NA();1/([.H424]*[Tables.$C56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41]=&quot;&quot;;&quot;&quot;;HLOOKUP([.Q341];TO10Values;MATCH([.$P341];TO10Group;0)))">
            <text:p/>
          </table:table-cell>
          <table:table-cell table:style-name="ce591" table:formula="of:=IF([.R341]=&quot;&quot;;&quot;&quot;;HLOOKUP([.R341];TO10Values;MATCH([.$P341];TO10Group;0)))">
            <text:p/>
          </table:table-cell>
          <table:table-cell table:style-name="ce591" table:formula="of:=IF([.S341]=&quot;&quot;;&quot;&quot;;HLOOKUP([.S341];TO10Values;MATCH([.$P341];TO10Group;0)))">
            <text:p/>
          </table:table-cell>
          <table:table-cell table:style-name="ce591" table:formula="of:=IF([.T341]=&quot;&quot;;&quot;&quot;;HLOOKUP([.T341];TO10Values;MATCH([.$P341];TO10Group;0)))">
            <text:p/>
          </table:table-cell>
          <table:table-cell table:style-name="ce658" table:formula="of:=IF([.U341]=&quot;&quot;;&quot;&quot;;HLOOKUP([.U341];TO10Values;MATCH([.$P341];TO10Group;0)))">
            <text:p/>
          </table:table-cell>
          <table:table-cell table:style-name="ce668" table:formula="of:=IF([.D425]=&quot;&quot;;&quot;&quot;;IF(ISNA([.D425]);NA();1/([.D425]*[Tables.$C57])))">
            <text:p/>
          </table:table-cell>
          <table:table-cell table:style-name="ce678" table:formula="of:=IF([.E425]=&quot;&quot;;&quot;&quot;;IF(ISNA([.E425]);NA();1/([.E425]*[Tables.$C57])))">
            <text:p/>
          </table:table-cell>
          <table:table-cell table:style-name="ce678" table:formula="of:=IF([.F425]=&quot;&quot;;&quot;&quot;;IF(ISNA([.F425]);NA();1/([.F425]*[Tables.$C57])))">
            <text:p/>
          </table:table-cell>
          <table:table-cell table:style-name="ce678" table:formula="of:=IF([.G425]=&quot;&quot;;&quot;&quot;;IF(ISNA([.G425]);NA();1/([.G425]*[Tables.$C57])))">
            <text:p/>
          </table:table-cell>
          <table:table-cell table:style-name="ce707" table:formula="of:=IF([.H425]=&quot;&quot;;&quot;&quot;;IF(ISNA([.H425]);NA();1/([.H425]*[Tables.$C5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42]=&quot;&quot;;&quot;&quot;;HLOOKUP([.Q342];TO10Values;MATCH([.$P342];TO10Group;0)))">
            <text:p/>
          </table:table-cell>
          <table:table-cell table:style-name="ce592" table:formula="of:=IF([.R342]=&quot;&quot;;&quot;&quot;;HLOOKUP([.R342];TO10Values;MATCH([.$P342];TO10Group;0)))">
            <text:p/>
          </table:table-cell>
          <table:table-cell table:style-name="ce592" table:formula="of:=IF([.S342]=&quot;&quot;;&quot;&quot;;HLOOKUP([.S342];TO10Values;MATCH([.$P342];TO10Group;0)))">
            <text:p/>
          </table:table-cell>
          <table:table-cell table:style-name="ce592" table:formula="of:=IF([.T342]=&quot;&quot;;&quot;&quot;;HLOOKUP([.T342];TO10Values;MATCH([.$P342];TO10Group;0)))">
            <text:p/>
          </table:table-cell>
          <table:table-cell table:style-name="ce659" table:formula="of:=IF([.U342]=&quot;&quot;;&quot;&quot;;HLOOKUP([.U342];TO10Values;MATCH([.$P342];TO10Group;0)))">
            <text:p/>
          </table:table-cell>
          <table:table-cell table:style-name="ce669" table:formula="of:=IF([.D426]=&quot;&quot;;&quot;&quot;;IF(ISNA([.D426]);NA();1/([.D426]*[Tables.$C58])))">
            <text:p/>
          </table:table-cell>
          <table:table-cell table:style-name="ce679" table:formula="of:=IF([.E426]=&quot;&quot;;&quot;&quot;;IF(ISNA([.E426]);NA();1/([.E426]*[Tables.$C58])))">
            <text:p/>
          </table:table-cell>
          <table:table-cell table:style-name="ce679" table:formula="of:=IF([.F426]=&quot;&quot;;&quot;&quot;;IF(ISNA([.F426]);NA();1/([.F426]*[Tables.$C58])))">
            <text:p/>
          </table:table-cell>
          <table:table-cell table:style-name="ce679" table:formula="of:=IF([.G426]=&quot;&quot;;&quot;&quot;;IF(ISNA([.G426]);NA();1/([.G426]*[Tables.$C58])))">
            <text:p/>
          </table:table-cell>
          <table:table-cell table:style-name="ce708" table:formula="of:=IF([.H426]=&quot;&quot;;&quot;&quot;;IF(ISNA([.H426]);NA();1/([.H426]*[Tables.$C5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5])" office:value-type="float" office:value="0" calcext:value-type="float">
            <text:p>0</text:p>
          </table:table-cell>
          <table:table-cell table:style-name="ce575"/>
          <table:table-cell table:style-name="ce1025"/>
          <table:table-cell table:style-name="ce575"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44]" office:value-type="string" office:string-value="Comments:" calcext:value-type="string">
            <text:p>Comments:</text:p>
          </table:table-cell>
          <table:table-cell table:style-name="ce536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344])&lt;=265;&quot;&quot;;RIGHT([.Q344];LEN([.Q344])-SEARCH(&quot; &quot;;[.Q34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48]=&quot;&quot;;&quot;&quot;;[.Q348]&amp;&quot; &quot;&amp;flocm_in)">
            <text:p/>
          </table:table-cell>
          <table:table-cell table:style-name="ce593" table:formula="of:=IF([.R348]=&quot;&quot;;&quot;&quot;;[.R348]&amp;&quot; &quot;&amp;flocm_in)">
            <text:p/>
          </table:table-cell>
          <table:table-cell table:style-name="ce593" table:formula="of:=IF([.S348]=&quot;&quot;;&quot;&quot;;[.S348]&amp;&quot; &quot;&amp;flocm_in)">
            <text:p/>
          </table:table-cell>
          <table:table-cell table:style-name="ce593" table:formula="of:=IF([.T348]=&quot;&quot;;&quot;&quot;;[.T348]&amp;&quot; &quot;&amp;flocm_in)">
            <text:p/>
          </table:table-cell>
          <table:table-cell table:style-name="ce593" table:formula="of:=IF([.U348]=&quot;&quot;;&quot;&quot;;[.U348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138" table:formula="of:=[.P349]" office:value-type="string" office:string-value="Horizontal" calcext:value-type="string">
            <text:p>Horizontal</text:p>
          </table:table-cell>
          <table:table-cell table:style-name="ce594" table:formula="of:=IF([.Q349]=&quot;&quot;;&quot;&quot;;[.Q349])">
            <text:p/>
          </table:table-cell>
          <table:table-cell table:style-name="ce594" table:formula="of:=IF([.R349]=&quot;&quot;;&quot;&quot;;[.R349])">
            <text:p/>
          </table:table-cell>
          <table:table-cell table:style-name="ce594" table:formula="of:=IF([.S349]=&quot;&quot;;&quot;&quot;;[.S349])">
            <text:p/>
          </table:table-cell>
          <table:table-cell table:style-name="ce594" table:formula="of:=IF([.T349]=&quot;&quot;;&quot;&quot;;[.T349])">
            <text:p/>
          </table:table-cell>
          <table:table-cell table:style-name="ce594" table:formula="of:=IF([.U349]=&quot;&quot;;&quot;&quot;;[.U349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138" table:formula="of:=[.P350]" office:value-type="string" office:string-value="Vertical" calcext:value-type="string">
            <text:p>Vertical</text:p>
          </table:table-cell>
          <table:table-cell table:style-name="ce594" table:formula="of:=IF([.Q350]=&quot;&quot;;&quot;&quot;;[.Q350])">
            <text:p/>
          </table:table-cell>
          <table:table-cell table:style-name="ce594" table:formula="of:=IF([.R350]=&quot;&quot;;&quot;&quot;;[.R350])">
            <text:p/>
          </table:table-cell>
          <table:table-cell table:style-name="ce594" table:formula="of:=IF([.S350]=&quot;&quot;;&quot;&quot;;[.S350])">
            <text:p/>
          </table:table-cell>
          <table:table-cell table:style-name="ce594" table:formula="of:=IF([.T350]=&quot;&quot;;&quot;&quot;;[.T350])">
            <text:p/>
          </table:table-cell>
          <table:table-cell table:style-name="ce594" table:formula="of:=IF([.U350]=&quot;&quot;;&quot;&quot;;[.U350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138" table:formula="of:=[.P351]" office:value-type="string" office:string-value="Diagonal" calcext:value-type="string">
            <text:p>Diagonal</text:p>
          </table:table-cell>
          <table:table-cell table:style-name="ce594" table:formula="of:=IF([.Q351]=&quot;&quot;;&quot;&quot;;[.Q351])">
            <text:p/>
          </table:table-cell>
          <table:table-cell table:style-name="ce594" table:formula="of:=IF([.R351]=&quot;&quot;;&quot;&quot;;[.R351])">
            <text:p/>
          </table:table-cell>
          <table:table-cell table:style-name="ce594" table:formula="of:=IF([.S351]=&quot;&quot;;&quot;&quot;;[.S351])">
            <text:p/>
          </table:table-cell>
          <table:table-cell table:style-name="ce594" table:formula="of:=IF([.T351]=&quot;&quot;;&quot;&quot;;[.T351])">
            <text:p/>
          </table:table-cell>
          <table:table-cell table:style-name="ce594" table:formula="of:=IF([.U351]=&quot;&quot;;&quot;&quot;;[.U351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138" table:formula="of:=[.P352]" office:value-type="string" office:string-value="Acceptable" calcext:value-type="string">
            <text:p>Acceptable</text:p>
          </table:table-cell>
          <table:table-cell table:style-name="ce530" table:formula="of:=IF([.Q352]=&quot;&quot;;&quot;&quot;;[.Q352])" office:value-type="string" office:string-value="NA" calcext:value-type="string">
            <text:p>NA</text:p>
          </table:table-cell>
          <table:table-cell table:style-name="ce530" table:formula="of:=IF([.R352]=&quot;&quot;;&quot;&quot;;[.R352])" office:value-type="string" office:string-value="NA" calcext:value-type="string">
            <text:p>NA</text:p>
          </table:table-cell>
          <table:table-cell table:style-name="ce530" table:formula="of:=IF([.S352]=&quot;&quot;;&quot;&quot;;[.S352])" office:value-type="string" office:string-value="NA" calcext:value-type="string">
            <text:p>NA</text:p>
          </table:table-cell>
          <table:table-cell table:style-name="ce530" table:formula="of:=IF([.T352]=&quot;&quot;;&quot;&quot;;[.T352])" office:value-type="string" office:string-value="NA" calcext:value-type="string">
            <text:p>NA</text:p>
          </table:table-cell>
          <table:table-cell table:style-name="ce530" table:formula="of:=IF([.U352]=&quot;&quot;;&quot;&quot;;[.U352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53]" office:value-type="string" office:string-value="Criteria: " calcext:value-type="string">
            <text:p>Criteria: </text:p>
          </table:table-cell>
          <table:table-cell table:style-name="ce544" table:formula="of:=[.R353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55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57]" office:value-type="string" office:string-value="Measured" calcext:value-type="string">
            <text:p>Measured</text:p>
          </table:table-cell>
          <table:table-cell table:style-name="ce97" table:formula="of:=[.Q357]" office:value-type="string" office:string-value="Difference" calcext:value-type="string">
            <text:p>Difference</text:p>
          </table:table-cell>
          <table:table-cell table:style-name="ce97" table:formula="of:=[.R357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58]" office:value-type="string" office:string-value="Top" calcext:value-type="string">
            <text:p>Top</text:p>
          </table:table-cell>
          <table:table-cell table:style-name="ce547" table:formula="of:=[.P358]">
            <text:p/>
          </table:table-cell>
          <table:table-cell table:style-name="ce120" table:formula="of:=[.Q358]" table:number-columns-spanned="1" table:number-rows-spanned="2">
            <text:p/>
          </table:table-cell>
          <table:table-cell table:style-name="ce144" table:formula="of:=[.R358]" table:number-columns-spanned="1" table:number-rows-spanned="4">
            <text:p/>
          </table:table-cell>
          <table:table-cell table:style-name="ce525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59]" office:value-type="string" office:string-value="Bottom" calcext:value-type="string">
            <text:p>Bottom</text:p>
          </table:table-cell>
          <table:table-cell table:style-name="ce548" table:formula="of:=[.P359]">
            <text:p/>
          </table:table-cell>
          <table:covered-table-cell table:style-name="ce121"/>
          <table:covered-table-cell table:style-name="ce145"/>
          <table:table-cell table:style-name="ce525"/>
          <table:table-cell table:style-name="ce670" table:formula="of:=[.T360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60]" office:value-type="string" office:string-value="Left" calcext:value-type="string">
            <text:p>Left</text:p>
          </table:table-cell>
          <table:table-cell table:style-name="ce548" table:formula="of:=[.P360]">
            <text:p/>
          </table:table-cell>
          <table:table-cell table:style-name="ce122" table:formula="of:=[.Q360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61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61]" office:value-type="string" office:string-value="Right" calcext:value-type="string">
            <text:p>Right</text:p>
          </table:table-cell>
          <table:table-cell table:style-name="ce550" table:formula="of:=[.P361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62]" office:value-type="string" office:string-value="Criteria:" calcext:value-type="string">
            <text:p>Criteria:</text:p>
          </table:table-cell>
          <table:table-cell table:style-name="ce595" table:formula="of:=[.P362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63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64]" office:value-type="string" office:string-value="Comments:" calcext:value-type="string">
            <text:p>Comments:</text:p>
          </table:table-cell>
          <table:table-cell table:style-name="ce536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413" table:formula="of:=IF(LEN([.Q364])&lt;=265;&quot;&quot;;RIGHT([.Q364];LEN([.Q364])-SEARCH(&quot; &quot;;[.Q36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4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5" table:number-columns-repeated="10"/>
          <table:table-cell table:style-name="ce694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71]=&quot;&quot;;&quot;&quot;;IF(LEN([.Q371])&lt;=135;[.Q371];IF(LEN([.Q371])&lt;=260;LEFT([.Q371];SEARCH(&quot; &quot;;[.Q371];125));LEFT([.Q371];SEARCH(&quot; &quot;;[.Q37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71])&lt;=135;&quot;&quot;;IF(LEN([.Q371])&lt;=260;RIGHT([.Q371];LEN([.Q371])-SEARCH(&quot; &quot;;[.Q371];125));MID([.Q371];SEARCH(&quot; &quot;;[.Q371];130);IF(LEN([.Q371])&lt;=265;LEN([.Q371]);SEARCH(&quot; &quot;;[.Q371];255)-SEARCH(&quot; &quot;;[.Q37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71])&lt;=265;&quot;&quot;;RIGHT([.Q371];LEN([.Q371])-SEARCH(&quot; &quot;;[.Q37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73]=&quot;&quot;;&quot;&quot;;IF(LEN([.Q373])&lt;=135;[.Q373];IF(LEN([.Q373])&lt;=260;LEFT([.Q373];SEARCH(&quot; &quot;;[.Q373];125));LEFT([.Q373];SEARCH(&quot; &quot;;[.Q37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73])&lt;=135;&quot;&quot;;IF(LEN([.Q373])&lt;=260;RIGHT([.Q373];LEN([.Q373])-SEARCH(&quot; &quot;;[.Q373];125));MID([.Q373];SEARCH(&quot; &quot;;[.Q373];130);IF(LEN([.Q373])&lt;=265;LEN([.Q373]);SEARCH(&quot; &quot;;[.Q373];255)-SEARCH(&quot; &quot;;[.Q37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73])&lt;=265;&quot;&quot;;RIGHT([.Q373];LEN([.Q373])-SEARCH(&quot; &quot;;[.Q37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75]=&quot;&quot;;&quot;&quot;;IF(LEN([.Q375])&lt;=135;[.Q375];IF(LEN([.Q375])&lt;=260;LEFT([.Q375];SEARCH(&quot; &quot;;[.Q375];125));LEFT([.Q375];SEARCH(&quot; &quot;;[.Q37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75])&lt;=135;&quot;&quot;;IF(LEN([.Q375])&lt;=260;RIGHT([.Q375];LEN([.Q375])-SEARCH(&quot; &quot;;[.Q375];125));MID([.Q375];SEARCH(&quot; &quot;;[.Q375];130);IF(LEN([.Q375])&lt;=265;LEN([.Q375]);SEARCH(&quot; &quot;;[.Q375];255)-SEARCH(&quot; &quot;;[.Q37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75])&lt;=265;&quot;&quot;;RIGHT([.Q375];LEN([.Q375])-SEARCH(&quot; &quot;;[.Q37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77]=&quot;&quot;;&quot;&quot;;IF(LEN([.Q377])&lt;=135;[.Q377];IF(LEN([.Q377])&lt;=260;LEFT([.Q377];SEARCH(&quot; &quot;;[.Q377];125));LEFT([.Q377];SEARCH(&quot; &quot;;[.Q37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77])&lt;=135;&quot;&quot;;IF(LEN([.Q377])&lt;=260;RIGHT([.Q377];LEN([.Q377])-SEARCH(&quot; &quot;;[.Q377];125));MID([.Q377];SEARCH(&quot; &quot;;[.Q377];130);IF(LEN([.Q377])&lt;=265;LEN([.Q377]);SEARCH(&quot; &quot;;[.Q377];255)-SEARCH(&quot; &quot;;[.Q37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77])&lt;=265;&quot;&quot;;RIGHT([.Q377];LEN([.Q377])-SEARCH(&quot; &quot;;[.Q37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79]=&quot;&quot;;&quot;&quot;;IF(LEN([.Q379])&lt;=135;[.Q379];IF(LEN([.Q379])&lt;=260;LEFT([.Q379];SEARCH(&quot; &quot;;[.Q379];125));LEFT([.Q379];SEARCH(&quot; &quot;;[.Q37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79])&lt;=135;&quot;&quot;;IF(LEN([.Q379])&lt;=260;RIGHT([.Q379];LEN([.Q379])-SEARCH(&quot; &quot;;[.Q379];125));MID([.Q379];SEARCH(&quot; &quot;;[.Q379];130);IF(LEN([.Q379])&lt;=265;LEN([.Q379]);SEARCH(&quot; &quot;;[.Q379];255)-SEARCH(&quot; &quot;;[.Q37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79])&lt;=265;&quot;&quot;;RIGHT([.Q379];LEN([.Q379])-SEARCH(&quot; &quot;;[.Q37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81]=&quot;&quot;;&quot;&quot;;IF(LEN([.Q381])&lt;=135;[.Q381];IF(LEN([.Q381])&lt;=260;LEFT([.Q381];SEARCH(&quot; &quot;;[.Q381];125));LEFT([.Q381];SEARCH(&quot; &quot;;[.Q38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81])&lt;=135;&quot;&quot;;IF(LEN([.Q381])&lt;=260;RIGHT([.Q381];LEN([.Q381])-SEARCH(&quot; &quot;;[.Q381];125));MID([.Q381];SEARCH(&quot; &quot;;[.Q381];130);IF(LEN([.Q381])&lt;=265;LEN([.Q381]);SEARCH(&quot; &quot;;[.Q381];255)-SEARCH(&quot; &quot;;[.Q38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81])&lt;=265;&quot;&quot;;RIGHT([.Q381];LEN([.Q381])-SEARCH(&quot; &quot;;[.Q38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83]=&quot;&quot;;&quot;&quot;;IF(LEN([.Q383])&lt;=135;[.Q383];IF(LEN([.Q383])&lt;=260;LEFT([.Q383];SEARCH(&quot; &quot;;[.Q383];125));LEFT([.Q383];SEARCH(&quot; &quot;;[.Q38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83])&lt;=135;&quot;&quot;;IF(LEN([.Q383])&lt;=260;RIGHT([.Q383];LEN([.Q383])-SEARCH(&quot; &quot;;[.Q383];125));MID([.Q383];SEARCH(&quot; &quot;;[.Q383];130);IF(LEN([.Q383])&lt;=265;LEN([.Q383]);SEARCH(&quot; &quot;;[.Q383];255)-SEARCH(&quot; &quot;;[.Q38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83])&lt;=265;&quot;&quot;;RIGHT([.Q383];LEN([.Q383])-SEARCH(&quot; &quot;;[.Q38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85]=&quot;&quot;;&quot;&quot;;IF(LEN([.Q385])&lt;=135;[.Q385];IF(LEN([.Q385])&lt;=260;LEFT([.Q385];SEARCH(&quot; &quot;;[.Q385];125));LEFT([.Q385];SEARCH(&quot; &quot;;[.Q38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85])&lt;=135;&quot;&quot;;IF(LEN([.Q385])&lt;=260;RIGHT([.Q385];LEN([.Q385])-SEARCH(&quot; &quot;;[.Q385];125));MID([.Q385];SEARCH(&quot; &quot;;[.Q385];130);IF(LEN([.Q385])&lt;=265;LEN([.Q385]);SEARCH(&quot; &quot;;[.Q385];255)-SEARCH(&quot; &quot;;[.Q38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85])&lt;=265;&quot;&quot;;RIGHT([.Q385];LEN([.Q385])-SEARCH(&quot; &quot;;[.Q38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87]=&quot;&quot;;&quot;&quot;;IF(LEN([.Q387])&lt;=135;[.Q387];IF(LEN([.Q387])&lt;=260;LEFT([.Q387];SEARCH(&quot; &quot;;[.Q387];125));LEFT([.Q387];SEARCH(&quot; &quot;;[.Q38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87])&lt;=135;&quot;&quot;;IF(LEN([.Q387])&lt;=260;RIGHT([.Q387];LEN([.Q387])-SEARCH(&quot; &quot;;[.Q387];125));MID([.Q387];SEARCH(&quot; &quot;;[.Q387];130);IF(LEN([.Q387])&lt;=265;LEN([.Q387]);SEARCH(&quot; &quot;;[.Q387];255)-SEARCH(&quot; &quot;;[.Q38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87])&lt;=265;&quot;&quot;;RIGHT([.Q387];LEN([.Q387])-SEARCH(&quot; &quot;;[.Q38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89]=&quot;&quot;;&quot;&quot;;IF(LEN([.Q389])&lt;=135;[.Q389];IF(LEN([.Q389])&lt;=260;LEFT([.Q389];SEARCH(&quot; &quot;;[.Q389];125));LEFT([.Q389];SEARCH(&quot; &quot;;[.Q38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89])&lt;=135;&quot;&quot;;IF(LEN([.Q389])&lt;=260;RIGHT([.Q389];LEN([.Q389])-SEARCH(&quot; &quot;;[.Q389];125));MID([.Q389];SEARCH(&quot; &quot;;[.Q389];130);IF(LEN([.Q389])&lt;=265;LEN([.Q389]);SEARCH(&quot; &quot;;[.Q389];255)-SEARCH(&quot; &quot;;[.Q38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89])&lt;=265;&quot;&quot;;RIGHT([.Q389];LEN([.Q389])-SEARCH(&quot; &quot;;[.Q38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91]=&quot;&quot;;&quot;&quot;;IF(LEN([.Q391])&lt;=135;[.Q391];IF(LEN([.Q391])&lt;=260;LEFT([.Q391];SEARCH(&quot; &quot;;[.Q391];125));LEFT([.Q391];SEARCH(&quot; &quot;;[.Q39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91])&lt;=135;&quot;&quot;;IF(LEN([.Q391])&lt;=260;RIGHT([.Q391];LEN([.Q391])-SEARCH(&quot; &quot;;[.Q391];125));MID([.Q391];SEARCH(&quot; &quot;;[.Q391];130);IF(LEN([.Q391])&lt;=265;LEN([.Q391]);SEARCH(&quot; &quot;;[.Q391];255)-SEARCH(&quot; &quot;;[.Q39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91])&lt;=265;&quot;&quot;;RIGHT([.Q391];LEN([.Q391])-SEARCH(&quot; &quot;;[.Q39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93]=&quot;&quot;;&quot;&quot;;IF(LEN([.Q393])&lt;=135;[.Q393];IF(LEN([.Q393])&lt;=260;LEFT([.Q393];SEARCH(&quot; &quot;;[.Q393];125));LEFT([.Q393];SEARCH(&quot; &quot;;[.Q39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93])&lt;=135;&quot;&quot;;IF(LEN([.Q393])&lt;=260;RIGHT([.Q393];LEN([.Q393])-SEARCH(&quot; &quot;;[.Q393];125));MID([.Q393];SEARCH(&quot; &quot;;[.Q393];130);IF(LEN([.Q393])&lt;=265;LEN([.Q393]);SEARCH(&quot; &quot;;[.Q393];255)-SEARCH(&quot; &quot;;[.Q39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93])&lt;=265;&quot;&quot;;RIGHT([.Q393];LEN([.Q393])-SEARCH(&quot; &quot;;[.Q39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95]=&quot;&quot;;&quot;&quot;;IF(LEN([.Q395])&lt;=135;[.Q395];IF(LEN([.Q395])&lt;=260;LEFT([.Q395];SEARCH(&quot; &quot;;[.Q395];125));LEFT([.Q395];SEARCH(&quot; &quot;;[.Q39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95])&lt;=135;&quot;&quot;;IF(LEN([.Q395])&lt;=260;RIGHT([.Q395];LEN([.Q395])-SEARCH(&quot; &quot;;[.Q395];125));MID([.Q395];SEARCH(&quot; &quot;;[.Q395];130);IF(LEN([.Q395])&lt;=265;LEN([.Q395]);SEARCH(&quot; &quot;;[.Q395];255)-SEARCH(&quot; &quot;;[.Q39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95])&lt;=265;&quot;&quot;;RIGHT([.Q395];LEN([.Q395])-SEARCH(&quot; &quot;;[.Q39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97]=&quot;&quot;;&quot;&quot;;IF(LEN([.Q397])&lt;=135;[.Q397];IF(LEN([.Q397])&lt;=260;LEFT([.Q397];SEARCH(&quot; &quot;;[.Q397];125));LEFT([.Q397];SEARCH(&quot; &quot;;[.Q39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97])&lt;=135;&quot;&quot;;IF(LEN([.Q397])&lt;=260;RIGHT([.Q397];LEN([.Q397])-SEARCH(&quot; &quot;;[.Q397];125));MID([.Q397];SEARCH(&quot; &quot;;[.Q397];130);IF(LEN([.Q397])&lt;=265;LEN([.Q397]);SEARCH(&quot; &quot;;[.Q397];255)-SEARCH(&quot; &quot;;[.Q39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97])&lt;=265;&quot;&quot;;RIGHT([.Q397];LEN([.Q397])-SEARCH(&quot; &quot;;[.Q39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99]=&quot;&quot;;&quot;&quot;;IF(LEN([.Q399])&lt;=135;[.Q399];IF(LEN([.Q399])&lt;=260;LEFT([.Q399];SEARCH(&quot; &quot;;[.Q399];125));LEFT([.Q399];SEARCH(&quot; &quot;;[.Q39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99])&lt;=135;&quot;&quot;;IF(LEN([.Q399])&lt;=260;RIGHT([.Q399];LEN([.Q399])-SEARCH(&quot; &quot;;[.Q399];125));MID([.Q399];SEARCH(&quot; &quot;;[.Q399];130);IF(LEN([.Q399])&lt;=265;LEN([.Q399]);SEARCH(&quot; &quot;;[.Q399];255)-SEARCH(&quot; &quot;;[.Q39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99])&lt;=265;&quot;&quot;;RIGHT([.Q399];LEN([.Q399])-SEARCH(&quot; &quot;;[.Q39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01]=&quot;&quot;;&quot;&quot;;IF(LEN([.Q401])&lt;=135;[.Q401];IF(LEN([.Q401])&lt;=260;LEFT([.Q401];SEARCH(&quot; &quot;;[.Q401];125));LEFT([.Q401];SEARCH(&quot; &quot;;[.Q40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01])&lt;=135;&quot;&quot;;IF(LEN([.Q401])&lt;=260;RIGHT([.Q401];LEN([.Q401])-SEARCH(&quot; &quot;;[.Q401];125));MID([.Q401];SEARCH(&quot; &quot;;[.Q401];130);IF(LEN([.Q401])&lt;=265;LEN([.Q401]);SEARCH(&quot; &quot;;[.Q401];255)-SEARCH(&quot; &quot;;[.Q40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01])&lt;=265;&quot;&quot;;RIGHT([.Q401];LEN([.Q401])-SEARCH(&quot; &quot;;[.Q40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03]=&quot;&quot;;&quot;&quot;;IF(LEN([.Q403])&lt;=135;[.Q403];IF(LEN([.Q403])&lt;=260;LEFT([.Q403];SEARCH(&quot; &quot;;[.Q403];125));LEFT([.Q403];SEARCH(&quot; &quot;;[.Q40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03])&lt;=135;&quot;&quot;;IF(LEN([.Q403])&lt;=260;RIGHT([.Q403];LEN([.Q403])-SEARCH(&quot; &quot;;[.Q403];125));MID([.Q403];SEARCH(&quot; &quot;;[.Q403];130);IF(LEN([.Q403])&lt;=265;LEN([.Q403]);SEARCH(&quot; &quot;;[.Q403];255)-SEARCH(&quot; &quot;;[.Q40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03])&lt;=265;&quot;&quot;;RIGHT([.Q403];LEN([.Q403])-SEARCH(&quot; &quot;;[.Q40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05]=&quot;&quot;;&quot;&quot;;IF(LEN([.Q405])&lt;=135;[.Q405];IF(LEN([.Q405])&lt;=260;LEFT([.Q405];SEARCH(&quot; &quot;;[.Q405];125));LEFT([.Q405];SEARCH(&quot; &quot;;[.Q40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05])&lt;=135;&quot;&quot;;IF(LEN([.Q405])&lt;=260;RIGHT([.Q405];LEN([.Q405])-SEARCH(&quot; &quot;;[.Q405];125));MID([.Q405];SEARCH(&quot; &quot;;[.Q405];130);IF(LEN([.Q405])&lt;=265;LEN([.Q405]);SEARCH(&quot; &quot;;[.Q405];255)-SEARCH(&quot; &quot;;[.Q40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05])&lt;=265;&quot;&quot;;RIGHT([.Q405];LEN([.Q405])-SEARCH(&quot; &quot;;[.Q40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07]=&quot;&quot;;&quot;&quot;;IF(LEN([.Q407])&lt;=135;[.Q407];IF(LEN([.Q407])&lt;=260;LEFT([.Q407];SEARCH(&quot; &quot;;[.Q407];125));LEFT([.Q407];SEARCH(&quot; &quot;;[.Q40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07])&lt;=135;&quot;&quot;;IF(LEN([.Q407])&lt;=260;RIGHT([.Q407];LEN([.Q407])-SEARCH(&quot; &quot;;[.Q407];125));MID([.Q407];SEARCH(&quot; &quot;;[.Q407];130);IF(LEN([.Q407])&lt;=265;LEN([.Q407]);SEARCH(&quot; &quot;;[.Q407];255)-SEARCH(&quot; &quot;;[.Q40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07])&lt;=265;&quot;&quot;;RIGHT([.Q407];LEN([.Q407])-SEARCH(&quot; &quot;;[.Q40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413]=&quot;&quot;;&quot;&quot;;IF(LEN([.Q413])&lt;=135;[.Q413];IF(LEN([.Q413])&lt;=260;LEFT([.Q413];SEARCH(&quot; &quot;;[.Q413];125));LEFT([.Q413];SEARCH(&quot; &quot;;[.Q41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413])&lt;=135;&quot;&quot;;IF(LEN([.Q413])&lt;=260;RIGHT([.Q413];LEN([.Q413])-SEARCH(&quot; &quot;;[.Q413];125));MID([.Q413];SEARCH(&quot; &quot;;[.Q413];130);IF(LEN([.Q413])&lt;=265;LEN([.Q413]);SEARCH(&quot; &quot;;[.Q413];255)-SEARCH(&quot; &quot;;[.Q41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413])&lt;=265;&quot;&quot;;RIGHT([.Q413];LEN([.Q413])-SEARCH(&quot; &quot;;[.Q41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415]=&quot;&quot;;&quot;&quot;;IF(LEN([.Q415])&lt;=135;[.Q415];IF(LEN([.Q415])&lt;=260;LEFT([.Q415];SEARCH(&quot; &quot;;[.Q415];125));LEFT([.Q415];SEARCH(&quot; &quot;;[.Q41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415])&lt;=135;&quot;&quot;;IF(LEN([.Q415])&lt;=260;RIGHT([.Q415];LEN([.Q415])-SEARCH(&quot; &quot;;[.Q415];125));MID([.Q415];SEARCH(&quot; &quot;;[.Q415];130);IF(LEN([.Q415])&lt;=265;LEN([.Q415]);SEARCH(&quot; &quot;;[.Q415];255)-SEARCH(&quot; &quot;;[.Q41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415])&lt;=265;&quot;&quot;;RIGHT([.Q415];LEN([.Q415])-SEARCH(&quot; &quot;;[.Q41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417]=&quot;&quot;;&quot;&quot;;IF(LEN([.Q417])&lt;=135;[.Q417];IF(LEN([.Q417])&lt;=260;LEFT([.Q417];SEARCH(&quot; &quot;;[.Q417];125));LEFT([.Q417];SEARCH(&quot; &quot;;[.Q41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417])&lt;=135;&quot;&quot;;IF(LEN([.Q417])&lt;=260;RIGHT([.Q417];LEN([.Q417])-SEARCH(&quot; &quot;;[.Q417];125));MID([.Q417];SEARCH(&quot; &quot;;[.Q417];130);IF(LEN([.Q417])&lt;=265;LEN([.Q417]);SEARCH(&quot; &quot;;[.Q417];255)-SEARCH(&quot; &quot;;[.Q41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417])&lt;=265;&quot;&quot;;RIGHT([.Q417];LEN([.Q417])-SEARCH(&quot; &quot;;[.Q41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419]=&quot;&quot;;&quot;&quot;;IF(LEN([.Q419])&lt;=135;[.Q419];IF(LEN([.Q419])&lt;=260;LEFT([.Q419];SEARCH(&quot; &quot;;[.Q419];125));LEFT([.Q419];SEARCH(&quot; &quot;;[.Q41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419])&lt;=135;&quot;&quot;;IF(LEN([.Q419])&lt;=260;RIGHT([.Q419];LEN([.Q419])-SEARCH(&quot; &quot;;[.Q419];125));MID([.Q419];SEARCH(&quot; &quot;;[.Q419];130);IF(LEN([.Q419])&lt;=265;LEN([.Q419]);SEARCH(&quot; &quot;;[.Q419];255)-SEARCH(&quot; &quot;;[.Q41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419])&lt;=265;&quot;&quot;;RIGHT([.Q419];LEN([.Q419])-SEARCH(&quot; &quot;;[.Q41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421]=&quot;&quot;;&quot;&quot;;IF(LEN([.Q421])&lt;=135;[.Q421];IF(LEN([.Q421])&lt;=260;LEFT([.Q421];SEARCH(&quot; &quot;;[.Q421];125));LEFT([.Q421];SEARCH(&quot; &quot;;[.Q42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421])&lt;=135;&quot;&quot;;IF(LEN([.Q421])&lt;=260;RIGHT([.Q421];LEN([.Q421])-SEARCH(&quot; &quot;;[.Q421];125));MID([.Q421];SEARCH(&quot; &quot;;[.Q421];130);IF(LEN([.Q421])&lt;=265;LEN([.Q421]);SEARCH(&quot; &quot;;[.Q421];255)-SEARCH(&quot; &quot;;[.Q42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421])&lt;=265;&quot;&quot;;RIGHT([.Q421];LEN([.Q421])-SEARCH(&quot; &quot;;[.Q42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423]=&quot;&quot;;&quot;&quot;;IF(LEN([.Q423])&lt;=135;[.Q423];IF(LEN([.Q423])&lt;=260;LEFT([.Q423];SEARCH(&quot; &quot;;[.Q423];125));LEFT([.Q423];SEARCH(&quot; &quot;;[.Q42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423])&lt;=135;&quot;&quot;;IF(LEN([.Q423])&lt;=260;RIGHT([.Q423];LEN([.Q423])-SEARCH(&quot; &quot;;[.Q423];125));MID([.Q423];SEARCH(&quot; &quot;;[.Q423];130);IF(LEN([.Q423])&lt;=265;LEN([.Q423]);SEARCH(&quot; &quot;;[.Q423];255)-SEARCH(&quot; &quot;;[.Q42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423])&lt;=265;&quot;&quot;;RIGHT([.Q423];LEN([.Q423])-SEARCH(&quot; &quot;;[.Q42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425]=&quot;&quot;;&quot;&quot;;IF(LEN([.Q425])&lt;=135;[.Q425];IF(LEN([.Q425])&lt;=260;LEFT([.Q425];SEARCH(&quot; &quot;;[.Q425];125));LEFT([.Q425];SEARCH(&quot; &quot;;[.Q42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425])&lt;=135;&quot;&quot;;IF(LEN([.Q425])&lt;=260;RIGHT([.Q425];LEN([.Q425])-SEARCH(&quot; &quot;;[.Q425];125));MID([.Q425];SEARCH(&quot; &quot;;[.Q425];130);IF(LEN([.Q425])&lt;=265;LEN([.Q425]);SEARCH(&quot; &quot;;[.Q425];255)-SEARCH(&quot; &quot;;[.Q42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425])&lt;=265;&quot;&quot;;RIGHT([.Q425];LEN([.Q425])-SEARCH(&quot; &quot;;[.Q42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27]=&quot;&quot;;&quot;&quot;;IF(LEN([.Q427])&lt;=135;[.Q427];IF(LEN([.Q427])&lt;=260;LEFT([.Q427];SEARCH(&quot; &quot;;[.Q427];125));LEFT([.Q427];SEARCH(&quot; &quot;;[.Q42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27])&lt;=135;&quot;&quot;;IF(LEN([.Q427])&lt;=260;RIGHT([.Q427];LEN([.Q427])-SEARCH(&quot; &quot;;[.Q427];125));MID([.Q427];SEARCH(&quot; &quot;;[.Q427];130);IF(LEN([.Q427])&lt;=265;LEN([.Q427]);SEARCH(&quot; &quot;;[.Q427];255)-SEARCH(&quot; &quot;;[.Q42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27])&lt;=265;&quot;&quot;;RIGHT([.Q427];LEN([.Q427])-SEARCH(&quot; &quot;;[.Q42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29]=&quot;&quot;;&quot;&quot;;IF(LEN([.Q429])&lt;=135;[.Q429];IF(LEN([.Q429])&lt;=260;LEFT([.Q429];SEARCH(&quot; &quot;;[.Q429];125));LEFT([.Q429];SEARCH(&quot; &quot;;[.Q42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29])&lt;=135;&quot;&quot;;IF(LEN([.Q429])&lt;=260;RIGHT([.Q429];LEN([.Q429])-SEARCH(&quot; &quot;;[.Q429];125));MID([.Q429];SEARCH(&quot; &quot;;[.Q429];130);IF(LEN([.Q429])&lt;=265;LEN([.Q429]);SEARCH(&quot; &quot;;[.Q429];255)-SEARCH(&quot; &quot;;[.Q42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29])&lt;=265;&quot;&quot;;RIGHT([.Q429];LEN([.Q429])-SEARCH(&quot; &quot;;[.Q42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31]=&quot;&quot;;&quot;&quot;;IF(LEN([.Q431])&lt;=135;[.Q431];IF(LEN([.Q431])&lt;=260;LEFT([.Q431];SEARCH(&quot; &quot;;[.Q431];125));LEFT([.Q431];SEARCH(&quot; &quot;;[.Q43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31])&lt;=135;&quot;&quot;;IF(LEN([.Q431])&lt;=260;RIGHT([.Q431];LEN([.Q431])-SEARCH(&quot; &quot;;[.Q431];125));MID([.Q431];SEARCH(&quot; &quot;;[.Q431];130);IF(LEN([.Q431])&lt;=265;LEN([.Q431]);SEARCH(&quot; &quot;;[.Q431];255)-SEARCH(&quot; &quot;;[.Q43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31])&lt;=265;&quot;&quot;;RIGHT([.Q431];LEN([.Q431])-SEARCH(&quot; &quot;;[.Q43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33]=&quot;&quot;;&quot;&quot;;IF(LEN([.Q433])&lt;=135;[.Q433];IF(LEN([.Q433])&lt;=260;LEFT([.Q433];SEARCH(&quot; &quot;;[.Q433];125));LEFT([.Q433];SEARCH(&quot; &quot;;[.Q43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33])&lt;=135;&quot;&quot;;IF(LEN([.Q433])&lt;=260;RIGHT([.Q433];LEN([.Q433])-SEARCH(&quot; &quot;;[.Q433];125));MID([.Q433];SEARCH(&quot; &quot;;[.Q433];130);IF(LEN([.Q433])&lt;=265;LEN([.Q433]);SEARCH(&quot; &quot;;[.Q433];255)-SEARCH(&quot; &quot;;[.Q43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33])&lt;=265;&quot;&quot;;RIGHT([.Q433];LEN([.Q433])-SEARCH(&quot; &quot;;[.Q43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35]=&quot;&quot;;&quot;&quot;;IF(LEN([.Q435])&lt;=135;[.Q435];IF(LEN([.Q435])&lt;=260;LEFT([.Q435];SEARCH(&quot; &quot;;[.Q435];125));LEFT([.Q435];SEARCH(&quot; &quot;;[.Q43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35])&lt;=135;&quot;&quot;;IF(LEN([.Q435])&lt;=260;RIGHT([.Q435];LEN([.Q435])-SEARCH(&quot; &quot;;[.Q435];125));MID([.Q435];SEARCH(&quot; &quot;;[.Q435];130);IF(LEN([.Q435])&lt;=265;LEN([.Q435]);SEARCH(&quot; &quot;;[.Q435];255)-SEARCH(&quot; &quot;;[.Q43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35])&lt;=265;&quot;&quot;;RIGHT([.Q435];LEN([.Q435])-SEARCH(&quot; &quot;;[.Q43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37]=&quot;&quot;;&quot;&quot;;IF(LEN([.Q437])&lt;=135;[.Q437];IF(LEN([.Q437])&lt;=260;LEFT([.Q437];SEARCH(&quot; &quot;;[.Q437];125));LEFT([.Q437];SEARCH(&quot; &quot;;[.Q43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37])&lt;=135;&quot;&quot;;IF(LEN([.Q437])&lt;=260;RIGHT([.Q437];LEN([.Q437])-SEARCH(&quot; &quot;;[.Q437];125));MID([.Q437];SEARCH(&quot; &quot;;[.Q437];130);IF(LEN([.Q437])&lt;=265;LEN([.Q437]);SEARCH(&quot; &quot;;[.Q437];255)-SEARCH(&quot; &quot;;[.Q43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37])&lt;=265;&quot;&quot;;RIGHT([.Q437];LEN([.Q437])-SEARCH(&quot; &quot;;[.Q43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39]=&quot;&quot;;&quot;&quot;;IF(LEN([.Q439])&lt;=135;[.Q439];IF(LEN([.Q439])&lt;=260;LEFT([.Q439];SEARCH(&quot; &quot;;[.Q439];125));LEFT([.Q439];SEARCH(&quot; &quot;;[.Q43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39])&lt;=135;&quot;&quot;;IF(LEN([.Q439])&lt;=260;RIGHT([.Q439];LEN([.Q439])-SEARCH(&quot; &quot;;[.Q439];125));MID([.Q439];SEARCH(&quot; &quot;;[.Q439];130);IF(LEN([.Q439])&lt;=265;LEN([.Q439]);SEARCH(&quot; &quot;;[.Q439];255)-SEARCH(&quot; &quot;;[.Q43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39])&lt;=265;&quot;&quot;;RIGHT([.Q439];LEN([.Q439])-SEARCH(&quot; &quot;;[.Q43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41]=&quot;&quot;;&quot;&quot;;IF(LEN([.Q441])&lt;=135;[.Q441];IF(LEN([.Q441])&lt;=260;LEFT([.Q441];SEARCH(&quot; &quot;;[.Q441];125));LEFT([.Q441];SEARCH(&quot; &quot;;[.Q44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41])&lt;=135;&quot;&quot;;IF(LEN([.Q441])&lt;=260;RIGHT([.Q441];LEN([.Q441])-SEARCH(&quot; &quot;;[.Q441];125));MID([.Q441];SEARCH(&quot; &quot;;[.Q441];130);IF(LEN([.Q441])&lt;=265;LEN([.Q441]);SEARCH(&quot; &quot;;[.Q441];255)-SEARCH(&quot; &quot;;[.Q44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41])&lt;=265;&quot;&quot;;RIGHT([.Q441];LEN([.Q441])-SEARCH(&quot; &quot;;[.Q44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43]=&quot;&quot;;&quot;&quot;;IF(LEN([.Q443])&lt;=135;[.Q443];IF(LEN([.Q443])&lt;=260;LEFT([.Q443];SEARCH(&quot; &quot;;[.Q443];125));LEFT([.Q443];SEARCH(&quot; &quot;;[.Q44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43])&lt;=135;&quot;&quot;;IF(LEN([.Q443])&lt;=260;RIGHT([.Q443];LEN([.Q443])-SEARCH(&quot; &quot;;[.Q443];125));MID([.Q443];SEARCH(&quot; &quot;;[.Q443];130);IF(LEN([.Q443])&lt;=265;LEN([.Q443]);SEARCH(&quot; &quot;;[.Q443];255)-SEARCH(&quot; &quot;;[.Q44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43])&lt;=265;&quot;&quot;;RIGHT([.Q443];LEN([.Q443])-SEARCH(&quot; &quot;;[.Q44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45]=&quot;&quot;;&quot;&quot;;IF(LEN([.Q445])&lt;=135;[.Q445];IF(LEN([.Q445])&lt;=260;LEFT([.Q445];SEARCH(&quot; &quot;;[.Q445];125));LEFT([.Q445];SEARCH(&quot; &quot;;[.Q44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45])&lt;=135;&quot;&quot;;IF(LEN([.Q445])&lt;=260;RIGHT([.Q445];LEN([.Q445])-SEARCH(&quot; &quot;;[.Q445];125));MID([.Q445];SEARCH(&quot; &quot;;[.Q445];130);IF(LEN([.Q445])&lt;=265;LEN([.Q445]);SEARCH(&quot; &quot;;[.Q445];255)-SEARCH(&quot; &quot;;[.Q44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45])&lt;=265;&quot;&quot;;RIGHT([.Q445];LEN([.Q445])-SEARCH(&quot; &quot;;[.Q44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47]=&quot;&quot;;&quot;&quot;;IF(LEN([.Q447])&lt;=135;[.Q447];IF(LEN([.Q447])&lt;=260;LEFT([.Q447];SEARCH(&quot; &quot;;[.Q447];125));LEFT([.Q447];SEARCH(&quot; &quot;;[.Q44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47])&lt;=135;&quot;&quot;;IF(LEN([.Q447])&lt;=260;RIGHT([.Q447];LEN([.Q447])-SEARCH(&quot; &quot;;[.Q447];125));MID([.Q447];SEARCH(&quot; &quot;;[.Q447];130);IF(LEN([.Q447])&lt;=265;LEN([.Q447]);SEARCH(&quot; &quot;;[.Q447];255)-SEARCH(&quot; &quot;;[.Q44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47])&lt;=265;&quot;&quot;;RIGHT([.Q447];LEN([.Q447])-SEARCH(&quot; &quot;;[.Q44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49]=&quot;&quot;;&quot;&quot;;IF(LEN([.Q449])&lt;=135;[.Q449];IF(LEN([.Q449])&lt;=260;LEFT([.Q449];SEARCH(&quot; &quot;;[.Q449];125));LEFT([.Q449];SEARCH(&quot; &quot;;[.Q44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49])&lt;=135;&quot;&quot;;IF(LEN([.Q449])&lt;=260;RIGHT([.Q449];LEN([.Q449])-SEARCH(&quot; &quot;;[.Q449];125));MID([.Q449];SEARCH(&quot; &quot;;[.Q449];130);IF(LEN([.Q449])&lt;=265;LEN([.Q449]);SEARCH(&quot; &quot;;[.Q449];255)-SEARCH(&quot; &quot;;[.Q44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49])&lt;=265;&quot;&quot;;RIGHT([.Q449];LEN([.Q449])-SEARCH(&quot; &quot;;[.Q44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463:.$M$528" table:range-usable-as="print-range"/>
          <table:named-range table:name="Compg2" table:base-cell-address="$Fluoro.$M$528" table:cell-range-address="$Fluoro.$B$529:.$M$594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331:.$M$396" table:range-usable-as="print-range"/>
          <table:named-range table:name="ExpChartFluoro" table:base-cell-address="$Tables.$D$8" table:cell-range-address="$Fluoro.$B$265:.$M$330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97:.$M$462" table:range-usable-as="print-range"/>
          <table:named-range table:name="LeedsTO10" table:base-cell-address="$Fluoro.$B$661" table:cell-range-address="$Fluoro.$B$727:.$M$792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661:.$M$726" table:range-usable-as="print-range"/>
          <table:named-range table:name="OutputGraphFl" table:base-cell-address="$Fluoro.$B$529" table:cell-range-address="$Fluoro.$B$595:.$M$660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89:Fluoro.T389 Fluoro.Q417:Fluoro.U417 Fluoro.T426:Fluoro.T426 Fluoro.T299:Fluoro.T299 Fluoro.P312:Fluoro.P312">
            <calcext:condition calcext:apply-style-name="Pass" calcext:value="=&quot;YES&quot;" calcext:base-cell-address="Fluoro.P126"/>
            <calcext:condition calcext:apply-style-name="Fail" calcext:value="=&quot;NO&quot;" calcext:base-cell-address="Fluoro.P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  <calcext:conditional-format calcext:target-range-address="Fluoro.T295:Fluoro.T298">
            <calcext:condition calcext:apply-style-name="Fail" calcext:value="not-between(-0.05,0.05)" calcext:base-cell-address="Fluoro.T295"/>
            <calcext:condition calcext:apply-style-name="Pass" calcext:value="between(-0.05,0.05)" calcext:base-cell-address="Fluoro.T295"/>
          </calcext:conditional-format>
          <calcext:conditional-format calcext:target-range-address="Fluoro.P311:Fluoro.P311">
            <calcext:condition calcext:apply-style-name="Fail" calcext:value="&gt;0.05" calcext:base-cell-address="Fluoro.P311"/>
            <calcext:condition calcext:apply-style-name="Pass" calcext:value="&lt;0.05" calcext:base-cell-address="Fluoro.P311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525"/>
        <table:table-column table:style-name="co2" table:number-columns-repeated="1022" table:default-cell-style-name="ce525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70]" office:value-type="string" office:string-value="(cm)" calcext:value-type="string">
            <text:p>(cm)</text:p>
          </table:table-cell>
          <table:table-cell table:style-name="ce518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681" table:formula="of:=[Fluoro.K286]" office:value-type="float" office:value="0" calcext:value-type="float">
            <text:p>0.00</text:p>
          </table:table-cell>
          <table:table-cell table:style-name="ce684" table:formula="of:=[Fluoro.L286]" office:value-type="float" office:value="0" calcext:value-type="float">
            <text:p>0.00</text:p>
          </table:table-cell>
          <table:table-cell table:style-name="ce699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88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88]" office:value-type="string" office:string-value="Acceptable:" calcext:value-type="string">
            <text:p>Acceptable:</text:p>
          </table:table-cell>
          <table:table-cell table:style-name="ce628" table:formula="of:=[Fluoro.G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I288]" office:value-type="string" office:string-value="Acceptable:" calcext:value-type="string">
            <text:p>Acceptable:</text:p>
          </table:table-cell>
          <table:table-cell table:style-name="ce628" table:formula="of:=[Fluoro.J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L288]" office:value-type="string" office:string-value="Acceptable:" calcext:value-type="string">
            <text:p>Acceptable:</text:p>
          </table:table-cell>
          <table:table-cell table:style-name="ce700" table:formula="of:=[Fluoro.M288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89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90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91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92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93]" office:value-type="string" office:string-value="Criteria:" calcext:value-type="string">
            <text:p>Criteria:</text:p>
          </table:table-cell>
          <table:table-cell table:style-name="ce573" table:formula="of:=[Fluoro.E293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94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95]" office:value-type="string" office:string-value="Comments:" calcext:value-type="string">
            <text:p>Comments:</text:p>
          </table:table-cell>
          <table:table-cell table:style-name="ce536" table:formula="of:=[Fluoro.D29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413" table:formula="of:=[Fluoro.D29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413" table:formula="of:=[Fluoro.D29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99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301]" office:value-type="string" office:string-value="Dose" calcext:value-type="string">
            <text:p>Dose</text:p>
          </table:table-cell>
          <table:table-cell table:style-name="ce97" table:formula="of:=[Fluoro.D301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302]" office:value-type="string" office:string-value="Level" calcext:value-type="string">
            <text:p>Level</text:p>
          </table:table-cell>
          <table:table-cell table:style-name="ce97" table:formula="of:=[Fluoro.D302]" office:value-type="string" office:string-value="Size (cm)" calcext:value-type="string">
            <text:p>Size (cm)</text:p>
          </table:table-cell>
          <table:table-cell table:style-name="ce97" table:formula="of:=[Fluoro.E302]" office:value-type="string" office:string-value="kVp" calcext:value-type="string">
            <text:p>kVp</text:p>
          </table:table-cell>
          <table:table-cell table:style-name="ce97" table:formula="of:=[Fluoro.F302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02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303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3]">
            <text:p/>
          </table:table-cell>
          <table:table-cell table:style-name="ce576" table:formula="of:=[Fluoro.E303]">
            <text:p/>
          </table:table-cell>
          <table:table-cell table:style-name="ce576" table:formula="of:=[Fluoro.F303]">
            <text:p/>
          </table:table-cell>
          <table:table-cell table:style-name="ce649" table:formula="of:=IF([Fluoro.G303]=&quot;&quot;;&quot;&quot;;[Fluoro.G303]*0.1145)">
            <text:p/>
          </table:table-cell>
          <table:table-cell table:style-name="ce649" table:formula="of:=[Fluoro.H303]">
            <text:p/>
          </table:table-cell>
          <table:table-cell table:style-name="ce467"/>
          <table:table-cell table:style-name="ce544" table:formula="of:=[Fluoro.J303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8" table:formula="of:=[Fluoro.D304]">
            <text:p/>
          </table:table-cell>
          <table:table-cell table:style-name="ce577" table:formula="of:=[Fluoro.E304]">
            <text:p/>
          </table:table-cell>
          <table:table-cell table:style-name="ce577" table:formula="of:=[Fluoro.F304]">
            <text:p/>
          </table:table-cell>
          <table:table-cell table:style-name="ce650" table:formula="of:=IF([Fluoro.G304]=&quot;&quot;;&quot;&quot;;[Fluoro.G304]*0.1145)">
            <text:p/>
          </table:table-cell>
          <table:table-cell table:style-name="ce650" table:formula="of:=[Fluoro.H304]">
            <text:p/>
          </table:table-cell>
          <table:table-cell table:style-name="ce467"/>
          <table:table-cell table:style-name="ce544" table:formula="of:=[Fluoro.J304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305]" office:value-type="float" office:value="0" calcext:value-type="float">
            <text:p>0.00</text:p>
          </table:covered-table-cell>
          <table:table-cell table:style-name="ce548" table:formula="of:=[Fluoro.D305]">
            <text:p/>
          </table:table-cell>
          <table:table-cell table:style-name="ce577" table:formula="of:=[Fluoro.E305]">
            <text:p/>
          </table:table-cell>
          <table:table-cell table:style-name="ce577" table:formula="of:=[Fluoro.F305]">
            <text:p/>
          </table:table-cell>
          <table:table-cell table:style-name="ce650" table:formula="of:=IF([Fluoro.G305]=&quot;&quot;;&quot;&quot;;[Fluoro.G305]*0.1145)">
            <text:p/>
          </table:table-cell>
          <table:table-cell table:style-name="ce650" table:formula="of:=[Fluoro.H305]">
            <text:p/>
          </table:table-cell>
          <table:table-cell table:style-name="ce467"/>
          <table:table-cell table:style-name="ce544" table:formula="of:=[Fluoro.J305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9" table:formula="of:=[Fluoro.D306]">
            <text:p/>
          </table:table-cell>
          <table:table-cell table:style-name="ce578" table:formula="of:=[Fluoro.E306]">
            <text:p/>
          </table:table-cell>
          <table:table-cell table:style-name="ce578" table:formula="of:=[Fluoro.F306]">
            <text:p/>
          </table:table-cell>
          <table:table-cell table:style-name="ce651" table:formula="of:=IF([Fluoro.G306]=&quot;&quot;;&quot;&quot;;[Fluoro.G306]*0.1145)">
            <text:p/>
          </table:table-cell>
          <table:table-cell table:style-name="ce651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9" table:formula="of:=[Fluoro.D307]">
            <text:p/>
          </table:table-cell>
          <table:table-cell table:style-name="ce578" table:formula="of:=[Fluoro.E307]">
            <text:p/>
          </table:table-cell>
          <table:table-cell table:style-name="ce578" table:formula="of:=[Fluoro.F307]">
            <text:p/>
          </table:table-cell>
          <table:table-cell table:style-name="ce651" table:formula="of:=IF([Fluoro.G307]=&quot;&quot;;&quot;&quot;;[Fluoro.G307]*0.1145)">
            <text:p/>
          </table:table-cell>
          <table:table-cell table:style-name="ce651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308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08]">
            <text:p/>
          </table:table-cell>
          <table:table-cell table:style-name="ce576" table:formula="of:=[Fluoro.E308]">
            <text:p/>
          </table:table-cell>
          <table:table-cell table:style-name="ce576" table:formula="of:=[Fluoro.F308]">
            <text:p/>
          </table:table-cell>
          <table:table-cell table:style-name="ce649" table:formula="of:=IF([Fluoro.G308]=&quot;&quot;;&quot;&quot;;[Fluoro.G308]*0.1145)">
            <text:p/>
          </table:table-cell>
          <table:table-cell table:style-name="ce649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48" table:formula="of:=[Fluoro.D309]">
            <text:p/>
          </table:table-cell>
          <table:table-cell table:style-name="ce577" table:formula="of:=[Fluoro.E309]">
            <text:p/>
          </table:table-cell>
          <table:table-cell table:style-name="ce577" table:formula="of:=[Fluoro.F309]">
            <text:p/>
          </table:table-cell>
          <table:table-cell table:style-name="ce650" table:formula="of:=IF([Fluoro.G309]=&quot;&quot;;&quot;&quot;;[Fluoro.G309]*0.1145)">
            <text:p/>
          </table:table-cell>
          <table:table-cell table:style-name="ce650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310]" office:value-type="float" office:value="0" calcext:value-type="float">
            <text:p>0.00</text:p>
          </table:covered-table-cell>
          <table:table-cell table:style-name="ce548" table:formula="of:=[Fluoro.D310]">
            <text:p/>
          </table:table-cell>
          <table:table-cell table:style-name="ce577" table:formula="of:=[Fluoro.E310]">
            <text:p/>
          </table:table-cell>
          <table:table-cell table:style-name="ce577" table:formula="of:=[Fluoro.F310]">
            <text:p/>
          </table:table-cell>
          <table:table-cell table:style-name="ce650" table:formula="of:=IF([Fluoro.G310]=&quot;&quot;;&quot;&quot;;[Fluoro.G310]*0.1145)">
            <text:p/>
          </table:table-cell>
          <table:table-cell table:style-name="ce650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650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50" table:formula="of:=[Fluoro.D312]">
            <text:p/>
          </table:table-cell>
          <table:table-cell table:style-name="ce579" table:formula="of:=[Fluoro.E312]">
            <text:p/>
          </table:table-cell>
          <table:table-cell table:style-name="ce579" table:formula="of:=[Fluoro.F312]">
            <text:p/>
          </table:table-cell>
          <table:table-cell table:style-name="ce652" table:formula="of:=IF([Fluoro.G312]=&quot;&quot;;&quot;&quot;;[Fluoro.G312]*0.1145)">
            <text:p/>
          </table:table-cell>
          <table:table-cell table:style-name="ce652" table:formula="of:=[Fluoro.H31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313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13]">
            <text:p/>
          </table:table-cell>
          <table:table-cell table:style-name="ce576" table:formula="of:=[Fluoro.E313]">
            <text:p/>
          </table:table-cell>
          <table:table-cell table:style-name="ce576" table:formula="of:=[Fluoro.F313]">
            <text:p/>
          </table:table-cell>
          <table:table-cell table:style-name="ce649" table:formula="of:=IF([Fluoro.G313]=&quot;&quot;;&quot;&quot;;[Fluoro.G313]*0.1145)">
            <text:p/>
          </table:table-cell>
          <table:table-cell table:style-name="ce649" table:formula="of:=[Fluoro.H31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48" table:formula="of:=[Fluoro.D314]">
            <text:p/>
          </table:table-cell>
          <table:table-cell table:style-name="ce577" table:formula="of:=[Fluoro.E314]">
            <text:p/>
          </table:table-cell>
          <table:table-cell table:style-name="ce577" table:formula="of:=[Fluoro.F314]">
            <text:p/>
          </table:table-cell>
          <table:table-cell table:style-name="ce650" table:formula="of:=IF([Fluoro.G314]=&quot;&quot;;&quot;&quot;;[Fluoro.G314]*0.1145)">
            <text:p/>
          </table:table-cell>
          <table:table-cell table:style-name="ce650" table:formula="of:=[Fluoro.H31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315]" office:value-type="float" office:value="0" calcext:value-type="float">
            <text:p>0.00</text:p>
          </table:covered-table-cell>
          <table:table-cell table:style-name="ce548" table:formula="of:=[Fluoro.D315]">
            <text:p/>
          </table:table-cell>
          <table:table-cell table:style-name="ce577" table:formula="of:=[Fluoro.E315]">
            <text:p/>
          </table:table-cell>
          <table:table-cell table:style-name="ce577" table:formula="of:=[Fluoro.F315]">
            <text:p/>
          </table:table-cell>
          <table:table-cell table:style-name="ce650" table:formula="of:=IF([Fluoro.G315]=&quot;&quot;;&quot;&quot;;[Fluoro.G315]*0.1145)">
            <text:p/>
          </table:table-cell>
          <table:table-cell table:style-name="ce650" table:formula="of:=[Fluoro.H315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316]" office:value-type="float" office:value="0" calcext:value-type="float">
            <text:p>0.00</text:p>
          </table:covered-table-cell>
          <table:table-cell table:style-name="ce548" table:formula="of:=[Fluoro.D316]">
            <text:p/>
          </table:table-cell>
          <table:table-cell table:style-name="ce577" table:formula="of:=[Fluoro.E316]">
            <text:p/>
          </table:table-cell>
          <table:table-cell table:style-name="ce577" table:formula="of:=[Fluoro.F316]">
            <text:p/>
          </table:table-cell>
          <table:table-cell table:style-name="ce650" table:formula="of:=IF([Fluoro.G316]=&quot;&quot;;&quot;&quot;;[Fluoro.G316]*0.1145)">
            <text:p/>
          </table:table-cell>
          <table:table-cell table:style-name="ce650" table:formula="of:=[Fluoro.H316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317]" office:value-type="float" office:value="0" calcext:value-type="float">
            <text:p>0.00</text:p>
          </table:covered-table-cell>
          <table:table-cell table:style-name="ce550" table:formula="of:=[Fluoro.D317]">
            <text:p/>
          </table:table-cell>
          <table:table-cell table:style-name="ce579" table:formula="of:=[Fluoro.E317]">
            <text:p/>
          </table:table-cell>
          <table:table-cell table:style-name="ce579" table:formula="of:=[Fluoro.F317]">
            <text:p/>
          </table:table-cell>
          <table:table-cell table:style-name="ce652" table:formula="of:=IF([Fluoro.G317]=&quot;&quot;;&quot;&quot;;[Fluoro.G317]*0.1145)">
            <text:p/>
          </table:table-cell>
          <table:table-cell table:style-name="ce652" table:formula="of:=[Fluoro.H317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318]" office:value-type="string" office:string-value="Comments:" calcext:value-type="string">
            <text:p>Comments:</text:p>
          </table:table-cell>
          <table:table-cell table:style-name="ce536" table:formula="of:=[Fluoro.D31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413" table:formula="of:=[Fluoro.D31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413" table:formula="of:=[Fluoro.E32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321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321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322]" office:value-type="string" office:string-value="kVp" calcext:value-type="string">
            <text:p>kVp</text:p>
          </table:table-cell>
          <table:table-cell table:style-name="ce580" table:formula="of:=[Fluoro.F322]" office:value-type="string" office:string-value="mA" calcext:value-type="string">
            <text:p>mA</text:p>
          </table:table-cell>
          <table:table-cell table:style-name="ce580" table:formula="of:=[Fluoro.G322]" office:value-type="string" office:string-value="mGy/min" calcext:value-type="string">
            <text:p>mGy/min</text:p>
          </table:table-cell>
          <table:table-cell table:style-name="ce580" table:formula="of:=[Fluoro.I323]" office:value-type="string" office:string-value="uGy/hr" calcext:value-type="string">
            <text:p>uGy/hr</text:p>
          </table:table-cell>
          <table:table-cell table:style-name="ce580" table:formula="of:=[Fluoro.J323]" office:value-type="string" office:string-value="uGy/hr" calcext:value-type="string">
            <text:p>uGy/hr</text:p>
          </table:table-cell>
          <table:table-cell/>
          <table:table-cell table:style-name="ce670" table:formula="of:=[Fluoro.L322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323]" office:value-type="string" office:string-value="Transmission* @ 10cm" calcext:value-type="string">
            <text:p>Transmission* @ 10cm</text:p>
          </table:table-cell>
          <table:table-cell table:style-name="ce1009" table:formula="of:=[Fluoro.E323]" office:value-type="float" office:value="0" calcext:value-type="float">
            <text:p>0.00</text:p>
          </table:table-cell>
          <table:table-cell table:style-name="ce1009" table:formula="of:=[Fluoro.F323]" office:value-type="float" office:value="0" calcext:value-type="float">
            <text:p>0.00</text:p>
          </table:table-cell>
          <table:table-cell table:style-name="ce653" table:formula="of:=[Fluoro.G323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323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324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324]" office:value-type="string" office:string-value="Eye level" calcext:value-type="string">
            <text:p>Eye level</text:p>
          </table:table-cell>
          <table:table-cell table:style-name="ce1010" table:formula="of:=[Fluoro.E324]" office:value-type="float" office:value="0" calcext:value-type="float">
            <text:p>0.00</text:p>
          </table:table-cell>
          <table:table-cell table:style-name="ce1010" table:formula="of:=[Fluoro.F324]" office:value-type="float" office:value="0" calcext:value-type="float">
            <text:p>0.00</text:p>
          </table:table-cell>
          <table:table-cell table:style-name="ce634"/>
          <table:table-cell table:style-name="ce1010" table:formula="of:=[Fluoro.I324]">
            <text:p/>
          </table:table-cell>
          <table:table-cell table:style-name="ce662" table:formula="of:=[Fluoro.J324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325]" office:value-type="float" office:value="0" calcext:value-type="float">
            <text:p>0.00</text:p>
          </table:covered-table-cell>
          <table:table-cell table:style-name="ce555" table:formula="of:=[Fluoro.D325]" office:value-type="string" office:string-value="Waist level" calcext:value-type="string">
            <text:p>Waist level</text:p>
          </table:table-cell>
          <table:table-cell table:style-name="ce1011" table:formula="of:=[Fluoro.E325]" office:value-type="float" office:value="0" calcext:value-type="float">
            <text:p>0.00</text:p>
          </table:table-cell>
          <table:table-cell table:style-name="ce1011" table:formula="of:=[Fluoro.F325]" office:value-type="float" office:value="0" calcext:value-type="float">
            <text:p>0.00</text:p>
          </table:table-cell>
          <table:table-cell table:style-name="ce635"/>
          <table:table-cell table:style-name="ce1011" table:formula="of:=[Fluoro.I325]">
            <text:p/>
          </table:table-cell>
          <table:table-cell table:style-name="ce1016" table:formula="of:=[Fluoro.J325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328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331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332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332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333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334]" office:value-type="string" office:string-value="Image" calcext:value-type="string">
            <text:p>Image</text:p>
          </table:table-cell>
          <table:table-cell table:style-name="ce517" table:formula="of:=[Fluoro.D334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335]" office:value-type="string" office:string-value="Mode" calcext:value-type="string">
            <text:p>Mode</text:p>
          </table:table-cell>
          <table:table-cell table:style-name="ce517" table:formula="of:=[Fluoro.D335]" office:value-type="string" office:string-value="Attenuator" calcext:value-type="string">
            <text:p>Attenuator</text:p>
          </table:table-cell>
          <table:table-cell table:style-name="ce78" table:formula="of:=[Fluoro.E335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335]" office:value-type="float" office:value="0" calcext:value-type="float">
            <text:p>0.00</text:p>
          </table:covered-table-cell>
          <table:covered-table-cell table:style-name="ce622" table:formula="of:=[Fluoro.G335]" office:value-type="float" office:value="0" calcext:value-type="float">
            <text:p>0.00</text:p>
          </table:covered-table-cell>
          <table:table-cell table:style-name="ce78" table:formula="of:=[Fluoro.H335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335]" office:value-type="float" office:value="0" calcext:value-type="float">
            <text:p>0.00</text:p>
          </table:covered-table-cell>
          <table:covered-table-cell table:style-name="ce622" table:formula="of:=[Fluoro.J335]" office:value-type="float" office:value="0" calcext:value-type="float">
            <text:p>0.00</text:p>
          </table:covered-table-cell>
          <table:table-cell table:style-name="ce206" table:formula="of:=[Fluoro.K335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335]" office:value-type="float" office:value="0" calcext:value-type="float">
            <text:p>0.00</text:p>
          </table:covered-table-cell>
          <table:covered-table-cell table:style-name="ce335" table:formula="of:=[Fluoro.M335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336]" office:value-type="string" office:string-value="(cm)" calcext:value-type="string">
            <text:p>(cm)</text:p>
          </table:table-cell>
          <table:table-cell table:style-name="ce517" table:formula="of:=[Fluoro.D336]" office:value-type="string" office:string-value="(cm)" calcext:value-type="string">
            <text:p>(cm)</text:p>
          </table:table-cell>
          <table:table-cell table:style-name="ce571" table:formula="of:=[Fluoro.E336]" office:value-type="string" office:string-value="kVp" calcext:value-type="string">
            <text:p>kVp</text:p>
          </table:table-cell>
          <table:table-cell table:style-name="ce609" table:formula="of:=[Fluoro.F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336]" office:value-type="string" office:string-value="kVp" calcext:value-type="string">
            <text:p>kVp</text:p>
          </table:table-cell>
          <table:table-cell table:style-name="ce609" table:formula="of:=[Fluoro.I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336]" office:value-type="string" office:string-value="kVp" calcext:value-type="string">
            <text:p>kVp</text:p>
          </table:table-cell>
          <table:table-cell table:style-name="ce609" table:formula="of:=[Fluoro.L336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33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37]" office:value-type="float" office:value="10" calcext:value-type="float">
            <text:p>10.00</text:p>
          </table:table-cell>
          <table:table-cell table:style-name="ce513" table:formula="of:=[Fluoro.E337]" office:value-type="float" office:value="0" calcext:value-type="float">
            <text:p>0.00</text:p>
          </table:table-cell>
          <table:table-cell table:style-name="ce538" table:formula="of:=[Fluoro.F337]" office:value-type="float" office:value="0" calcext:value-type="float">
            <text:p>0.00</text:p>
          </table:table-cell>
          <table:table-cell table:style-name="ce624" table:formula="of:=IF([Fluoro.G337]=&quot;&quot;;&quot;&quot;;[Fluoro.G337]*0.1145)" office:value-type="float" office:value="0" calcext:value-type="float">
            <text:p>0.00</text:p>
          </table:table-cell>
          <table:table-cell table:style-name="ce513" table:formula="of:=[Fluoro.H337]" office:value-type="float" office:value="0" calcext:value-type="float">
            <text:p>0.00</text:p>
          </table:table-cell>
          <table:table-cell table:style-name="ce538" table:formula="of:=[Fluoro.I337]" office:value-type="float" office:value="0" calcext:value-type="float">
            <text:p>0.00</text:p>
          </table:table-cell>
          <table:table-cell table:style-name="ce624" table:formula="of:=IF([Fluoro.J337]=&quot;&quot;;&quot;&quot;;[Fluoro.J337]*0.1145)" office:value-type="float" office:value="0" calcext:value-type="float">
            <text:p>0.00</text:p>
          </table:table-cell>
          <table:table-cell table:style-name="ce513" table:formula="of:=[Fluoro.K337]" office:value-type="float" office:value="0" calcext:value-type="float">
            <text:p>0.00</text:p>
          </table:table-cell>
          <table:table-cell table:style-name="ce538" table:formula="of:=[Fluoro.L337]" office:value-type="float" office:value="0" calcext:value-type="float">
            <text:p>0.00</text:p>
          </table:table-cell>
          <table:table-cell table:style-name="ce696" table:formula="of:=IF([Fluoro.M337]=&quot;&quot;;&quot;&quot;;[Fluoro.M33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338]" office:value-type="float" office:value="0" calcext:value-type="float">
            <text:p>0.00</text:p>
          </table:covered-table-cell>
          <table:table-cell table:style-name="ce517" table:formula="of:=[Fluoro.D338]" office:value-type="float" office:value="20" calcext:value-type="float">
            <text:p>20.00</text:p>
          </table:table-cell>
          <table:table-cell table:style-name="ce514" table:formula="of:=[Fluoro.E338]" office:value-type="float" office:value="0" calcext:value-type="float">
            <text:p>0.00</text:p>
          </table:table-cell>
          <table:table-cell table:style-name="ce530" table:formula="of:=[Fluoro.F338]" office:value-type="float" office:value="0" calcext:value-type="float">
            <text:p>0.00</text:p>
          </table:table-cell>
          <table:table-cell table:style-name="ce625" table:formula="of:=IF([Fluoro.G338]=&quot;&quot;;&quot;&quot;;[Fluoro.G338]*0.1145)" office:value-type="float" office:value="0" calcext:value-type="float">
            <text:p>0.00</text:p>
          </table:table-cell>
          <table:table-cell table:style-name="ce514" table:formula="of:=[Fluoro.H338]" office:value-type="float" office:value="0" calcext:value-type="float">
            <text:p>0.00</text:p>
          </table:table-cell>
          <table:table-cell table:style-name="ce530" table:formula="of:=[Fluoro.I338]" office:value-type="float" office:value="0" calcext:value-type="float">
            <text:p>0.00</text:p>
          </table:table-cell>
          <table:table-cell table:style-name="ce625" table:formula="of:=IF([Fluoro.J338]=&quot;&quot;;&quot;&quot;;[Fluoro.J338]*0.1145)" office:value-type="float" office:value="0" calcext:value-type="float">
            <text:p>0.00</text:p>
          </table:table-cell>
          <table:table-cell table:style-name="ce514" table:formula="of:=[Fluoro.K338]" office:value-type="float" office:value="0" calcext:value-type="float">
            <text:p>0.00</text:p>
          </table:table-cell>
          <table:table-cell table:style-name="ce530" table:formula="of:=[Fluoro.L338]" office:value-type="float" office:value="0" calcext:value-type="float">
            <text:p>0.00</text:p>
          </table:table-cell>
          <table:table-cell table:style-name="ce697" table:formula="of:=IF([Fluoro.M338]=&quot;&quot;;&quot;&quot;;[Fluoro.M33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339]" office:value-type="float" office:value="0" calcext:value-type="float">
            <text:p>0.00</text:p>
          </table:covered-table-cell>
          <table:table-cell table:style-name="ce518" table:formula="of:=[Fluoro.D339]" office:value-type="float" office:value="30" calcext:value-type="float">
            <text:p>30.00</text:p>
          </table:table-cell>
          <table:table-cell table:style-name="ce515" table:formula="of:=[Fluoro.E339]" office:value-type="float" office:value="0" calcext:value-type="float">
            <text:p>0.00</text:p>
          </table:table-cell>
          <table:table-cell table:style-name="ce539" table:formula="of:=[Fluoro.F339]" office:value-type="float" office:value="0" calcext:value-type="float">
            <text:p>0.00</text:p>
          </table:table-cell>
          <table:table-cell table:style-name="ce626" table:formula="of:=IF([Fluoro.G339]=&quot;&quot;;&quot;&quot;;[Fluoro.G339]*0.1145)" office:value-type="float" office:value="0" calcext:value-type="float">
            <text:p>0.00</text:p>
          </table:table-cell>
          <table:table-cell table:style-name="ce515" table:formula="of:=[Fluoro.H339]" office:value-type="float" office:value="0" calcext:value-type="float">
            <text:p>0.00</text:p>
          </table:table-cell>
          <table:table-cell table:style-name="ce539" table:formula="of:=[Fluoro.I339]" office:value-type="float" office:value="0" calcext:value-type="float">
            <text:p>0.00</text:p>
          </table:table-cell>
          <table:table-cell table:style-name="ce626" table:formula="of:=IF([Fluoro.J339]=&quot;&quot;;&quot;&quot;;[Fluoro.J339]*0.1145)" office:value-type="float" office:value="0" calcext:value-type="float">
            <text:p>0.00</text:p>
          </table:table-cell>
          <table:table-cell table:style-name="ce515" table:formula="of:=[Fluoro.K339]" office:value-type="float" office:value="0" calcext:value-type="float">
            <text:p>0.00</text:p>
          </table:table-cell>
          <table:table-cell table:style-name="ce539" table:formula="of:=[Fluoro.L339]" office:value-type="float" office:value="0" calcext:value-type="float">
            <text:p>0.00</text:p>
          </table:table-cell>
          <table:table-cell table:style-name="ce698" table:formula="of:=IF([Fluoro.M339]=&quot;&quot;;&quot;&quot;;[Fluoro.M33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34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0]" office:value-type="float" office:value="10" calcext:value-type="float">
            <text:p>10.00</text:p>
          </table:table-cell>
          <table:table-cell table:style-name="ce513" table:formula="of:=[Fluoro.E340]" office:value-type="float" office:value="0" calcext:value-type="float">
            <text:p>0.00</text:p>
          </table:table-cell>
          <table:table-cell table:style-name="ce538" table:formula="of:=[Fluoro.F340]" office:value-type="float" office:value="0" calcext:value-type="float">
            <text:p>0.00</text:p>
          </table:table-cell>
          <table:table-cell table:style-name="ce624" table:formula="of:=IF([Fluoro.G340]=&quot;&quot;;&quot;&quot;;[Fluoro.G340]*0.1145)" office:value-type="float" office:value="0" calcext:value-type="float">
            <text:p>0.00</text:p>
          </table:table-cell>
          <table:table-cell table:style-name="ce513" table:formula="of:=[Fluoro.H340]" office:value-type="float" office:value="0" calcext:value-type="float">
            <text:p>0.00</text:p>
          </table:table-cell>
          <table:table-cell table:style-name="ce538" table:formula="of:=[Fluoro.I340]" office:value-type="float" office:value="0" calcext:value-type="float">
            <text:p>0.00</text:p>
          </table:table-cell>
          <table:table-cell table:style-name="ce624" table:formula="of:=IF([Fluoro.J340]=&quot;&quot;;&quot;&quot;;[Fluoro.J340]*0.1145)" office:value-type="float" office:value="0" calcext:value-type="float">
            <text:p>0.00</text:p>
          </table:table-cell>
          <table:table-cell table:style-name="ce513" table:formula="of:=[Fluoro.K340]" office:value-type="float" office:value="0" calcext:value-type="float">
            <text:p>0.00</text:p>
          </table:table-cell>
          <table:table-cell table:style-name="ce538" table:formula="of:=[Fluoro.L340]" office:value-type="float" office:value="0" calcext:value-type="float">
            <text:p>0.00</text:p>
          </table:table-cell>
          <table:table-cell table:style-name="ce696" table:formula="of:=IF([Fluoro.M340]=&quot;&quot;;&quot;&quot;;[Fluoro.M34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341]" office:value-type="float" office:value="0" calcext:value-type="float">
            <text:p>0.00</text:p>
          </table:covered-table-cell>
          <table:table-cell table:style-name="ce517" table:formula="of:=[Fluoro.D341]" office:value-type="float" office:value="20" calcext:value-type="float">
            <text:p>20.00</text:p>
          </table:table-cell>
          <table:table-cell table:style-name="ce514" table:formula="of:=[Fluoro.E341]" office:value-type="float" office:value="0" calcext:value-type="float">
            <text:p>0.00</text:p>
          </table:table-cell>
          <table:table-cell table:style-name="ce530" table:formula="of:=[Fluoro.F341]" office:value-type="float" office:value="0" calcext:value-type="float">
            <text:p>0.00</text:p>
          </table:table-cell>
          <table:table-cell table:style-name="ce625" table:formula="of:=IF([Fluoro.G341]=&quot;&quot;;&quot;&quot;;[Fluoro.G341]*0.1145)" office:value-type="float" office:value="0" calcext:value-type="float">
            <text:p>0.00</text:p>
          </table:table-cell>
          <table:table-cell table:style-name="ce514" table:formula="of:=[Fluoro.H341]" office:value-type="float" office:value="0" calcext:value-type="float">
            <text:p>0.00</text:p>
          </table:table-cell>
          <table:table-cell table:style-name="ce530" table:formula="of:=[Fluoro.I341]" office:value-type="float" office:value="0" calcext:value-type="float">
            <text:p>0.00</text:p>
          </table:table-cell>
          <table:table-cell table:style-name="ce625" table:formula="of:=IF([Fluoro.J341]=&quot;&quot;;&quot;&quot;;[Fluoro.J341]*0.1145)" office:value-type="float" office:value="0" calcext:value-type="float">
            <text:p>0.00</text:p>
          </table:table-cell>
          <table:table-cell table:style-name="ce514" table:formula="of:=[Fluoro.K341]" office:value-type="float" office:value="0" calcext:value-type="float">
            <text:p>0.00</text:p>
          </table:table-cell>
          <table:table-cell table:style-name="ce530" table:formula="of:=[Fluoro.L341]" office:value-type="float" office:value="0" calcext:value-type="float">
            <text:p>0.00</text:p>
          </table:table-cell>
          <table:table-cell table:style-name="ce697" table:formula="of:=IF([Fluoro.M341]=&quot;&quot;;&quot;&quot;;[Fluoro.M34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342]" office:value-type="float" office:value="0" calcext:value-type="float">
            <text:p>0.00</text:p>
          </table:covered-table-cell>
          <table:table-cell table:style-name="ce518" table:formula="of:=[Fluoro.D342]" office:value-type="float" office:value="30" calcext:value-type="float">
            <text:p>30.00</text:p>
          </table:table-cell>
          <table:table-cell table:style-name="ce515" table:formula="of:=[Fluoro.E342]" office:value-type="float" office:value="0" calcext:value-type="float">
            <text:p>0.00</text:p>
          </table:table-cell>
          <table:table-cell table:style-name="ce539" table:formula="of:=[Fluoro.F342]" office:value-type="float" office:value="0" calcext:value-type="float">
            <text:p>0.00</text:p>
          </table:table-cell>
          <table:table-cell table:style-name="ce626" table:formula="of:=IF([Fluoro.G342]=&quot;&quot;;&quot;&quot;;[Fluoro.G342]*0.1145)" office:value-type="float" office:value="0" calcext:value-type="float">
            <text:p>0.00</text:p>
          </table:table-cell>
          <table:table-cell table:style-name="ce515" table:formula="of:=[Fluoro.H342]" office:value-type="float" office:value="0" calcext:value-type="float">
            <text:p>0.00</text:p>
          </table:table-cell>
          <table:table-cell table:style-name="ce539" table:formula="of:=[Fluoro.I342]" office:value-type="float" office:value="0" calcext:value-type="float">
            <text:p>0.00</text:p>
          </table:table-cell>
          <table:table-cell table:style-name="ce626" table:formula="of:=IF([Fluoro.J342]=&quot;&quot;;&quot;&quot;;[Fluoro.J342]*0.1145)" office:value-type="float" office:value="0" calcext:value-type="float">
            <text:p>0.00</text:p>
          </table:table-cell>
          <table:table-cell table:style-name="ce515" table:formula="of:=[Fluoro.K342]" office:value-type="float" office:value="0" calcext:value-type="float">
            <text:p>0.00</text:p>
          </table:table-cell>
          <table:table-cell table:style-name="ce539" table:formula="of:=[Fluoro.L342]" office:value-type="float" office:value="0" calcext:value-type="float">
            <text:p>0.00</text:p>
          </table:table-cell>
          <table:table-cell table:style-name="ce698" table:formula="of:=IF([Fluoro.M342]=&quot;&quot;;&quot;&quot;;[Fluoro.M34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34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3]" office:value-type="float" office:value="10" calcext:value-type="float">
            <text:p>10.00</text:p>
          </table:table-cell>
          <table:table-cell table:style-name="ce513" table:formula="of:=[Fluoro.E343]" office:value-type="float" office:value="0" calcext:value-type="float">
            <text:p>0.00</text:p>
          </table:table-cell>
          <table:table-cell table:style-name="ce538" table:formula="of:=[Fluoro.F343]" office:value-type="float" office:value="0" calcext:value-type="float">
            <text:p>0.00</text:p>
          </table:table-cell>
          <table:table-cell table:style-name="ce624" table:formula="of:=IF([Fluoro.G343]=&quot;&quot;;&quot;&quot;;[Fluoro.G343]*0.1145)" office:value-type="float" office:value="0" calcext:value-type="float">
            <text:p>0.00</text:p>
          </table:table-cell>
          <table:table-cell table:style-name="ce513" table:formula="of:=[Fluoro.H343]" office:value-type="float" office:value="0" calcext:value-type="float">
            <text:p>0.00</text:p>
          </table:table-cell>
          <table:table-cell table:style-name="ce538" table:formula="of:=[Fluoro.I343]" office:value-type="float" office:value="0" calcext:value-type="float">
            <text:p>0.00</text:p>
          </table:table-cell>
          <table:table-cell table:style-name="ce624" table:formula="of:=IF([Fluoro.J343]=&quot;&quot;;&quot;&quot;;[Fluoro.J343]*0.1145)" office:value-type="float" office:value="0" calcext:value-type="float">
            <text:p>0.00</text:p>
          </table:table-cell>
          <table:table-cell table:style-name="ce513" table:formula="of:=[Fluoro.K343]" office:value-type="float" office:value="0" calcext:value-type="float">
            <text:p>0.00</text:p>
          </table:table-cell>
          <table:table-cell table:style-name="ce538" table:formula="of:=[Fluoro.L343]" office:value-type="float" office:value="0" calcext:value-type="float">
            <text:p>0.00</text:p>
          </table:table-cell>
          <table:table-cell table:style-name="ce696" table:formula="of:=IF([Fluoro.M343]=&quot;&quot;;&quot;&quot;;[Fluoro.M34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344]" office:value-type="float" office:value="0" calcext:value-type="float">
            <text:p>0.00</text:p>
          </table:covered-table-cell>
          <table:table-cell table:style-name="ce517" table:formula="of:=[Fluoro.D344]" office:value-type="float" office:value="20" calcext:value-type="float">
            <text:p>20.00</text:p>
          </table:table-cell>
          <table:table-cell table:style-name="ce514" table:formula="of:=[Fluoro.E344]" office:value-type="float" office:value="0" calcext:value-type="float">
            <text:p>0.00</text:p>
          </table:table-cell>
          <table:table-cell table:style-name="ce530" table:formula="of:=[Fluoro.F344]" office:value-type="float" office:value="0" calcext:value-type="float">
            <text:p>0.00</text:p>
          </table:table-cell>
          <table:table-cell table:style-name="ce625" table:formula="of:=IF([Fluoro.G344]=&quot;&quot;;&quot;&quot;;[Fluoro.G344]*0.1145)" office:value-type="float" office:value="0" calcext:value-type="float">
            <text:p>0.00</text:p>
          </table:table-cell>
          <table:table-cell table:style-name="ce514" table:formula="of:=[Fluoro.H344]" office:value-type="float" office:value="0" calcext:value-type="float">
            <text:p>0.00</text:p>
          </table:table-cell>
          <table:table-cell table:style-name="ce530" table:formula="of:=[Fluoro.I344]" office:value-type="float" office:value="0" calcext:value-type="float">
            <text:p>0.00</text:p>
          </table:table-cell>
          <table:table-cell table:style-name="ce625" table:formula="of:=IF([Fluoro.J344]=&quot;&quot;;&quot;&quot;;[Fluoro.J344]*0.1145)" office:value-type="float" office:value="0" calcext:value-type="float">
            <text:p>0.00</text:p>
          </table:table-cell>
          <table:table-cell table:style-name="ce514" table:formula="of:=[Fluoro.K344]" office:value-type="float" office:value="0" calcext:value-type="float">
            <text:p>0.00</text:p>
          </table:table-cell>
          <table:table-cell table:style-name="ce530" table:formula="of:=[Fluoro.L344]" office:value-type="float" office:value="0" calcext:value-type="float">
            <text:p>0.00</text:p>
          </table:table-cell>
          <table:table-cell table:style-name="ce697" table:formula="of:=IF([Fluoro.M344]=&quot;&quot;;&quot;&quot;;[Fluoro.M34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345]" office:value-type="float" office:value="0" calcext:value-type="float">
            <text:p>0.00</text:p>
          </table:covered-table-cell>
          <table:table-cell table:style-name="ce518" table:formula="of:=[Fluoro.D345]" office:value-type="float" office:value="30" calcext:value-type="float">
            <text:p>30.00</text:p>
          </table:table-cell>
          <table:table-cell table:style-name="ce515" table:formula="of:=[Fluoro.E345]" office:value-type="float" office:value="0" calcext:value-type="float">
            <text:p>0.00</text:p>
          </table:table-cell>
          <table:table-cell table:style-name="ce539" table:formula="of:=[Fluoro.F345]" office:value-type="float" office:value="0" calcext:value-type="float">
            <text:p>0.00</text:p>
          </table:table-cell>
          <table:table-cell table:style-name="ce626" table:formula="of:=IF([Fluoro.G345]=&quot;&quot;;&quot;&quot;;[Fluoro.G345]*0.1145)" office:value-type="float" office:value="0" calcext:value-type="float">
            <text:p>0.00</text:p>
          </table:table-cell>
          <table:table-cell table:style-name="ce515" table:formula="of:=[Fluoro.H345]" office:value-type="float" office:value="0" calcext:value-type="float">
            <text:p>0.00</text:p>
          </table:table-cell>
          <table:table-cell table:style-name="ce539" table:formula="of:=[Fluoro.I345]" office:value-type="float" office:value="0" calcext:value-type="float">
            <text:p>0.00</text:p>
          </table:table-cell>
          <table:table-cell table:style-name="ce626" table:formula="of:=IF([Fluoro.J345]=&quot;&quot;;&quot;&quot;;[Fluoro.J345]*0.1145)" office:value-type="float" office:value="0" calcext:value-type="float">
            <text:p>0.00</text:p>
          </table:table-cell>
          <table:table-cell table:style-name="ce515" table:formula="of:=[Fluoro.K345]" office:value-type="float" office:value="0" calcext:value-type="float">
            <text:p>0.00</text:p>
          </table:table-cell>
          <table:table-cell table:style-name="ce539" table:formula="of:=[Fluoro.L345]" office:value-type="float" office:value="0" calcext:value-type="float">
            <text:p>0.00</text:p>
          </table:table-cell>
          <table:table-cell table:style-name="ce698" table:formula="of:=IF([Fluoro.M345]=&quot;&quot;;&quot;&quot;;[Fluoro.M34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346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6]" office:value-type="float" office:value="10" calcext:value-type="float">
            <text:p>10.00</text:p>
          </table:table-cell>
          <table:table-cell table:style-name="ce513" table:formula="of:=[Fluoro.E346]" office:value-type="float" office:value="0" calcext:value-type="float">
            <text:p>0.00</text:p>
          </table:table-cell>
          <table:table-cell table:style-name="ce538" table:formula="of:=[Fluoro.F346]" office:value-type="float" office:value="0" calcext:value-type="float">
            <text:p>0.00</text:p>
          </table:table-cell>
          <table:table-cell table:style-name="ce624" table:formula="of:=IF([Fluoro.G346]=&quot;&quot;;&quot;&quot;;[Fluoro.G346]*0.1145)" office:value-type="float" office:value="0" calcext:value-type="float">
            <text:p>0.00</text:p>
          </table:table-cell>
          <table:table-cell table:style-name="ce513" table:formula="of:=[Fluoro.H346]" office:value-type="float" office:value="0" calcext:value-type="float">
            <text:p>0.00</text:p>
          </table:table-cell>
          <table:table-cell table:style-name="ce538" table:formula="of:=[Fluoro.I346]" office:value-type="float" office:value="0" calcext:value-type="float">
            <text:p>0.00</text:p>
          </table:table-cell>
          <table:table-cell table:style-name="ce624" table:formula="of:=IF([Fluoro.J346]=&quot;&quot;;&quot;&quot;;[Fluoro.J346]*0.1145)" office:value-type="float" office:value="0" calcext:value-type="float">
            <text:p>0.00</text:p>
          </table:table-cell>
          <table:table-cell table:style-name="ce513" table:formula="of:=[Fluoro.K346]" office:value-type="float" office:value="0" calcext:value-type="float">
            <text:p>0.00</text:p>
          </table:table-cell>
          <table:table-cell table:style-name="ce538" table:formula="of:=[Fluoro.L346]" office:value-type="float" office:value="0" calcext:value-type="float">
            <text:p>0.00</text:p>
          </table:table-cell>
          <table:table-cell table:style-name="ce696" table:formula="of:=IF([Fluoro.M346]=&quot;&quot;;&quot;&quot;;[Fluoro.M34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347]" office:value-type="float" office:value="0" calcext:value-type="float">
            <text:p>0.00</text:p>
          </table:covered-table-cell>
          <table:table-cell table:style-name="ce517" table:formula="of:=[Fluoro.D347]" office:value-type="float" office:value="20" calcext:value-type="float">
            <text:p>20.00</text:p>
          </table:table-cell>
          <table:table-cell table:style-name="ce514" table:formula="of:=[Fluoro.E347]" office:value-type="float" office:value="0" calcext:value-type="float">
            <text:p>0.00</text:p>
          </table:table-cell>
          <table:table-cell table:style-name="ce530" table:formula="of:=[Fluoro.F347]" office:value-type="float" office:value="0" calcext:value-type="float">
            <text:p>0.00</text:p>
          </table:table-cell>
          <table:table-cell table:style-name="ce625" table:formula="of:=IF([Fluoro.G347]=&quot;&quot;;&quot;&quot;;[Fluoro.G347]*0.1145)" office:value-type="float" office:value="0" calcext:value-type="float">
            <text:p>0.00</text:p>
          </table:table-cell>
          <table:table-cell table:style-name="ce514" table:formula="of:=[Fluoro.H347]" office:value-type="float" office:value="0" calcext:value-type="float">
            <text:p>0.00</text:p>
          </table:table-cell>
          <table:table-cell table:style-name="ce530" table:formula="of:=[Fluoro.I347]" office:value-type="float" office:value="0" calcext:value-type="float">
            <text:p>0.00</text:p>
          </table:table-cell>
          <table:table-cell table:style-name="ce625" table:formula="of:=IF([Fluoro.J347]=&quot;&quot;;&quot;&quot;;[Fluoro.J347]*0.1145)" office:value-type="float" office:value="0" calcext:value-type="float">
            <text:p>0.00</text:p>
          </table:table-cell>
          <table:table-cell table:style-name="ce514" table:formula="of:=[Fluoro.K347]" office:value-type="float" office:value="0" calcext:value-type="float">
            <text:p>0.00</text:p>
          </table:table-cell>
          <table:table-cell table:style-name="ce530" table:formula="of:=[Fluoro.L347]" office:value-type="float" office:value="0" calcext:value-type="float">
            <text:p>0.00</text:p>
          </table:table-cell>
          <table:table-cell table:style-name="ce697" table:formula="of:=IF([Fluoro.M347]=&quot;&quot;;&quot;&quot;;[Fluoro.M34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348]" office:value-type="float" office:value="0" calcext:value-type="float">
            <text:p>0.00</text:p>
          </table:covered-table-cell>
          <table:table-cell table:style-name="ce518" table:formula="of:=[Fluoro.D348]" office:value-type="float" office:value="30" calcext:value-type="float">
            <text:p>30.00</text:p>
          </table:table-cell>
          <table:table-cell table:style-name="ce515" table:formula="of:=[Fluoro.E348]" office:value-type="float" office:value="0" calcext:value-type="float">
            <text:p>0.00</text:p>
          </table:table-cell>
          <table:table-cell table:style-name="ce539" table:formula="of:=[Fluoro.F348]" office:value-type="float" office:value="0" calcext:value-type="float">
            <text:p>0.00</text:p>
          </table:table-cell>
          <table:table-cell table:style-name="ce626" table:formula="of:=IF([Fluoro.G348]=&quot;&quot;;&quot;&quot;;[Fluoro.G348]*0.1145)" office:value-type="float" office:value="0" calcext:value-type="float">
            <text:p>0.00</text:p>
          </table:table-cell>
          <table:table-cell table:style-name="ce515" table:formula="of:=[Fluoro.H348]" office:value-type="float" office:value="0" calcext:value-type="float">
            <text:p>0.00</text:p>
          </table:table-cell>
          <table:table-cell table:style-name="ce539" table:formula="of:=[Fluoro.I348]" office:value-type="float" office:value="0" calcext:value-type="float">
            <text:p>0.00</text:p>
          </table:table-cell>
          <table:table-cell table:style-name="ce626" table:formula="of:=IF([Fluoro.J348]=&quot;&quot;;&quot;&quot;;[Fluoro.J348]*0.1145)" office:value-type="float" office:value="0" calcext:value-type="float">
            <text:p>0.00</text:p>
          </table:table-cell>
          <table:table-cell table:style-name="ce515" table:formula="of:=[Fluoro.K348]" office:value-type="float" office:value="0" calcext:value-type="float">
            <text:p>0.00</text:p>
          </table:table-cell>
          <table:table-cell table:style-name="ce539" table:formula="of:=[Fluoro.L348]" office:value-type="float" office:value="0" calcext:value-type="float">
            <text:p>0.00</text:p>
          </table:table-cell>
          <table:table-cell table:style-name="ce698" table:formula="of:=IF([Fluoro.M348]=&quot;&quot;;&quot;&quot;;[Fluoro.M34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349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9]" office:value-type="float" office:value="10" calcext:value-type="float">
            <text:p>10.00</text:p>
          </table:table-cell>
          <table:table-cell table:style-name="ce513" table:formula="of:=[Fluoro.E349]" office:value-type="float" office:value="0" calcext:value-type="float">
            <text:p>0.00</text:p>
          </table:table-cell>
          <table:table-cell table:style-name="ce538" table:formula="of:=[Fluoro.F349]" office:value-type="float" office:value="0" calcext:value-type="float">
            <text:p>0.00</text:p>
          </table:table-cell>
          <table:table-cell table:style-name="ce624" table:formula="of:=IF([Fluoro.G349]=&quot;&quot;;&quot;&quot;;[Fluoro.G349]*0.1145)" office:value-type="float" office:value="0" calcext:value-type="float">
            <text:p>0.00</text:p>
          </table:table-cell>
          <table:table-cell table:style-name="ce513" table:formula="of:=[Fluoro.H349]" office:value-type="float" office:value="0" calcext:value-type="float">
            <text:p>0.00</text:p>
          </table:table-cell>
          <table:table-cell table:style-name="ce538" table:formula="of:=[Fluoro.I349]" office:value-type="float" office:value="0" calcext:value-type="float">
            <text:p>0.00</text:p>
          </table:table-cell>
          <table:table-cell table:style-name="ce624" table:formula="of:=IF([Fluoro.J349]=&quot;&quot;;&quot;&quot;;[Fluoro.J349]*0.1145)" office:value-type="float" office:value="0" calcext:value-type="float">
            <text:p>0.00</text:p>
          </table:table-cell>
          <table:table-cell table:style-name="ce513" table:formula="of:=[Fluoro.K349]" office:value-type="float" office:value="0" calcext:value-type="float">
            <text:p>0.00</text:p>
          </table:table-cell>
          <table:table-cell table:style-name="ce538" table:formula="of:=[Fluoro.L349]" office:value-type="float" office:value="0" calcext:value-type="float">
            <text:p>0.00</text:p>
          </table:table-cell>
          <table:table-cell table:style-name="ce696" table:formula="of:=IF([Fluoro.M349]=&quot;&quot;;&quot;&quot;;[Fluoro.M34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350]" office:value-type="float" office:value="0" calcext:value-type="float">
            <text:p>0.00</text:p>
          </table:covered-table-cell>
          <table:table-cell table:style-name="ce517" table:formula="of:=[Fluoro.D350]" office:value-type="float" office:value="20" calcext:value-type="float">
            <text:p>20.00</text:p>
          </table:table-cell>
          <table:table-cell table:style-name="ce514" table:formula="of:=[Fluoro.E350]" office:value-type="float" office:value="0" calcext:value-type="float">
            <text:p>0.00</text:p>
          </table:table-cell>
          <table:table-cell table:style-name="ce530" table:formula="of:=[Fluoro.F350]" office:value-type="float" office:value="0" calcext:value-type="float">
            <text:p>0.00</text:p>
          </table:table-cell>
          <table:table-cell table:style-name="ce625" table:formula="of:=IF([Fluoro.G350]=&quot;&quot;;&quot;&quot;;[Fluoro.G350]*0.1145)" office:value-type="float" office:value="0" calcext:value-type="float">
            <text:p>0.00</text:p>
          </table:table-cell>
          <table:table-cell table:style-name="ce514" table:formula="of:=[Fluoro.H350]" office:value-type="float" office:value="0" calcext:value-type="float">
            <text:p>0.00</text:p>
          </table:table-cell>
          <table:table-cell table:style-name="ce530" table:formula="of:=[Fluoro.I350]" office:value-type="float" office:value="0" calcext:value-type="float">
            <text:p>0.00</text:p>
          </table:table-cell>
          <table:table-cell table:style-name="ce625" table:formula="of:=IF([Fluoro.J350]=&quot;&quot;;&quot;&quot;;[Fluoro.J350]*0.1145)" office:value-type="float" office:value="0" calcext:value-type="float">
            <text:p>0.00</text:p>
          </table:table-cell>
          <table:table-cell table:style-name="ce514" table:formula="of:=[Fluoro.K350]" office:value-type="float" office:value="0" calcext:value-type="float">
            <text:p>0.00</text:p>
          </table:table-cell>
          <table:table-cell table:style-name="ce530" table:formula="of:=[Fluoro.L350]" office:value-type="float" office:value="0" calcext:value-type="float">
            <text:p>0.00</text:p>
          </table:table-cell>
          <table:table-cell table:style-name="ce697" table:formula="of:=IF([Fluoro.M350]=&quot;&quot;;&quot;&quot;;[Fluoro.M35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351]" office:value-type="float" office:value="0" calcext:value-type="float">
            <text:p>0.00</text:p>
          </table:covered-table-cell>
          <table:table-cell table:style-name="ce518" table:formula="of:=[Fluoro.D351]" office:value-type="float" office:value="30" calcext:value-type="float">
            <text:p>30.00</text:p>
          </table:table-cell>
          <table:table-cell table:style-name="ce515" table:formula="of:=[Fluoro.E351]" office:value-type="float" office:value="0" calcext:value-type="float">
            <text:p>0.00</text:p>
          </table:table-cell>
          <table:table-cell table:style-name="ce539" table:formula="of:=[Fluoro.F351]" office:value-type="float" office:value="0" calcext:value-type="float">
            <text:p>0.00</text:p>
          </table:table-cell>
          <table:table-cell table:style-name="ce626" table:formula="of:=IF([Fluoro.G351]=&quot;&quot;;&quot;&quot;;[Fluoro.G351]*0.1145)" office:value-type="float" office:value="0" calcext:value-type="float">
            <text:p>0.00</text:p>
          </table:table-cell>
          <table:table-cell table:style-name="ce515" table:formula="of:=[Fluoro.H351]" office:value-type="float" office:value="0" calcext:value-type="float">
            <text:p>0.00</text:p>
          </table:table-cell>
          <table:table-cell table:style-name="ce539" table:formula="of:=[Fluoro.I351]" office:value-type="float" office:value="0" calcext:value-type="float">
            <text:p>0.00</text:p>
          </table:table-cell>
          <table:table-cell table:style-name="ce626" table:formula="of:=IF([Fluoro.J351]=&quot;&quot;;&quot;&quot;;[Fluoro.J351]*0.1145)" office:value-type="float" office:value="0" calcext:value-type="float">
            <text:p>0.00</text:p>
          </table:table-cell>
          <table:table-cell table:style-name="ce515" table:formula="of:=[Fluoro.K351]" office:value-type="float" office:value="0" calcext:value-type="float">
            <text:p>0.00</text:p>
          </table:table-cell>
          <table:table-cell table:style-name="ce539" table:formula="of:=[Fluoro.L351]" office:value-type="float" office:value="0" calcext:value-type="float">
            <text:p>0.00</text:p>
          </table:table-cell>
          <table:table-cell table:style-name="ce698" table:formula="of:=IF([Fluoro.M351]=&quot;&quot;;&quot;&quot;;[Fluoro.M35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352]" office:value-type="string" office:string-value="max" calcext:value-type="string">
            <text:p>max</text:p>
          </table:table-cell>
          <table:table-cell table:style-name="ce572" table:formula="of:=[Fluoro.E352]" office:value-type="float" office:value="0" calcext:value-type="float">
            <text:p>0.00</text:p>
          </table:table-cell>
          <table:table-cell table:style-name="ce610" table:formula="of:=[Fluoro.F352]" office:value-type="float" office:value="0" calcext:value-type="float">
            <text:p>0.00</text:p>
          </table:table-cell>
          <table:table-cell table:style-name="ce627" table:formula="of:=IF([Fluoro.G352]=&quot;&quot;;&quot;&quot;;[Fluoro.G352]*0.1145)" office:value-type="float" office:value="0" calcext:value-type="float">
            <text:p>0.00</text:p>
          </table:table-cell>
          <table:table-cell table:style-name="ce572" table:formula="of:=[Fluoro.H352]" office:value-type="float" office:value="0" calcext:value-type="float">
            <text:p>0.00</text:p>
          </table:table-cell>
          <table:table-cell table:style-name="ce610" table:formula="of:=[Fluoro.I352]" office:value-type="float" office:value="0" calcext:value-type="float">
            <text:p>0.00</text:p>
          </table:table-cell>
          <table:table-cell table:style-name="ce627" table:formula="of:=IF([Fluoro.J352]=&quot;&quot;;&quot;&quot;;[Fluoro.J352]*0.1145)" office:value-type="float" office:value="0" calcext:value-type="float">
            <text:p>0.00</text:p>
          </table:table-cell>
          <table:table-cell table:style-name="ce572" table:formula="of:=[Fluoro.K352]" office:value-type="float" office:value="0" calcext:value-type="float">
            <text:p>0.00</text:p>
          </table:table-cell>
          <table:table-cell table:style-name="ce610" table:formula="of:=[Fluoro.L352]" office:value-type="float" office:value="0" calcext:value-type="float">
            <text:p>0.00</text:p>
          </table:table-cell>
          <table:table-cell table:style-name="ce704" table:formula="of:=IF([Fluoro.M352]=&quot;&quot;;&quot;&quot;;[Fluoro.M35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354]" office:value-type="string" office:string-value="Comments:" calcext:value-type="string">
            <text:p>Comments:</text:p>
          </table:table-cell>
          <table:table-cell table:style-name="ce536" table:formula="of:=[Fluoro.D354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413" table:formula="of:=[Fluoro.D355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413" table:formula="of:=[Fluoro.D35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362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364]" office:value-type="string" office:string-value="Dose" calcext:value-type="string">
            <text:p>Dose</text:p>
          </table:table-cell>
          <table:table-cell table:style-name="ce97" table:formula="of:=[Fluoro.D364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365]" office:value-type="string" office:string-value="Level" calcext:value-type="string">
            <text:p>Level</text:p>
          </table:table-cell>
          <table:table-cell table:style-name="ce97" table:formula="of:=[Fluoro.D365]" office:value-type="string" office:string-value="Size (cm)" calcext:value-type="string">
            <text:p>Size (cm)</text:p>
          </table:table-cell>
          <table:table-cell table:style-name="ce97" table:formula="of:=[Fluoro.E365]" office:value-type="string" office:string-value="kVp" calcext:value-type="string">
            <text:p>kVp</text:p>
          </table:table-cell>
          <table:table-cell table:style-name="ce97" table:formula="of:=[Fluoro.F365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65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66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66]">
            <text:p/>
          </table:table-cell>
          <table:table-cell table:style-name="ce576" table:formula="of:=[Fluoro.E366]">
            <text:p/>
          </table:table-cell>
          <table:table-cell table:style-name="ce576" table:formula="of:=[Fluoro.F366]">
            <text:p/>
          </table:table-cell>
          <table:table-cell table:style-name="ce649" table:formula="of:=IF([Fluoro.G366]=&quot;&quot;;&quot;&quot;;[Fluoro.G366]*0.1145)">
            <text:p/>
          </table:table-cell>
          <table:table-cell table:style-name="ce576" table:formula="of:=[Fluoro.H366]">
            <text:p/>
          </table:table-cell>
          <table:table-cell table:style-name="ce467"/>
          <table:table-cell table:style-name="ce544" table:formula="of:=[Fluoro.J366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67]" office:value-type="float" office:value="0" calcext:value-type="float">
            <text:p>0.00</text:p>
          </table:covered-table-cell>
          <table:table-cell table:style-name="ce548" table:formula="of:=[Fluoro.D367]">
            <text:p/>
          </table:table-cell>
          <table:table-cell table:style-name="ce577" table:formula="of:=[Fluoro.E367]">
            <text:p/>
          </table:table-cell>
          <table:table-cell table:style-name="ce577" table:formula="of:=[Fluoro.F367]">
            <text:p/>
          </table:table-cell>
          <table:table-cell table:style-name="ce650" table:formula="of:=IF([Fluoro.G367]=&quot;&quot;;&quot;&quot;;[Fluoro.G367]*0.1145)">
            <text:p/>
          </table:table-cell>
          <table:table-cell table:style-name="ce577" table:formula="of:=[Fluoro.H367]">
            <text:p/>
          </table:table-cell>
          <table:table-cell table:style-name="ce467"/>
          <table:table-cell table:style-name="ce544" table:formula="of:=[Fluoro.J367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68]" office:value-type="float" office:value="0" calcext:value-type="float">
            <text:p>0.00</text:p>
          </table:covered-table-cell>
          <table:table-cell table:style-name="ce548" table:formula="of:=[Fluoro.D368]">
            <text:p/>
          </table:table-cell>
          <table:table-cell table:style-name="ce577" table:formula="of:=[Fluoro.E368]">
            <text:p/>
          </table:table-cell>
          <table:table-cell table:style-name="ce577" table:formula="of:=[Fluoro.F368]">
            <text:p/>
          </table:table-cell>
          <table:table-cell table:style-name="ce650" table:formula="of:=IF([Fluoro.G368]=&quot;&quot;;&quot;&quot;;[Fluoro.G368]*0.1145)">
            <text:p/>
          </table:table-cell>
          <table:table-cell table:style-name="ce577" table:formula="of:=[Fluoro.H368]">
            <text:p/>
          </table:table-cell>
          <table:table-cell table:style-name="ce467"/>
          <table:table-cell table:style-name="ce544" table:formula="of:=[Fluoro.J368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69]" office:value-type="float" office:value="0" calcext:value-type="float">
            <text:p>0.00</text:p>
          </table:covered-table-cell>
          <table:table-cell table:style-name="ce549" table:formula="of:=[Fluoro.D369]">
            <text:p/>
          </table:table-cell>
          <table:table-cell table:style-name="ce578" table:formula="of:=[Fluoro.E369]">
            <text:p/>
          </table:table-cell>
          <table:table-cell table:style-name="ce578" table:formula="of:=[Fluoro.F369]">
            <text:p/>
          </table:table-cell>
          <table:table-cell table:style-name="ce651" table:formula="of:=IF([Fluoro.G369]=&quot;&quot;;&quot;&quot;;[Fluoro.G369]*0.1145)">
            <text:p/>
          </table:table-cell>
          <table:table-cell table:style-name="ce578" table:formula="of:=[Fluoro.H36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70]" office:value-type="float" office:value="0" calcext:value-type="float">
            <text:p>0.00</text:p>
          </table:covered-table-cell>
          <table:table-cell table:style-name="ce549" table:formula="of:=[Fluoro.D370]">
            <text:p/>
          </table:table-cell>
          <table:table-cell table:style-name="ce578" table:formula="of:=[Fluoro.E370]">
            <text:p/>
          </table:table-cell>
          <table:table-cell table:style-name="ce578" table:formula="of:=[Fluoro.F370]">
            <text:p/>
          </table:table-cell>
          <table:table-cell table:style-name="ce651" table:formula="of:=IF([Fluoro.G370]=&quot;&quot;;&quot;&quot;;[Fluoro.G370]*0.1145)">
            <text:p/>
          </table:table-cell>
          <table:table-cell table:style-name="ce578" table:formula="of:=[Fluoro.H37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71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71]">
            <text:p/>
          </table:table-cell>
          <table:table-cell table:style-name="ce576" table:formula="of:=[Fluoro.E371]">
            <text:p/>
          </table:table-cell>
          <table:table-cell table:style-name="ce576" table:formula="of:=[Fluoro.F371]">
            <text:p/>
          </table:table-cell>
          <table:table-cell table:style-name="ce649" table:formula="of:=IF([Fluoro.G371]=&quot;&quot;;&quot;&quot;;[Fluoro.G371]*0.1145)">
            <text:p/>
          </table:table-cell>
          <table:table-cell table:style-name="ce576" table:formula="of:=[Fluoro.H37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72]" office:value-type="float" office:value="0" calcext:value-type="float">
            <text:p>0.00</text:p>
          </table:covered-table-cell>
          <table:table-cell table:style-name="ce548" table:formula="of:=[Fluoro.D372]">
            <text:p/>
          </table:table-cell>
          <table:table-cell table:style-name="ce577" table:formula="of:=[Fluoro.E372]">
            <text:p/>
          </table:table-cell>
          <table:table-cell table:style-name="ce577" table:formula="of:=[Fluoro.F372]">
            <text:p/>
          </table:table-cell>
          <table:table-cell table:style-name="ce650" table:formula="of:=IF([Fluoro.G372]=&quot;&quot;;&quot;&quot;;[Fluoro.G372]*0.1145)">
            <text:p/>
          </table:table-cell>
          <table:table-cell table:style-name="ce577" table:formula="of:=[Fluoro.H37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73]" office:value-type="float" office:value="0" calcext:value-type="float">
            <text:p>0.00</text:p>
          </table:covered-table-cell>
          <table:table-cell table:style-name="ce548" table:formula="of:=[Fluoro.D373]">
            <text:p/>
          </table:table-cell>
          <table:table-cell table:style-name="ce577" table:formula="of:=[Fluoro.E373]">
            <text:p/>
          </table:table-cell>
          <table:table-cell table:style-name="ce577" table:formula="of:=[Fluoro.F373]">
            <text:p/>
          </table:table-cell>
          <table:table-cell table:style-name="ce650" table:formula="of:=IF([Fluoro.G373]=&quot;&quot;;&quot;&quot;;[Fluoro.G373]*0.1145)">
            <text:p/>
          </table:table-cell>
          <table:table-cell table:style-name="ce577" table:formula="of:=[Fluoro.H37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74]" office:value-type="float" office:value="0" calcext:value-type="float">
            <text:p>0.00</text:p>
          </table:covered-table-cell>
          <table:table-cell table:style-name="ce548" table:formula="of:=[Fluoro.D374]">
            <text:p/>
          </table:table-cell>
          <table:table-cell table:style-name="ce577" table:formula="of:=[Fluoro.E374]">
            <text:p/>
          </table:table-cell>
          <table:table-cell table:style-name="ce577" table:formula="of:=[Fluoro.F374]">
            <text:p/>
          </table:table-cell>
          <table:table-cell table:style-name="ce650" table:formula="of:=IF([Fluoro.G374]=&quot;&quot;;&quot;&quot;;[Fluoro.G374]*0.1145)">
            <text:p/>
          </table:table-cell>
          <table:table-cell table:style-name="ce577" table:formula="of:=[Fluoro.H37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75]" office:value-type="float" office:value="0" calcext:value-type="float">
            <text:p>0.00</text:p>
          </table:covered-table-cell>
          <table:table-cell table:style-name="ce550" table:formula="of:=[Fluoro.D375]">
            <text:p/>
          </table:table-cell>
          <table:table-cell table:style-name="ce579" table:formula="of:=[Fluoro.E375]">
            <text:p/>
          </table:table-cell>
          <table:table-cell table:style-name="ce579" table:formula="of:=[Fluoro.F375]">
            <text:p/>
          </table:table-cell>
          <table:table-cell table:style-name="ce652" table:formula="of:=IF([Fluoro.G375]=&quot;&quot;;&quot;&quot;;[Fluoro.G375]*0.1145)">
            <text:p/>
          </table:table-cell>
          <table:table-cell table:style-name="ce579" table:formula="of:=[Fluoro.H37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76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76]">
            <text:p/>
          </table:table-cell>
          <table:table-cell table:style-name="ce576" table:formula="of:=[Fluoro.E376]">
            <text:p/>
          </table:table-cell>
          <table:table-cell table:style-name="ce576" table:formula="of:=[Fluoro.F376]">
            <text:p/>
          </table:table-cell>
          <table:table-cell table:style-name="ce649" table:formula="of:=IF([Fluoro.G376]=&quot;&quot;;&quot;&quot;;[Fluoro.G376]*0.1145)">
            <text:p/>
          </table:table-cell>
          <table:table-cell table:style-name="ce576" table:formula="of:=[Fluoro.H37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77]" office:value-type="float" office:value="0" calcext:value-type="float">
            <text:p>0.00</text:p>
          </table:covered-table-cell>
          <table:table-cell table:style-name="ce548" table:formula="of:=[Fluoro.D377]">
            <text:p/>
          </table:table-cell>
          <table:table-cell table:style-name="ce577" table:formula="of:=[Fluoro.E377]">
            <text:p/>
          </table:table-cell>
          <table:table-cell table:style-name="ce577" table:formula="of:=[Fluoro.F377]">
            <text:p/>
          </table:table-cell>
          <table:table-cell table:style-name="ce650" table:formula="of:=IF([Fluoro.G377]=&quot;&quot;;&quot;&quot;;[Fluoro.G377]*0.1145)">
            <text:p/>
          </table:table-cell>
          <table:table-cell table:style-name="ce577" table:formula="of:=[Fluoro.H37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78]" office:value-type="float" office:value="0" calcext:value-type="float">
            <text:p>0.00</text:p>
          </table:covered-table-cell>
          <table:table-cell table:style-name="ce548" table:formula="of:=[Fluoro.D378]">
            <text:p/>
          </table:table-cell>
          <table:table-cell table:style-name="ce577" table:formula="of:=[Fluoro.E378]">
            <text:p/>
          </table:table-cell>
          <table:table-cell table:style-name="ce577" table:formula="of:=[Fluoro.F378]">
            <text:p/>
          </table:table-cell>
          <table:table-cell table:style-name="ce650" table:formula="of:=IF([Fluoro.G378]=&quot;&quot;;&quot;&quot;;[Fluoro.G378]*0.1145)">
            <text:p/>
          </table:table-cell>
          <table:table-cell table:style-name="ce577" table:formula="of:=[Fluoro.H378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79]" office:value-type="float" office:value="0" calcext:value-type="float">
            <text:p>0.00</text:p>
          </table:covered-table-cell>
          <table:table-cell table:style-name="ce548" table:formula="of:=[Fluoro.D379]">
            <text:p/>
          </table:table-cell>
          <table:table-cell table:style-name="ce577" table:formula="of:=[Fluoro.E379]">
            <text:p/>
          </table:table-cell>
          <table:table-cell table:style-name="ce577" table:formula="of:=[Fluoro.F379]">
            <text:p/>
          </table:table-cell>
          <table:table-cell table:style-name="ce650" table:formula="of:=IF([Fluoro.G379]=&quot;&quot;;&quot;&quot;;[Fluoro.G379]*0.1145)">
            <text:p/>
          </table:table-cell>
          <table:table-cell table:style-name="ce577" table:formula="of:=[Fluoro.H37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80]" office:value-type="float" office:value="0" calcext:value-type="float">
            <text:p>0.00</text:p>
          </table:covered-table-cell>
          <table:table-cell table:style-name="ce550" table:formula="of:=[Fluoro.D380]">
            <text:p/>
          </table:table-cell>
          <table:table-cell table:style-name="ce579" table:formula="of:=[Fluoro.E380]">
            <text:p/>
          </table:table-cell>
          <table:table-cell table:style-name="ce579" table:formula="of:=[Fluoro.F380]">
            <text:p/>
          </table:table-cell>
          <table:table-cell table:style-name="ce652" table:formula="of:=IF([Fluoro.G380]=&quot;&quot;;&quot;&quot;;[Fluoro.G380]*0.1145)">
            <text:p/>
          </table:table-cell>
          <table:table-cell table:style-name="ce579" table:formula="of:=[Fluoro.H38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81]" office:value-type="string" office:string-value="Comments:" calcext:value-type="string">
            <text:p>Comments:</text:p>
          </table:table-cell>
          <table:table-cell table:style-name="ce536" table:formula="of:=[Fluoro.D381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413" table:formula="of:=[Fluoro.D382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413" table:formula="of:=[Fluoro.D38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85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87]" office:value-type="string" office:string-value="kVp" calcext:value-type="string">
            <text:p>kVp</text:p>
          </table:table-cell>
          <table:table-cell table:style-name="ce97" table:formula="of:=[Fluoro.F387]" office:value-type="string" office:string-value="mA" calcext:value-type="string">
            <text:p>mA</text:p>
          </table:table-cell>
          <table:table-cell table:style-name="ce97" table:formula="of:=[Fluoro.G387]" office:value-type="string" office:string-value="uGy/hr" calcext:value-type="string">
            <text:p>uGy/hr</text:p>
          </table:table-cell>
          <table:table-cell table:style-name="ce97" table:formula="of:=[Fluoro.H387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88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Fluoro.D388]" office:value-type="string" office:string-value="Eye level" calcext:value-type="string">
            <text:p>Eye level</text:p>
          </table:table-cell>
          <table:table-cell table:style-name="ce636" table:formula="of:=[Fluoro.E388]" office:value-type="float" office:value="0" calcext:value-type="float">
            <text:p>0.00</text:p>
          </table:table-cell>
          <table:table-cell table:style-name="ce636" table:formula="of:=[Fluoro.F388]" office:value-type="float" office:value="0" calcext:value-type="float">
            <text:p>0.00</text:p>
          </table:table-cell>
          <table:table-cell table:style-name="ce636" table:formula="of:=[Fluoro.G388]">
            <text:p/>
          </table:table-cell>
          <table:table-cell table:style-name="ce1013" table:formula="of:=[Fluoro.H388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89]" office:value-type="float" office:value="0" calcext:value-type="float">
            <text:p>0.00</text:p>
          </table:covered-table-cell>
          <table:table-cell table:style-name="ce555" table:formula="of:=[Fluoro.D389]" office:value-type="string" office:string-value="Waist level" calcext:value-type="string">
            <text:p>Waist level</text:p>
          </table:table-cell>
          <table:table-cell table:style-name="ce637" table:formula="of:=[Fluoro.E389]" office:value-type="float" office:value="0" calcext:value-type="float">
            <text:p>0.00</text:p>
          </table:table-cell>
          <table:table-cell table:style-name="ce637" table:formula="of:=[Fluoro.F389]" office:value-type="float" office:value="0" calcext:value-type="float">
            <text:p>0.00</text:p>
          </table:table-cell>
          <table:table-cell table:style-name="ce637" table:formula="of:=[Fluoro.G389]">
            <text:p/>
          </table:table-cell>
          <table:table-cell table:style-name="ce1014" table:formula="of:=[Fluoro.H389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92]" office:value-type="string" office:string-value="Comments:" calcext:value-type="string">
            <text:p>Comments:</text:p>
          </table:table-cell>
          <table:table-cell table:style-name="ce536" table:formula="of:=[Fluoro.D39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9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94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95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95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96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96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318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318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318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318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318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318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318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318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318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318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318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318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318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318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318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318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318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318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318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318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318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318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318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318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318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318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318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318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318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318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318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318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318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318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318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318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318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318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318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318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318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318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318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318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318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318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318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318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318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318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318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318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318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318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318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318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318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318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318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318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318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318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318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318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318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318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318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318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318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318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318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318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318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318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318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318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318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318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318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318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318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318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318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318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318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318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318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318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318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318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318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318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318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318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318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318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318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318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318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318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318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318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318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318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318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318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318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318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318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318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318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318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318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318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318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1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5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D136]" office:value-type="float" office:value="80" calcext:value-type="float">
            <text:p>80.00</text:p>
          </table:table-cell>
          <table:table-cell table:formula="of:=[Fluoro.H138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40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415]">
            <text:p/>
          </table:table-cell>
          <table:table-cell table:formula="of:=[Fluoro.D416]">
            <text:p/>
          </table:table-cell>
          <table:table-cell table:formula="of:=[Fluoro.D417]">
            <text:p/>
          </table:table-cell>
          <table:table-cell table:formula="of:=[Fluoro.D418]">
            <text:p/>
          </table:table-cell>
          <table:table-cell table:style-name="ce1015" table:formula="of:=[Fluoro.D419]">
            <text:p/>
          </table:table-cell>
          <table:table-cell table:style-name="ce1015" table:formula="of:=[Fluoro.D420]">
            <text:p/>
          </table:table-cell>
          <table:table-cell table:style-name="ce1015" table:formula="of:=[Fluoro.D421]">
            <text:p/>
          </table:table-cell>
          <table:table-cell table:style-name="ce1015" table:formula="of:=[Fluoro.D422]">
            <text:p/>
          </table:table-cell>
          <table:table-cell table:style-name="ce1015" table:formula="of:=[Fluoro.D423]">
            <text:p/>
          </table:table-cell>
          <table:table-cell table:style-name="ce1015" table:formula="of:=[Fluoro.D424]">
            <text:p/>
          </table:table-cell>
          <table:table-cell table:style-name="ce1015" table:formula="of:=[Fluoro.D425]">
            <text:p/>
          </table:table-cell>
          <table:table-cell table:style-name="ce1015" table:formula="of:=[Fluoro.D426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415]">
            <text:p/>
          </table:table-cell>
          <table:table-cell table:formula="of:=[Fluoro.E416]">
            <text:p/>
          </table:table-cell>
          <table:table-cell table:formula="of:=[Fluoro.E417]">
            <text:p/>
          </table:table-cell>
          <table:table-cell table:formula="of:=[Fluoro.E418]">
            <text:p/>
          </table:table-cell>
          <table:table-cell table:style-name="ce1015" table:formula="of:=[Fluoro.E419]">
            <text:p/>
          </table:table-cell>
          <table:table-cell table:style-name="ce1015" table:formula="of:=[Fluoro.E420]">
            <text:p/>
          </table:table-cell>
          <table:table-cell table:style-name="ce1015" table:formula="of:=[Fluoro.E421]">
            <text:p/>
          </table:table-cell>
          <table:table-cell table:style-name="ce1015" table:formula="of:=[Fluoro.E422]">
            <text:p/>
          </table:table-cell>
          <table:table-cell table:style-name="ce1015" table:formula="of:=[Fluoro.E423]">
            <text:p/>
          </table:table-cell>
          <table:table-cell table:style-name="ce1015" table:formula="of:=[Fluoro.E424]">
            <text:p/>
          </table:table-cell>
          <table:table-cell table:style-name="ce1015" table:formula="of:=[Fluoro.E425]">
            <text:p/>
          </table:table-cell>
          <table:table-cell table:style-name="ce1015" table:formula="of:=[Fluoro.E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415]">
            <text:p/>
          </table:table-cell>
          <table:table-cell table:formula="of:=[Fluoro.F416]">
            <text:p/>
          </table:table-cell>
          <table:table-cell table:formula="of:=[Fluoro.F417]">
            <text:p/>
          </table:table-cell>
          <table:table-cell table:formula="of:=[Fluoro.F418]">
            <text:p/>
          </table:table-cell>
          <table:table-cell table:style-name="ce1015" table:formula="of:=[Fluoro.F419]">
            <text:p/>
          </table:table-cell>
          <table:table-cell table:style-name="ce1015" table:formula="of:=[Fluoro.F420]">
            <text:p/>
          </table:table-cell>
          <table:table-cell table:style-name="ce1015" table:formula="of:=[Fluoro.F421]">
            <text:p/>
          </table:table-cell>
          <table:table-cell table:style-name="ce1015" table:formula="of:=[Fluoro.F422]">
            <text:p/>
          </table:table-cell>
          <table:table-cell table:style-name="ce1015" table:formula="of:=[Fluoro.F423]">
            <text:p/>
          </table:table-cell>
          <table:table-cell table:style-name="ce1015" table:formula="of:=[Fluoro.F424]">
            <text:p/>
          </table:table-cell>
          <table:table-cell table:style-name="ce1015" table:formula="of:=[Fluoro.F425]">
            <text:p/>
          </table:table-cell>
          <table:table-cell table:style-name="ce1015" table:formula="of:=[Fluoro.F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415]">
            <text:p/>
          </table:table-cell>
          <table:table-cell table:formula="of:=[Fluoro.G416]">
            <text:p/>
          </table:table-cell>
          <table:table-cell table:formula="of:=[Fluoro.G417]">
            <text:p/>
          </table:table-cell>
          <table:table-cell table:formula="of:=[Fluoro.G418]">
            <text:p/>
          </table:table-cell>
          <table:table-cell table:style-name="ce1015" table:formula="of:=[Fluoro.G419]">
            <text:p/>
          </table:table-cell>
          <table:table-cell table:style-name="ce1015" table:formula="of:=[Fluoro.G420]">
            <text:p/>
          </table:table-cell>
          <table:table-cell table:style-name="ce1015" table:formula="of:=[Fluoro.G421]">
            <text:p/>
          </table:table-cell>
          <table:table-cell table:style-name="ce1015" table:formula="of:=[Fluoro.G422]">
            <text:p/>
          </table:table-cell>
          <table:table-cell table:style-name="ce1015" table:formula="of:=[Fluoro.G423]">
            <text:p/>
          </table:table-cell>
          <table:table-cell table:style-name="ce1015" table:formula="of:=[Fluoro.G424]">
            <text:p/>
          </table:table-cell>
          <table:table-cell table:style-name="ce1015" table:formula="of:=[Fluoro.G425]">
            <text:p/>
          </table:table-cell>
          <table:table-cell table:style-name="ce1015" table:formula="of:=[Fluoro.G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415]">
            <text:p/>
          </table:table-cell>
          <table:table-cell table:formula="of:=[Fluoro.H416]">
            <text:p/>
          </table:table-cell>
          <table:table-cell table:formula="of:=[Fluoro.H417]">
            <text:p/>
          </table:table-cell>
          <table:table-cell table:formula="of:=[Fluoro.H418]">
            <text:p/>
          </table:table-cell>
          <table:table-cell table:style-name="ce1015" table:formula="of:=[Fluoro.H419]">
            <text:p/>
          </table:table-cell>
          <table:table-cell table:style-name="ce1015" table:formula="of:=[Fluoro.H420]">
            <text:p/>
          </table:table-cell>
          <table:table-cell table:style-name="ce1015" table:formula="of:=[Fluoro.H421]">
            <text:p/>
          </table:table-cell>
          <table:table-cell table:style-name="ce1015" table:formula="of:=[Fluoro.H422]">
            <text:p/>
          </table:table-cell>
          <table:table-cell table:style-name="ce1015" table:formula="of:=[Fluoro.H423]">
            <text:p/>
          </table:table-cell>
          <table:table-cell table:style-name="ce1015" table:formula="of:=[Fluoro.H424]">
            <text:p/>
          </table:table-cell>
          <table:table-cell table:style-name="ce1015" table:formula="of:=[Fluoro.H425]">
            <text:p/>
          </table:table-cell>
          <table:table-cell table:style-name="ce1015" table:formula="of:=[Fluoro.H426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415]">
            <text:p/>
          </table:table-cell>
          <table:table-cell table:formula="of:=[Fluoro.I416]">
            <text:p/>
          </table:table-cell>
          <table:table-cell table:formula="of:=[Fluoro.I417]">
            <text:p/>
          </table:table-cell>
          <table:table-cell table:formula="of:=[Fluoro.I418]">
            <text:p/>
          </table:table-cell>
          <table:table-cell table:style-name="ce1015" table:formula="of:=[Fluoro.I419]">
            <text:p/>
          </table:table-cell>
          <table:table-cell table:style-name="ce1015" table:formula="of:=[Fluoro.I420]">
            <text:p/>
          </table:table-cell>
          <table:table-cell table:style-name="ce1015" table:formula="of:=[Fluoro.I421]">
            <text:p/>
          </table:table-cell>
          <table:table-cell table:style-name="ce1015" table:formula="of:=[Fluoro.I422]">
            <text:p/>
          </table:table-cell>
          <table:table-cell table:style-name="ce1015" table:formula="of:=[Fluoro.I423]">
            <text:p/>
          </table:table-cell>
          <table:table-cell table:style-name="ce1015" table:formula="of:=[Fluoro.I424]">
            <text:p/>
          </table:table-cell>
          <table:table-cell table:style-name="ce1015" table:formula="of:=[Fluoro.I425]">
            <text:p/>
          </table:table-cell>
          <table:table-cell table:style-name="ce1015" table:formula="of:=[Fluoro.I426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415]">
            <text:p/>
          </table:table-cell>
          <table:table-cell table:formula="of:=[Fluoro.J416]">
            <text:p/>
          </table:table-cell>
          <table:table-cell table:formula="of:=[Fluoro.J417]">
            <text:p/>
          </table:table-cell>
          <table:table-cell table:formula="of:=[Fluoro.J418]">
            <text:p/>
          </table:table-cell>
          <table:table-cell table:style-name="ce1015" table:formula="of:=[Fluoro.J419]">
            <text:p/>
          </table:table-cell>
          <table:table-cell table:style-name="ce1015" table:formula="of:=[Fluoro.J420]">
            <text:p/>
          </table:table-cell>
          <table:table-cell table:style-name="ce1015" table:formula="of:=[Fluoro.J421]">
            <text:p/>
          </table:table-cell>
          <table:table-cell table:style-name="ce1015" table:formula="of:=[Fluoro.J422]">
            <text:p/>
          </table:table-cell>
          <table:table-cell table:style-name="ce1015" table:formula="of:=[Fluoro.J423]">
            <text:p/>
          </table:table-cell>
          <table:table-cell table:style-name="ce1015" table:formula="of:=[Fluoro.J424]">
            <text:p/>
          </table:table-cell>
          <table:table-cell table:style-name="ce1015" table:formula="of:=[Fluoro.J425]">
            <text:p/>
          </table:table-cell>
          <table:table-cell table:style-name="ce1015" table:formula="of:=[Fluoro.J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415]">
            <text:p/>
          </table:table-cell>
          <table:table-cell table:formula="of:=[Fluoro.K416]">
            <text:p/>
          </table:table-cell>
          <table:table-cell table:formula="of:=[Fluoro.K417]">
            <text:p/>
          </table:table-cell>
          <table:table-cell table:formula="of:=[Fluoro.K418]">
            <text:p/>
          </table:table-cell>
          <table:table-cell table:style-name="ce1015" table:formula="of:=[Fluoro.K419]">
            <text:p/>
          </table:table-cell>
          <table:table-cell table:style-name="ce1015" table:formula="of:=[Fluoro.K420]">
            <text:p/>
          </table:table-cell>
          <table:table-cell table:style-name="ce1015" table:formula="of:=[Fluoro.K421]">
            <text:p/>
          </table:table-cell>
          <table:table-cell table:style-name="ce1015" table:formula="of:=[Fluoro.K422]">
            <text:p/>
          </table:table-cell>
          <table:table-cell table:style-name="ce1015" table:formula="of:=[Fluoro.K423]">
            <text:p/>
          </table:table-cell>
          <table:table-cell table:style-name="ce1015" table:formula="of:=[Fluoro.K424]">
            <text:p/>
          </table:table-cell>
          <table:table-cell table:style-name="ce1015" table:formula="of:=[Fluoro.K425]">
            <text:p/>
          </table:table-cell>
          <table:table-cell table:style-name="ce1015" table:formula="of:=[Fluoro.K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415]">
            <text:p/>
          </table:table-cell>
          <table:table-cell table:formula="of:=[Fluoro.L416]">
            <text:p/>
          </table:table-cell>
          <table:table-cell table:formula="of:=[Fluoro.L417]">
            <text:p/>
          </table:table-cell>
          <table:table-cell table:formula="of:=[Fluoro.L418]">
            <text:p/>
          </table:table-cell>
          <table:table-cell table:style-name="ce1015" table:formula="of:=[Fluoro.L419]">
            <text:p/>
          </table:table-cell>
          <table:table-cell table:style-name="ce1015" table:formula="of:=[Fluoro.L420]">
            <text:p/>
          </table:table-cell>
          <table:table-cell table:style-name="ce1015" table:formula="of:=[Fluoro.L421]">
            <text:p/>
          </table:table-cell>
          <table:table-cell table:style-name="ce1015" table:formula="of:=[Fluoro.L422]">
            <text:p/>
          </table:table-cell>
          <table:table-cell table:style-name="ce1015" table:formula="of:=[Fluoro.L423]">
            <text:p/>
          </table:table-cell>
          <table:table-cell table:style-name="ce1015" table:formula="of:=[Fluoro.L424]">
            <text:p/>
          </table:table-cell>
          <table:table-cell table:style-name="ce1015" table:formula="of:=[Fluoro.L425]">
            <text:p/>
          </table:table-cell>
          <table:table-cell table:style-name="ce1015" table:formula="of:=[Fluoro.L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415]">
            <text:p/>
          </table:table-cell>
          <table:table-cell table:formula="of:=[Fluoro.M416]">
            <text:p/>
          </table:table-cell>
          <table:table-cell table:formula="of:=[Fluoro.M417]">
            <text:p/>
          </table:table-cell>
          <table:table-cell table:formula="of:=[Fluoro.M418]">
            <text:p/>
          </table:table-cell>
          <table:table-cell table:style-name="ce1015" table:formula="of:=[Fluoro.M419]">
            <text:p/>
          </table:table-cell>
          <table:table-cell table:style-name="ce1015" table:formula="of:=[Fluoro.M420]">
            <text:p/>
          </table:table-cell>
          <table:table-cell table:style-name="ce1015" table:formula="of:=[Fluoro.M421]">
            <text:p/>
          </table:table-cell>
          <table:table-cell table:style-name="ce1015" table:formula="of:=[Fluoro.M422]">
            <text:p/>
          </table:table-cell>
          <table:table-cell table:style-name="ce1015" table:formula="of:=[Fluoro.M423]">
            <text:p/>
          </table:table-cell>
          <table:table-cell table:style-name="ce1015" table:formula="of:=[Fluoro.M424]">
            <text:p/>
          </table:table-cell>
          <table:table-cell table:style-name="ce1015" table:formula="of:=[Fluoro.M425]">
            <text:p/>
          </table:table-cell>
          <table:table-cell table:style-name="ce1015" table:formula="of:=[Fluoro.M426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405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percentage-style style:name="N165">
      <number:number number:decimal-places="3" loext:min-decimal-places="3" number:min-integer-digits="1"/>
      <number:text>%</number:text>
    </number:percentage-style>
    <number:percentage-style style:name="N166">
      <number:number number:decimal-places="4" loext:min-decimal-places="4" number:min-integer-digits="1"/>
      <number:text>%</number:text>
    </number:percentage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9">
      <number:number number:decimal-places="4" loext:min-decimal-places="3" number:min-integer-digits="1" number:decimal-replacement=""/>
    </number:number-style>
    <number:number-style style:name="N180">
      <number:number number:decimal-places="2" loext:min-decimal-places="1" number:min-integer-digits="1" number:decimal-replacement="" number:grouping="true"/>
    </number:number-style>
    <number:number-style style:name="N181">
      <number:number number:decimal-places="2" loext:min-decimal-places="1" number:min-integer-digits="1" number:decimal-replacement=""/>
    </number:number-style>
    <number:number-style style:name="N182">
      <number:number number:decimal-places="2" loext:min-decimal-places="0" number:min-integer-digits="0" number:decimal-replacement=""/>
    </number:number-style>
    <number:number-style style:name="N183">
      <number:number number:decimal-places="1" loext:min-decimal-places="1" number:min-integer-digits="1" number:grouping="true"/>
    </number:number-style>
    <number:number-style style:name="N184">
      <number:number number:decimal-places="0" loext:min-decimal-places="0" number:min-integer-digits="1"/>
      <number:text> kVp</number:text>
    </number:number-style>
    <number:number-style style:name="N185">
      <number:number number:decimal-places="0" loext:min-decimal-places="0" number:min-integer-digits="1"/>
      <number:text>kVp</number:text>
    </number:number-style>
    <number:number-style style:name="N186">
      <number:number number:decimal-places="0" loext:min-decimal-places="0" number:min-integer-digits="1"/>
      <number:text>  ms</number:text>
    </number:number-style>
    <number:number-style style:name="N187">
      <number:number number:decimal-places="3" loext:min-decimal-places="1" number:min-integer-digits="1" number:decimal-replacement=""/>
    </number:number-style>
    <number:number-style style:name="N188">
      <number:number number:decimal-places="1" loext:min-decimal-places="1" number:min-integer-digits="0"/>
    </number:number-style>
    <number:number-style style:name="N189">
      <number:number number:decimal-places="2" loext:min-decimal-places="1" number:min-integer-digits="0" number:decimal-replacement=""/>
    </number:number-style>
    <number:number-style style:name="N190">
      <number:number number:decimal-places="1" loext:min-decimal-places="0" number:min-integer-digits="0" number:decimal-replacement=""/>
    </number:number-style>
    <number:date-style style:name="N191">
      <number:month number:textual="true"/>
      <number:text>-</number:text>
      <number:day number:style="long"/>
      <number:text>-</number:text>
      <number:year/>
    </number:date-style>
    <number:number-style style:name="N192">
      <number:number number:decimal-places="0" loext:min-decimal-places="0" number:min-integer-digits="1"/>
      <number:text> in.</number:text>
    </number:number-style>
    <number:number-style style:name="N193">
      <number:number number:decimal-places="0" loext:min-decimal-places="0" number:min-integer-digits="1"/>
      <number:text>cm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5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5" number:language="en" number:country="US">
      <number:text-content/>
      <style:map style:condition="value()&lt;=1.79769313486232E+308" style:apply-style-name="N10145P0"/>
    </number:text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style:font-name="Times New Roman" fo:font-family="'Times New Roman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ccffcc"/>
      <style:text-properties fo:color="#00800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6_5f_2" style:display-name="Excel_CondFormat_1_36_2" style:family="table-cell" style:parent-style-name="Default">
      <style:table-cell-properties fo:background-color="#ccffcc"/>
      <style:text-properties fo:color="#008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page-layout style:name="Mpm4">
      <style:page-layout-properties style:num-format="1" style:print-orientation="portrait" fo:margin-top="13mm" fo:margin-bottom="13mm" fo:margin-left="13mm" fo:margin-right="13mm" style:first-page-number="continue" style:scale-to="95%" style:table-centering="horizontal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svg:height="0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4:12:56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" style:display-name="PageStyle_Gen_form" style:page-layout-name="Mpm4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9-03-05T14:13:46.571000000</dc:date>
    <meta:editing-duration>P2DT18H39M29S</meta:editing-duration>
    <meta:editing-cycles>521</meta:editing-cycles>
    <meta:generator>LibreOffice/6.2.0.3$Windows_X86_64 LibreOffice_project/98c6a8a1c6c7b144ce3cc729e34964b47ce25d62</meta:generator>
    <dc:creator>Eugene Mah</dc:creator>
    <meta:printed-by>Eugene Mah</meta:printed-by>
    <meta:print-date>2018-08-16T14:15:28.933000000</meta:print-date>
    <meta:document-statistic meta:table-count="5" meta:cell-count="736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'Times New Roman'" style:font-style-name="Bold" style:font-family-generic="roman" fo:font-size="16pt" fo:font-weight="bold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6.564cm" xlink:href=".." xlink:type="simple" chart:class="chart:scatter" chart:style-name="ch1">
        <chart:title svg:x="9.515cm" svg:y="0.467cm" chart:style-name="ch2">
          <text:p>Half Value Layer</text:p>
        </chart:title>
        <chart:plot-area chart:style-name="ch3" table:cell-range-address="Tables.I77:Tables.J82 Fluoro.C135:Fluoro.C135" chart:data-source-has-labels="row" svg:x="1.622cm" svg:y="1.771cm" svg:width="21.299cm" svg:height="13.337cm">
          <chartooo:coordinate-region svg:x="2.058cm" svg:y="1.971cm" svg:width="20.584cm" svg:height="12.49cm"/>
          <chart:axis chart:dimension="x" chart:name="primary-x" chart:style-name="ch4">
            <chart:title svg:x="11.613cm" svg:y="15.439cm" chart:style-name="ch5">
              <text:p>mm Al</text:p>
            </chart:title>
          </chart:axis>
          <chart:axis chart:dimension="y" chart:name="primary-y" chart:style-name="ch6">
            <chart:title svg:x="0.451cm" svg:y="10.725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C135:Fluoro.C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C135:Fluoro.C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2.974cm" xlink:href=".." xlink:type="simple" chart:class="chart:scatter" chart:style-name="ch1">
        <chart:title svg:x="9.364cm" svg:y="0.395cm" chart:style-name="ch2">
          <text:p>Radiation Output</text:p>
        </chart:title>
        <chart:legend svg:x="19.447cm" svg:y="4.251cm" style:legend-expansion="custom" chartooo:width="3.594cm" chartooo:height="2.402cm" style:legend-expansion-aspect-ratio="1.496253122398" chart:style-name="ch3"/>
        <chart:plot-area chart:style-name="ch4" table:cell-range-address="Tables.R3:Tables.T50" chart:data-source-has-labels="row" svg:x="1.884cm" svg:y="1.627cm" svg:width="17.75cm" svg:height="9.962cm">
          <chartooo:coordinate-region svg:x="2.505cm" svg:y="1.826cm" svg:width="16.942cm" svg:height="9.116cm"/>
          <chart:axis chart:dimension="x" chart:name="primary-x" chart:style-name="ch5">
            <chart:title svg:x="10.418cm" svg:y="11.848cm" chart:style-name="ch6">
              <text:p>kV</text:p>
            </chart:title>
          </chart:axis>
          <chart:axis chart:dimension="y" chart:name="primary-y" chart:style-name="ch7">
            <chart:title svg:x="0.716cm" svg:y="7.862cm" chart:style-name="ch8">
              <text:p>mGy/mA-min</text:p>
            </chart:title>
            <chart:grid chart:style-name="ch9" chart:class="major"/>
          </chart:axis>
          <chart:series chart:style-name="ch10" chart:values-cell-range-address="Tables.S3:Tables.S50" loext:label-string="&quot;Fluoro&quot;" chart:class="chart:scatter">
            <chart:domain table:cell-range-address="Tables.R3:Tables.R50"/>
            <chart:data-point chart:repeated="48"/>
          </chart:series>
          <chart:series chart:style-name="ch11" chart:values-cell-range-address="Tables.T3:Tables.T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7.3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621cm" svg:y="1.681cm" svg:width="18.284cm" svg:height="11.247cm">
          <chartooo:coordinate-region svg:x="2.507cm" svg:y="1.88cm" svg:width="16.987cm" svg:height="10.401cm"/>
          <chart:axis chart:dimension="x" chart:name="primary-x" chart:style-name="ch5">
            <chart:title svg:x="8.544cm" svg:y="13.214cm" chart:style-name="ch6">
              <text:p>Attenuator thickness (cm)</text:p>
            </chart:title>
          </chart:axis>
          <chart:axis chart:dimension="y" chart:name="primary-y" chart:style-name="ch5">
            <chart:title svg:x="0.451cm" svg:y="8.17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3.266cm" xlink:href=".." xlink:type="simple" chart:class="chart:scatter" chart:style-name="ch1">
        <chart:title svg:x="9.364cm" svg:y="0.401cm" chart:style-name="ch2">
          <text:p>Radiation Output</text:p>
        </chart:title>
        <chart:legend svg:x="19.66cm" svg:y="4.517cm" style:legend-expansion="custom" chartooo:width="3.557cm" chartooo:height="2.347cm" style:legend-expansion-aspect-ratio="1.51555176821474" chart:style-name="ch3"/>
        <chart:plot-area chart:style-name="ch4" table:cell-range-address="Tables.Z3:Tables.AB50" chart:data-source-has-labels="row" svg:x="0.824cm" svg:y="1.439cm" svg:width="19.02cm" svg:height="10.434cm">
          <chartooo:coordinate-region svg:x="1.445cm" svg:y="1.638cm" svg:width="18.212cm" svg:height="9.588cm"/>
          <chart:axis chart:dimension="x" chart:name="primary-x" chart:style-name="ch5">
            <chart:title svg:x="9.993cm" svg:y="12.138cm" chart:style-name="ch6">
              <text:p>kV</text:p>
            </chart:title>
          </chart:axis>
          <chart:axis chart:dimension="y" chart:name="primary-y" chart:style-name="ch7">
            <chart:title svg:x="0cm" svg:y="7.91cm" chart:style-name="ch8">
              <text:p>mGy/mA-min</text:p>
            </chart:title>
            <chart:grid chart:style-name="ch9" chart:class="major"/>
          </chart:axis>
          <chart:series chart:style-name="ch10" chart:values-cell-range-address="Tables.AA3:Tables.AA50" loext:label-string="&quot;Fluoro&quot;" chart:class="chart:scatter">
            <chart:domain table:cell-range-address="Tables.Z3:Tables.Z50"/>
            <chart:data-point chart:repeated="48"/>
          </chart:series>
          <chart:series chart:style-name="ch11" chart:values-cell-range-address="Tables.AB3:Tables.AB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7.3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621cm" svg:y="1.683cm" svg:width="18.284cm" svg:height="11.294cm">
          <chartooo:coordinate-region svg:x="2.507cm" svg:y="1.882cm" svg:width="16.987cm" svg:height="10.448cm"/>
          <chart:axis chart:dimension="x" chart:name="primary-x" chart:style-name="ch5">
            <chart:title svg:x="8.544cm" svg:y="13.264cm" chart:style-name="ch6">
              <text:p>Attenuator thickness (cm)</text:p>
            </chart:title>
          </chart:axis>
          <chart:axis chart:dimension="y" chart:name="primary-y" chart:style-name="ch5">
            <chart:title svg:x="0.451cm" svg:y="8.2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8.548cm" svg:y="0.414cm" chart:style-name="ch2">
          <text:p>Contrast Detail Diagram</text:p>
        </chart:title>
        <chart:plot-area chart:style-name="ch3" table:cell-range-address="Tables.B47:Tables.B58 Fluoro.D414:Fluoro.H426" chart:data-source-has-labels="row" svg:x="0.464cm" svg:y="1.665cm" svg:width="22.301cm" svg:height="10.881cm">
          <chartooo:coordinate-region svg:x="1.35cm" svg:y="1.864cm" svg:width="21.135cm" svg:height="10.035cm"/>
          <chart:axis chart:dimension="x" chart:name="primary-x" chart:style-name="ch4">
            <chart:title svg:x="9.765cm" svg:y="12.824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415:Fluoro.D426" chart:label-cell-address="Fluoro.D414:Fluoro.D414" chart:class="chart:scatter">
            <chart:domain table:cell-range-address="Tables.B47:Tables.B58"/>
            <chart:data-point chart:repeated="12"/>
          </chart:series>
          <chart:series chart:style-name="ch9" chart:values-cell-range-address="Fluoro.E415:Fluoro.E426" chart:label-cell-address="Fluoro.E414:Fluoro.E414" chart:class="chart:scatter">
            <chart:data-point chart:repeated="12"/>
          </chart:series>
          <chart:series chart:style-name="ch10" chart:values-cell-range-address="Fluoro.F415:Fluoro.F426" chart:label-cell-address="Fluoro.F414:Fluoro.F414" chart:class="chart:scatter">
            <chart:data-point chart:repeated="12"/>
          </chart:series>
          <chart:series chart:style-name="ch11" chart:values-cell-range-address="Fluoro.G415:Fluoro.G426" chart:label-cell-address="Fluoro.G414:Fluoro.G414" chart:class="chart:scatter">
            <chart:data-point chart:repeated="12"/>
          </chart:series>
          <chart:series chart:style-name="ch12" chart:values-cell-range-address="Fluoro.H415:Fluoro.H426" chart:label-cell-address="Fluoro.H414:Fluoro.H414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414:Fluoro.D414</svg:desc>
                </draw:g>
              </table:table-cell>
              <table:table-cell office:value-type="string">
                <text:p/>
                <draw:g>
                  <svg:desc>Fluoro.E414:Fluoro.E414</svg:desc>
                </draw:g>
              </table:table-cell>
              <table:table-cell office:value-type="string">
                <text:p/>
                <draw:g>
                  <svg:desc>Fluoro.F414:Fluoro.F414</svg:desc>
                </draw:g>
              </table:table-cell>
              <table:table-cell office:value-type="string">
                <text:p/>
                <draw:g>
                  <svg:desc>Fluoro.G414:Fluoro.G414</svg:desc>
                </draw:g>
              </table:table-cell>
              <table:table-cell office:value-type="string">
                <text:p/>
                <draw:g>
                  <svg:desc>Fluoro.H414:Fluoro.H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415:Fluoro.D426</svg:desc>
                </draw:g>
              </table:table-cell>
              <table:table-cell office:value-type="float" office:value="NaN">
                <text:p>NaN</text:p>
                <draw:g>
                  <svg:desc>Fluoro.E415:Fluoro.E426</svg:desc>
                </draw:g>
              </table:table-cell>
              <table:table-cell office:value-type="float" office:value="NaN">
                <text:p>NaN</text:p>
                <draw:g>
                  <svg:desc>Fluoro.F415:Fluoro.F426</svg:desc>
                </draw:g>
              </table:table-cell>
              <table:table-cell office:value-type="float" office:value="NaN">
                <text:p>NaN</text:p>
                <draw:g>
                  <svg:desc>Fluoro.G415:Fluoro.G426</svg:desc>
                </draw:g>
              </table:table-cell>
              <table:table-cell office:value-type="float" office:value="NaN">
                <text:p>NaN</text:p>
                <draw:g>
                  <svg:desc>Fluoro.H415:Fluoro.H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152cm" svg:y="0.415cm" chart:style-name="ch2">
          <text:p>Threshold Detection Index</text:p>
        </chart:title>
        <chart:plot-area chart:style-name="ch3" table:cell-range-address="Tables.C47:Tables.C58 Fluoro.I414:Fluoro.M426" chart:data-source-has-labels="row" svg:x="0.457cm" svg:y="1.667cm" svg:width="21.944cm" svg:height="10.88cm">
          <chartooo:coordinate-region svg:x="1.078cm" svg:y="1.866cm" svg:width="21.136cm" svg:height="10.034cm"/>
          <chart:axis chart:dimension="x" chart:name="primary-x" chart:style-name="ch4">
            <chart:title svg:x="10.017cm" svg:y="12.826cm" chart:style-name="ch5">
              <text:p>sqrt(Detail are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luoro.I415:Fluoro.I426" chart:label-cell-address="Fluoro.I414:Fluoro.I414" chart:class="chart:scatter">
            <chart:domain table:cell-range-address="Tables.C47:Tables.C58"/>
            <chart:data-point chart:repeated="12"/>
          </chart:series>
          <chart:series chart:style-name="ch8" chart:values-cell-range-address="Fluoro.J415:Fluoro.J426" chart:label-cell-address="Fluoro.J414:Fluoro.J414" chart:class="chart:scatter">
            <chart:data-point chart:repeated="12"/>
          </chart:series>
          <chart:series chart:style-name="ch9" chart:values-cell-range-address="Fluoro.K415:Fluoro.K426" chart:label-cell-address="Fluoro.K414:Fluoro.K414" chart:class="chart:scatter">
            <chart:data-point chart:repeated="12"/>
          </chart:series>
          <chart:series chart:style-name="ch10" chart:values-cell-range-address="Fluoro.L415:Fluoro.L426" chart:label-cell-address="Fluoro.L414:Fluoro.L414" chart:class="chart:scatter">
            <chart:data-point chart:repeated="12"/>
          </chart:series>
          <chart:series chart:style-name="ch11" chart:values-cell-range-address="Fluoro.M415:Fluoro.M426" chart:label-cell-address="Fluoro.M414:Fluoro.M4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414:Fluoro.I414</svg:desc>
                </draw:g>
              </table:table-cell>
              <table:table-cell office:value-type="string">
                <text:p/>
                <draw:g>
                  <svg:desc>Fluoro.J414:Fluoro.J414</svg:desc>
                </draw:g>
              </table:table-cell>
              <table:table-cell office:value-type="string">
                <text:p/>
                <draw:g>
                  <svg:desc>Fluoro.K414:Fluoro.K414</svg:desc>
                </draw:g>
              </table:table-cell>
              <table:table-cell office:value-type="string">
                <text:p/>
                <draw:g>
                  <svg:desc>Fluoro.L414:Fluoro.L414</svg:desc>
                </draw:g>
              </table:table-cell>
              <table:table-cell office:value-type="string">
                <text:p/>
                <draw:g>
                  <svg:desc>Fluoro.M414:Fluoro.M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415:Fluoro.I426</svg:desc>
                </draw:g>
              </table:table-cell>
              <table:table-cell office:value-type="float" office:value="NaN">
                <text:p>NaN</text:p>
                <draw:g>
                  <svg:desc>Fluoro.J415:Fluoro.J426</svg:desc>
                </draw:g>
              </table:table-cell>
              <table:table-cell office:value-type="float" office:value="NaN">
                <text:p>NaN</text:p>
                <draw:g>
                  <svg:desc>Fluoro.K415:Fluoro.K426</svg:desc>
                </draw:g>
              </table:table-cell>
              <table:table-cell office:value-type="float" office:value="NaN">
                <text:p>NaN</text:p>
                <draw:g>
                  <svg:desc>Fluoro.L415:Fluoro.L426</svg:desc>
                </draw:g>
              </table:table-cell>
              <table:table-cell office:value-type="float" office:value="NaN">
                <text:p>NaN</text:p>
                <draw:g>
                  <svg:desc>Fluoro.M415:Fluoro.M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